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7.014cm" fo:margin-left="-0.016cm" fo:margin-right="0cm" table:align="margins"/>
    </style:style>
    <style:style style:name="Tableau1.A" style:family="table-column">
      <style:table-column-properties style:column-width="4.6cm" style:rel-column-width="17718*"/>
    </style:style>
    <style:style style:name="Tableau1.B" style:family="table-column">
      <style:table-column-properties style:column-width="2.062cm" style:rel-column-width="7942*"/>
    </style:style>
    <style:style style:name="Tableau1.C" style:family="table-column">
      <style:table-column-properties style:column-width="0.478cm" style:rel-column-width="1841*"/>
    </style:style>
    <style:style style:name="Tableau1.D" style:family="table-column">
      <style:table-column-properties style:column-width="1.08cm" style:rel-column-width="4157*"/>
    </style:style>
    <style:style style:name="Tableau1.E" style:family="table-column">
      <style:table-column-properties style:column-width="8.795cm" style:rel-column-width="33877*"/>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1.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2" style:family="table">
      <style:table-properties style:width="17.014cm" fo:margin-left="-0.016cm" fo:margin-right="0cm" table:align="margins"/>
    </style:style>
    <style:style style:name="Tableau2.A" style:family="table-column">
      <style:table-column-properties style:column-width="4.602cm" style:rel-column-width="17725*"/>
    </style:style>
    <style:style style:name="Tableau2.B" style:family="table-column">
      <style:table-column-properties style:column-width="2.064cm" style:rel-column-width="7948*"/>
    </style:style>
    <style:style style:name="Tableau2.C" style:family="table-column">
      <style:table-column-properties style:column-width="0.48cm" style:rel-column-width="1847*"/>
    </style:style>
    <style:style style:name="Tableau2.D" style:family="table-column">
      <style:table-column-properties style:column-width="1.081cm" style:rel-column-width="4164*"/>
    </style:style>
    <style:style style:name="Tableau2.E" style:family="table-column">
      <style:table-column-properties style:column-width="8.788cm" style:rel-column-width="33851*"/>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7.014cm" fo:margin-left="-0.016cm" fo:margin-right="0cm" table:align="margins"/>
    </style:style>
    <style:style style:name="Tableau3.A" style:family="table-column">
      <style:table-column-properties style:column-width="4.602cm" style:rel-column-width="17725*"/>
    </style:style>
    <style:style style:name="Tableau3.B" style:family="table-column">
      <style:table-column-properties style:column-width="2.064cm" style:rel-column-width="7948*"/>
    </style:style>
    <style:style style:name="Tableau3.C" style:family="table-column">
      <style:table-column-properties style:column-width="0.48cm" style:rel-column-width="1847*"/>
    </style:style>
    <style:style style:name="Tableau3.D" style:family="table-column">
      <style:table-column-properties style:column-width="1.081cm" style:rel-column-width="4164*"/>
    </style:style>
    <style:style style:name="Tableau3.E" style:family="table-column">
      <style:table-column-properties style:column-width="8.788cm" style:rel-column-width="33851*"/>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3.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3.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4" style:family="table">
      <style:table-properties style:width="16.988cm" fo:margin-left="0.011cm" fo:margin-right="0cm" table:align="margins"/>
    </style:style>
    <style:style style:name="Tableau4.A" style:family="table-column">
      <style:table-column-properties style:column-width="4.577cm" style:rel-column-width="17657*"/>
    </style:style>
    <style:style style:name="Tableau4.B" style:family="table-column">
      <style:table-column-properties style:column-width="2.064cm" style:rel-column-width="7961*"/>
    </style:style>
    <style:style style:name="Tableau4.C" style:family="table-column">
      <style:table-column-properties style:column-width="0.476cm" style:rel-column-width="1837*"/>
    </style:style>
    <style:style style:name="Tableau4.D" style:family="table-column">
      <style:table-column-properties style:column-width="1.085cm" style:rel-column-width="4184*"/>
    </style:style>
    <style:style style:name="Tableau4.E" style:family="table-column">
      <style:table-column-properties style:column-width="8.786cm" style:rel-column-width="3389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4.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4.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5" style:family="table">
      <style:table-properties style:width="17.014cm" fo:margin-left="-0.016cm" fo:margin-right="0cm" table:align="margins"/>
    </style:style>
    <style:style style:name="Tableau5.A" style:family="table-column">
      <style:table-column-properties style:column-width="4.602cm" style:rel-column-width="17725*"/>
    </style:style>
    <style:style style:name="Tableau5.B" style:family="table-column">
      <style:table-column-properties style:column-width="2.064cm" style:rel-column-width="7948*"/>
    </style:style>
    <style:style style:name="Tableau5.C" style:family="table-column">
      <style:table-column-properties style:column-width="0.48cm" style:rel-column-width="1847*"/>
    </style:style>
    <style:style style:name="Tableau5.D" style:family="table-column">
      <style:table-column-properties style:column-width="1.081cm" style:rel-column-width="4164*"/>
    </style:style>
    <style:style style:name="Tableau5.E" style:family="table-column">
      <style:table-column-properties style:column-width="8.788cm" style:rel-column-width="33851*"/>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014cm" fo:margin-left="-0.016cm" fo:margin-right="0cm" table:align="margins"/>
    </style:style>
    <style:style style:name="Tableau6.A" style:family="table-column">
      <style:table-column-properties style:column-width="4.602cm" style:rel-column-width="17725*"/>
    </style:style>
    <style:style style:name="Tableau6.B" style:family="table-column">
      <style:table-column-properties style:column-width="2.064cm" style:rel-column-width="7948*"/>
    </style:style>
    <style:style style:name="Tableau6.C" style:family="table-column">
      <style:table-column-properties style:column-width="0.48cm" style:rel-column-width="1847*"/>
    </style:style>
    <style:style style:name="Tableau6.D" style:family="table-column">
      <style:table-column-properties style:column-width="1.081cm" style:rel-column-width="4164*"/>
    </style:style>
    <style:style style:name="Tableau6.E" style:family="table-column">
      <style:table-column-properties style:column-width="8.788cm" style:rel-column-width="33851*"/>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6.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7" style:family="table">
      <style:table-properties style:width="17.014cm" fo:margin-left="-0.016cm" fo:margin-right="0cm" table:align="margins"/>
    </style:style>
    <style:style style:name="Tableau7.A" style:family="table-column">
      <style:table-column-properties style:column-width="4.602cm" style:rel-column-width="17725*"/>
    </style:style>
    <style:style style:name="Tableau7.B" style:family="table-column">
      <style:table-column-properties style:column-width="2.064cm" style:rel-column-width="7948*"/>
    </style:style>
    <style:style style:name="Tableau7.C" style:family="table-column">
      <style:table-column-properties style:column-width="0.48cm" style:rel-column-width="1847*"/>
    </style:style>
    <style:style style:name="Tableau7.D" style:family="table-column">
      <style:table-column-properties style:column-width="1.081cm" style:rel-column-width="4164*"/>
    </style:style>
    <style:style style:name="Tableau7.E" style:family="table-column">
      <style:table-column-properties style:column-width="8.788cm" style:rel-column-width="33851*"/>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7.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7.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7.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8" style:family="table">
      <style:table-properties style:width="17.014cm" fo:margin-left="-0.016cm" fo:margin-right="0cm" table:align="margins"/>
    </style:style>
    <style:style style:name="Tableau8.A" style:family="table-column">
      <style:table-column-properties style:column-width="4.602cm" style:rel-column-width="17725*"/>
    </style:style>
    <style:style style:name="Tableau8.B" style:family="table-column">
      <style:table-column-properties style:column-width="2.064cm" style:rel-column-width="7948*"/>
    </style:style>
    <style:style style:name="Tableau8.C" style:family="table-column">
      <style:table-column-properties style:column-width="0.48cm" style:rel-column-width="1847*"/>
    </style:style>
    <style:style style:name="Tableau8.D" style:family="table-column">
      <style:table-column-properties style:column-width="1.081cm" style:rel-column-width="4164*"/>
    </style:style>
    <style:style style:name="Tableau8.E" style:family="table-column">
      <style:table-column-properties style:column-width="8.788cm" style:rel-column-width="33851*"/>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8.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8.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8.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9" style:family="table">
      <style:table-properties style:width="17.014cm" fo:margin-left="-0.016cm" fo:margin-right="0cm" table:align="margins"/>
    </style:style>
    <style:style style:name="Tableau9.A" style:family="table-column">
      <style:table-column-properties style:column-width="4.602cm" style:rel-column-width="17725*"/>
    </style:style>
    <style:style style:name="Tableau9.B" style:family="table-column">
      <style:table-column-properties style:column-width="2.064cm" style:rel-column-width="7948*"/>
    </style:style>
    <style:style style:name="Tableau9.C" style:family="table-column">
      <style:table-column-properties style:column-width="0.48cm" style:rel-column-width="1847*"/>
    </style:style>
    <style:style style:name="Tableau9.D" style:family="table-column">
      <style:table-column-properties style:column-width="1.081cm" style:rel-column-width="4164*"/>
    </style:style>
    <style:style style:name="Tableau9.E" style:family="table-column">
      <style:table-column-properties style:column-width="8.788cm" style:rel-column-width="33851*"/>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9.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9.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9.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0" style:family="table">
      <style:table-properties style:width="17.014cm" fo:margin-left="-0.016cm" fo:margin-right="0cm" table:align="margins"/>
    </style:style>
    <style:style style:name="Tableau10.A" style:family="table-column">
      <style:table-column-properties style:column-width="4.602cm" style:rel-column-width="17725*"/>
    </style:style>
    <style:style style:name="Tableau10.B" style:family="table-column">
      <style:table-column-properties style:column-width="2.064cm" style:rel-column-width="7948*"/>
    </style:style>
    <style:style style:name="Tableau10.C" style:family="table-column">
      <style:table-column-properties style:column-width="0.48cm" style:rel-column-width="1847*"/>
    </style:style>
    <style:style style:name="Tableau10.D" style:family="table-column">
      <style:table-column-properties style:column-width="1.081cm" style:rel-column-width="4164*"/>
    </style:style>
    <style:style style:name="Tableau10.E" style:family="table-column">
      <style:table-column-properties style:column-width="8.788cm" style:rel-column-width="33851*"/>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0.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0.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0.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1" style:family="table">
      <style:table-properties style:width="16.988cm" fo:margin-left="0.011cm" fo:margin-right="0cm" table:align="margins"/>
    </style:style>
    <style:style style:name="Tableau11.A" style:family="table-column">
      <style:table-column-properties style:column-width="4.602cm" style:rel-column-width="17753*"/>
    </style:style>
    <style:style style:name="Tableau11.B" style:family="table-column">
      <style:table-column-properties style:column-width="2.062cm" style:rel-column-width="7954*"/>
    </style:style>
    <style:style style:name="Tableau11.C" style:family="table-column">
      <style:table-column-properties style:column-width="0.478cm" style:rel-column-width="1844*"/>
    </style:style>
    <style:style style:name="Tableau11.D" style:family="table-column">
      <style:table-column-properties style:column-width="1.08cm" style:rel-column-width="4164*"/>
    </style:style>
    <style:style style:name="Tableau11.E" style:family="table-column">
      <style:table-column-properties style:column-width="8.767cm" style:rel-column-width="33820*"/>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1.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1.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1.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2" style:family="table">
      <style:table-properties style:width="17.014cm" fo:margin-left="-0.016cm" fo:margin-right="0cm" table:align="margins"/>
    </style:style>
    <style:style style:name="Tableau12.A" style:family="table-column">
      <style:table-column-properties style:column-width="4.602cm" style:rel-column-width="17725*"/>
    </style:style>
    <style:style style:name="Tableau12.B" style:family="table-column">
      <style:table-column-properties style:column-width="2.064cm" style:rel-column-width="7948*"/>
    </style:style>
    <style:style style:name="Tableau12.C" style:family="table-column">
      <style:table-column-properties style:column-width="0.48cm" style:rel-column-width="1847*"/>
    </style:style>
    <style:style style:name="Tableau12.D" style:family="table-column">
      <style:table-column-properties style:column-width="1.081cm" style:rel-column-width="4164*"/>
    </style:style>
    <style:style style:name="Tableau12.E" style:family="table-column">
      <style:table-column-properties style:column-width="8.788cm" style:rel-column-width="33851*"/>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E2" style:family="table-cell">
      <style:table-cell-properties fo:padding="0.097cm" fo:border-left="0.002cm solid #000000" fo:border-right="0.002cm solid #000000" fo:border-top="none" fo:border-bottom="0.002cm solid #000000"/>
    </style:style>
    <style:style style:name="Tableau1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2.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7.014cm" fo:margin-left="-0.016cm" fo:margin-right="0cm" table:align="margins"/>
    </style:style>
    <style:style style:name="Tableau13.A" style:family="table-column">
      <style:table-column-properties style:column-width="4.602cm" style:rel-column-width="17725*"/>
    </style:style>
    <style:style style:name="Tableau13.B" style:family="table-column">
      <style:table-column-properties style:column-width="2.064cm" style:rel-column-width="7948*"/>
    </style:style>
    <style:style style:name="Tableau13.C" style:family="table-column">
      <style:table-column-properties style:column-width="0.48cm" style:rel-column-width="1847*"/>
    </style:style>
    <style:style style:name="Tableau13.D" style:family="table-column">
      <style:table-column-properties style:column-width="1.081cm" style:rel-column-width="4164*"/>
    </style:style>
    <style:style style:name="Tableau13.E" style:family="table-column">
      <style:table-column-properties style:column-width="8.788cm" style:rel-column-width="33851*"/>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E2" style:family="table-cell">
      <style:table-cell-properties fo:padding="0.097cm" fo:border-left="0.002cm solid #000000" fo:border-right="0.002cm solid #000000" fo:border-top="none" fo:border-bottom="0.002cm solid #000000"/>
    </style:style>
    <style:style style:name="Tableau1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3.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3.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4" style:family="table">
      <style:table-properties style:width="17.014cm" fo:margin-left="-0.016cm" fo:margin-right="0cm" table:align="margins"/>
    </style:style>
    <style:style style:name="Tableau14.A" style:family="table-column">
      <style:table-column-properties style:column-width="4.602cm" style:rel-column-width="17725*"/>
    </style:style>
    <style:style style:name="Tableau14.B" style:family="table-column">
      <style:table-column-properties style:column-width="2.064cm" style:rel-column-width="7948*"/>
    </style:style>
    <style:style style:name="Tableau14.C" style:family="table-column">
      <style:table-column-properties style:column-width="0.48cm" style:rel-column-width="1847*"/>
    </style:style>
    <style:style style:name="Tableau14.D" style:family="table-column">
      <style:table-column-properties style:column-width="1.081cm" style:rel-column-width="4164*"/>
    </style:style>
    <style:style style:name="Tableau14.E" style:family="table-column">
      <style:table-column-properties style:column-width="8.788cm" style:rel-column-width="33851*"/>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4.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4.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4.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5" style:family="table">
      <style:table-properties style:width="17.014cm" fo:margin-left="-0.016cm" fo:margin-right="0cm" table:align="margins"/>
    </style:style>
    <style:style style:name="Tableau15.A" style:family="table-column">
      <style:table-column-properties style:column-width="4.602cm" style:rel-column-width="17725*"/>
    </style:style>
    <style:style style:name="Tableau15.B" style:family="table-column">
      <style:table-column-properties style:column-width="2.064cm" style:rel-column-width="7948*"/>
    </style:style>
    <style:style style:name="Tableau15.C" style:family="table-column">
      <style:table-column-properties style:column-width="0.48cm" style:rel-column-width="1847*"/>
    </style:style>
    <style:style style:name="Tableau15.D" style:family="table-column">
      <style:table-column-properties style:column-width="1.081cm" style:rel-column-width="4164*"/>
    </style:style>
    <style:style style:name="Tableau15.E" style:family="table-column">
      <style:table-column-properties style:column-width="8.788cm" style:rel-column-width="33851*"/>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E2" style:family="table-cell">
      <style:table-cell-properties fo:padding="0.097cm" fo:border-left="0.002cm solid #000000" fo:border-right="0.002cm solid #000000" fo:border-top="none" fo:border-bottom="0.002cm solid #000000"/>
    </style:style>
    <style:style style:name="Tableau1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5.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5.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6" style:family="table">
      <style:table-properties style:width="17.014cm" fo:margin-left="-0.016cm" fo:margin-right="0cm" table:align="margins"/>
    </style:style>
    <style:style style:name="Tableau16.A" style:family="table-column">
      <style:table-column-properties style:column-width="4.602cm" style:rel-column-width="17725*"/>
    </style:style>
    <style:style style:name="Tableau16.B" style:family="table-column">
      <style:table-column-properties style:column-width="2.064cm" style:rel-column-width="7948*"/>
    </style:style>
    <style:style style:name="Tableau16.C" style:family="table-column">
      <style:table-column-properties style:column-width="0.48cm" style:rel-column-width="1847*"/>
    </style:style>
    <style:style style:name="Tableau16.D" style:family="table-column">
      <style:table-column-properties style:column-width="1.081cm" style:rel-column-width="4164*"/>
    </style:style>
    <style:style style:name="Tableau16.E" style:family="table-column">
      <style:table-column-properties style:column-width="8.788cm" style:rel-column-width="33851*"/>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6.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6.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7" style:family="table">
      <style:table-properties style:width="17.014cm" fo:margin-left="-0.016cm" fo:margin-right="0cm" table:align="margins"/>
    </style:style>
    <style:style style:name="Tableau17.A" style:family="table-column">
      <style:table-column-properties style:column-width="4.602cm" style:rel-column-width="17725*"/>
    </style:style>
    <style:style style:name="Tableau17.B" style:family="table-column">
      <style:table-column-properties style:column-width="2.064cm" style:rel-column-width="7948*"/>
    </style:style>
    <style:style style:name="Tableau17.C" style:family="table-column">
      <style:table-column-properties style:column-width="0.48cm" style:rel-column-width="1847*"/>
    </style:style>
    <style:style style:name="Tableau17.D" style:family="table-column">
      <style:table-column-properties style:column-width="1.081cm" style:rel-column-width="4164*"/>
    </style:style>
    <style:style style:name="Tableau17.E" style:family="table-column">
      <style:table-column-properties style:column-width="8.788cm" style:rel-column-width="33851*"/>
    </style:style>
    <style:style style:name="Tableau17.A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7.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7.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style:width="17.014cm" fo:margin-left="-0.016cm" fo:margin-right="0cm" table:align="margins"/>
    </style:style>
    <style:style style:name="Tableau18.A" style:family="table-column">
      <style:table-column-properties style:column-width="4.602cm" style:rel-column-width="17725*"/>
    </style:style>
    <style:style style:name="Tableau18.B" style:family="table-column">
      <style:table-column-properties style:column-width="2.064cm" style:rel-column-width="7948*"/>
    </style:style>
    <style:style style:name="Tableau18.C" style:family="table-column">
      <style:table-column-properties style:column-width="0.48cm" style:rel-column-width="1847*"/>
    </style:style>
    <style:style style:name="Tableau18.D" style:family="table-column">
      <style:table-column-properties style:column-width="1.081cm" style:rel-column-width="4164*"/>
    </style:style>
    <style:style style:name="Tableau18.E" style:family="table-column">
      <style:table-column-properties style:column-width="8.788cm" style:rel-column-width="33851*"/>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8.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8.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9" style:family="table">
      <style:table-properties style:width="17.014cm" fo:margin-left="-0.016cm" fo:margin-right="0cm" table:align="margins"/>
    </style:style>
    <style:style style:name="Tableau19.A" style:family="table-column">
      <style:table-column-properties style:column-width="4.6cm" style:rel-column-width="17718*"/>
    </style:style>
    <style:style style:name="Tableau19.B" style:family="table-column">
      <style:table-column-properties style:column-width="2.062cm" style:rel-column-width="7942*"/>
    </style:style>
    <style:style style:name="Tableau19.C" style:family="table-column">
      <style:table-column-properties style:column-width="0.478cm" style:rel-column-width="1841*"/>
    </style:style>
    <style:style style:name="Tableau19.D" style:family="table-column">
      <style:table-column-properties style:column-width="1.08cm" style:rel-column-width="4157*"/>
    </style:style>
    <style:style style:name="Tableau19.E" style:family="table-column">
      <style:table-column-properties style:column-width="8.795cm" style:rel-column-width="33877*"/>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9.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9.D7"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2" style:family="table">
      <style:table-properties style:width="16.988cm" fo:margin-left="0.011cm" fo:margin-right="0cm" table:align="margins"/>
    </style:style>
    <style:style style:name="Tableau22.A" style:family="table-column">
      <style:table-column-properties style:column-width="4.577cm" style:rel-column-width="17657*"/>
    </style:style>
    <style:style style:name="Tableau22.B" style:family="table-column">
      <style:table-column-properties style:column-width="2.064cm" style:rel-column-width="7961*"/>
    </style:style>
    <style:style style:name="Tableau22.C" style:family="table-column">
      <style:table-column-properties style:column-width="0.476cm" style:rel-column-width="1837*"/>
    </style:style>
    <style:style style:name="Tableau22.D" style:family="table-column">
      <style:table-column-properties style:column-width="1.085cm" style:rel-column-width="4184*"/>
    </style:style>
    <style:style style:name="Tableau22.E" style:family="table-column">
      <style:table-column-properties style:column-width="8.786cm" style:rel-column-width="33896*"/>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2.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2.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20" style:family="table">
      <style:table-properties style:width="17.014cm" fo:margin-left="-0.016cm" fo:margin-right="0cm" table:align="margins"/>
    </style:style>
    <style:style style:name="Tableau20.A" style:family="table-column">
      <style:table-column-properties style:column-width="4.602cm" style:rel-column-width="17725*"/>
    </style:style>
    <style:style style:name="Tableau20.B" style:family="table-column">
      <style:table-column-properties style:column-width="2.064cm" style:rel-column-width="7948*"/>
    </style:style>
    <style:style style:name="Tableau20.C" style:family="table-column">
      <style:table-column-properties style:column-width="0.48cm" style:rel-column-width="1847*"/>
    </style:style>
    <style:style style:name="Tableau20.D" style:family="table-column">
      <style:table-column-properties style:column-width="1.081cm" style:rel-column-width="4164*"/>
    </style:style>
    <style:style style:name="Tableau20.E" style:family="table-column">
      <style:table-column-properties style:column-width="8.788cm" style:rel-column-width="33851*"/>
    </style:style>
    <style:style style:name="Tableau20.A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0.C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0.E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21" style:family="table">
      <style:table-properties style:width="17cm" table:align="center"/>
    </style:style>
    <style:style style:name="Tableau21.A" style:family="table-column">
      <style:table-column-properties style:column-width="2.124cm"/>
    </style:style>
    <style:style style:name="Tableau21.B" style:family="table-column">
      <style:table-column-properties style:column-width="2.125cm"/>
    </style:style>
    <style:style style:name="Tableau21.C" style:family="table-column">
      <style:table-column-properties style:column-width="4.249cm"/>
    </style:style>
    <style:style style:name="Tableau21.E" style:family="table-column">
      <style:table-column-properties style:column-width="4.253cm"/>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style:vertical-align="middle" fo:padding="0.097cm" fo:border-left="0.002cm solid #000000" fo:border-right="none" fo:border-top="none" fo:border-bottom="0.002cm solid #000000"/>
    </style:style>
    <style:style style:name="Tableau21.B2.4" style:family="table-column">
      <style:table-column-properties style:column-width="4.255cm"/>
    </style:style>
    <style:style style:name="Tableau21.B2.2.1" style:family="table-cell">
      <style:table-cell-properties fo:background-color="#cccccc" fo:padding="0.097cm" fo:border-left="0.002cm solid #000000" fo:border-right="none" fo:border-top="none" fo:border-bottom="0.002cm solid #000000">
        <style:background-image/>
      </style:table-cell-properties>
    </style:style>
    <style:style style:name="Tableau21.B2.4.1"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au21.B2.4.2" style:family="table-cell">
      <style:table-cell-properties fo:padding="0.097cm" fo:border-left="0.002cm solid #000000" fo:border-right="0.002cm solid #000000" fo:border-top="none" fo:border-bottom="0.002cm solid #000000"/>
    </style:style>
    <style:style style:name="Tableau21.B3.3.1" style:family="table-cell">
      <style:table-cell-properties fo:padding="0.097cm" fo:border-left="0.002cm solid #000000" fo:border-right="none" fo:border-top="none" fo:border-bottom="0.002cm solid #000000"/>
    </style:style>
    <style:style style:name="Tableau21.4" style:family="table-row">
      <style:table-row-properties style:min-row-height="2.653cm"/>
    </style:style>
    <style:style style:name="Tableau21.B4.2" style:family="table-row">
      <style:table-row-properties style:min-row-height="1.326cm"/>
    </style:style>
    <style:style style:name="Tableau21.B5.4.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list-style-name="L1">
      <style:paragraph-properties fo:margin-left="0.503cm" fo:margin-right="0cm" fo:text-indent="0cm" style:auto-text-indent="false">
        <style:tab-stops>
          <style:tab-stop style:position="0.503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list-style-name="L2"/>
    <style:style style:name="P6" style:family="paragraph" style:parent-style-name="Standard">
      <style:paragraph-properties fo:margin-left="-0.026cm" fo:margin-right="0cm" fo:margin-top="0cm" fo:margin-bottom="0cm" fo:text-indent="0cm" style:auto-text-indent="false">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list-style-name="L3">
      <style:paragraph-properties>
        <style:tab-stops>
          <style:tab-stop style:position="0.556cm"/>
        </style:tab-stops>
      </style:paragraph-properties>
      <style:text-properties style:text-underline-style="none" fo:font-weight="normal" style:font-weight-asian="normal" style:font-weight-complex="normal"/>
    </style:style>
    <style:style style:name="P11" style:family="paragraph" style:parent-style-name="Standard">
      <style:paragraph-properties>
        <style:tab-stops>
          <style:tab-stop style:position="0.556cm"/>
        </style:tab-stops>
      </style:paragraph-properties>
      <style:text-properties style:text-underline-style="none" fo:font-weight="normal" style:font-weight-asian="normal" style:font-weight-complex="normal"/>
    </style:style>
    <style:style style:name="P12" style:family="paragraph" style:parent-style-name="Standard" style:list-style-name="L4">
      <style:paragraph-properties>
        <style:tab-stops>
          <style:tab-stop style:position="0.556cm"/>
        </style:tab-stops>
      </style:paragraph-properties>
      <style:text-properties style:text-underline-style="none" fo:font-weight="normal" style:font-weight-asian="normal" style:font-weight-complex="normal"/>
    </style:style>
    <style:style style:name="P13" style:family="paragraph" style:parent-style-name="Standard">
      <style:paragraph-properties>
        <style:tab-stops>
          <style:tab-stop style:position="0.556cm"/>
        </style:tab-stops>
      </style:paragraph-properties>
    </style:style>
    <style:style style:name="P14" style:family="paragraph" style:parent-style-name="Standard">
      <style:paragraph-properties>
        <style:tab-stops>
          <style:tab-stop style:position="0.556cm"/>
        </style:tab-stops>
      </style:paragraph-properties>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break-before="page">
        <style:tab-stops>
          <style:tab-stop style:position="0.556cm"/>
        </style:tab-stops>
      </style:paragraph-properties>
    </style:style>
    <style:style style:name="P16" style:family="paragraph" style:parent-style-name="Table_20_Heading">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margin-left="-0.026cm" fo:margin-right="0cm" fo:margin-top="0cm" fo:margin-bottom="0cm" fo:text-align="center" style:justify-single-word="false" fo:text-indent="0cm" style:auto-text-indent="false">
        <style:tab-stops/>
      </style:paragraph-properties>
      <style:text-properties fo:color="#000000" fo:font-size="10pt" style:text-underline-style="none" style:font-size-asian="10pt" style:font-size-complex="10pt"/>
    </style:style>
    <style:style style:name="P21" style:family="paragraph" style:parent-style-name="Standard" style:list-style-name="L5">
      <style:paragraph-properties fo:margin-left="2.249cm" fo:margin-right="0cm" fo:text-indent="0cm" style:auto-text-indent="false">
        <style:tab-stops/>
      </style:paragraph-properties>
    </style:style>
    <style:style style:name="P22" style:family="paragraph" style:parent-style-name="Standard">
      <style:paragraph-properties fo:margin-left="-0.026cm" fo:margin-right="0cm" fo:text-indent="0cm" style:auto-text-indent="false">
        <style:tab-stops/>
      </style:paragraph-properties>
    </style:style>
    <style:style style:name="P23" style:family="paragraph" style:parent-style-name="Table_20_Contents" style:list-style-name="L6">
      <style:paragraph-properties fo:margin-left="-0.026cm" fo:margin-right="0cm" fo:margin-top="0cm" fo:margin-bottom="0cm" fo:text-indent="0cm" style:auto-text-indent="false">
        <style:tab-stops/>
      </style:paragraph-properties>
      <style:text-properties fo:font-size="10pt" style:font-size-asian="10pt" style:font-size-complex="10pt"/>
    </style:style>
    <style:style style:name="P24" style:family="paragraph" style:parent-style-name="Table_20_Contents" style:list-style-name="L6">
      <style:paragraph-properties fo:margin-left="-0.026cm" fo:margin-right="0cm" fo:margin-top="0cm" fo:margin-bottom="0cm" fo:text-indent="0cm" style:auto-text-indent="false">
        <style:tab-stops/>
      </style:paragraph-properties>
      <style:text-properties fo:color="#000000" fo:font-size="10pt" style:font-size-asian="10pt" style:font-size-complex="10pt"/>
    </style:style>
    <style:style style:name="P25" style:family="paragraph" style:parent-style-name="Table_20_Contents" style:list-style-name="L6">
      <style:paragraph-properties fo:margin-left="-0.026cm" fo:margin-right="0cm" fo:margin-top="0cm" fo:margin-bottom="0cm" fo:text-indent="0cm" style:auto-text-indent="false">
        <style:tab-stops/>
      </style:paragraph-properties>
      <style:text-properties fo:color="#000000" fo:font-size="10pt" style:text-underline-style="none" style:font-size-asian="10pt" style:font-size-complex="10pt"/>
    </style:style>
    <style:style style:name="P26" style:family="paragraph" style:parent-style-name="Standard">
      <style:paragraph-properties fo:margin-left="2.249cm" fo:margin-right="0cm" fo:text-indent="0cm" style:auto-text-indent="false">
        <style:tab-stops/>
      </style:paragraph-properties>
    </style:style>
    <style:style style:name="P27" style:family="paragraph" style:parent-style-name="Standard">
      <style:text-properties fo:font-size="10pt" style:text-underline-style="none" fo:font-weight="normal" style:font-size-asian="10pt" style:font-weight-asian="normal" style:font-size-complex="10pt" style:font-weight-complex="normal"/>
    </style:style>
    <style:style style:name="P28" style:family="paragraph" style:parent-style-name="Standard" style:list-style-name="L7">
      <style:text-properties fo:color="#000000" fo:font-size="10pt" style:text-underline-style="none" fo:font-weight="bold" style:font-size-asian="10pt" style:font-weight-asian="bold" style:font-size-complex="10pt" style:font-weight-complex="bold"/>
    </style:style>
    <style:style style:name="P29" style:family="paragraph" style:parent-style-name="Table_20_Titre" style:list-style-name="L7">
      <style:text-properties fo:color="#000000" fo:font-size="10pt" style:text-underline-style="none" fo:font-weight="bold" style:font-size-asian="10pt" style:font-weight-asian="bold" style:font-size-complex="10pt" style:font-weight-complex="bold"/>
    </style:style>
    <style:style style:name="P30" style:family="paragraph" style:parent-style-name="Table_20_Titre">
      <style:text-properties fo:color="#000000" fo:font-size="10pt" style:text-underline-style="none" fo:font-weight="bold" style:font-size-asian="10pt" style:font-weight-asian="bold" style:font-size-complex="10pt" style:font-weight-complex="bold"/>
    </style:style>
    <style:style style:name="P31" style:family="paragraph" style:parent-style-name="Table_20_Titre">
      <style:text-properties fo:font-weight="normal" style:font-weight-asian="normal" style:font-weight-complex="normal"/>
    </style:style>
    <style:style style:name="P32" style:family="paragraph" style:parent-style-name="Table_20_Contents">
      <style:paragraph-properties fo:text-align="end" style:justify-single-word="false"/>
      <style:text-properties fo:font-size="10pt" style:font-size-asian="10pt" style:font-size-complex="10pt"/>
    </style:style>
    <style:style style:name="P33" style:family="paragraph" style:parent-style-name="Table_20_Contents" style:list-style-name="L6">
      <style:paragraph-properties fo:margin-left="-0.026cm" fo:margin-right="0cm" fo:margin-top="0cm" fo:margin-bottom="0cm" fo:text-indent="0cm" style:auto-text-indent="false">
        <style:tab-stops/>
      </style:paragraph-properties>
      <style:text-properties fo:font-size="10pt" fo:font-weight="normal" style:font-size-asian="10pt" style:font-weight-asian="normal" style:font-size-complex="10pt" style:font-weight-complex="normal"/>
    </style:style>
    <style:style style:name="P34" style:family="paragraph" style:parent-style-name="Table_20_Contents" style:list-style-name="L6">
      <style:paragraph-properties fo:margin-left="-0.026cm" fo:margin-right="0cm" fo:margin-top="0cm" fo:margin-bottom="0cm" fo:text-indent="0cm" style:auto-text-indent="false">
        <style:tab-stops/>
      </style:paragraph-properties>
      <style:text-properties fo:font-weight="normal" style:font-weight-asian="normal" style:font-weight-complex="normal"/>
    </style:style>
    <style:style style:name="P35" style:family="paragraph" style:parent-style-name="Table_20_Contents" style:list-style-name="L6">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36" style:family="paragraph" style:parent-style-name="Table_20_Contents">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37" style:family="paragraph" style:parent-style-name="Standard">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38" style:family="paragraph" style:parent-style-name="Standard" style:list-style-name="L8">
      <style:paragraph-properties fo:margin-left="-0.026cm" fo:margin-right="0cm" fo:margin-top="0cm" fo:margin-bottom="0cm" fo:text-indent="0cm" style:auto-text-indent="false">
        <style:tab-stops/>
      </style:paragraph-properties>
      <style:text-properties fo:color="#000000" fo:font-size="10pt" style:text-underline-style="none" fo:font-weight="bold" style:font-size-asian="10pt" style:font-weight-asian="bold" style:font-size-complex="10pt" style:font-weight-complex="bold"/>
    </style:style>
    <style:style style:name="P39" style:family="paragraph" style:parent-style-name="Standard">
      <style:paragraph-properties fo:margin-left="-0.026cm" fo:margin-right="0cm" fo:margin-top="0cm" fo:margin-bottom="0cm" fo:text-indent="0cm" style:auto-text-indent="false">
        <style:tab-stops/>
      </style:paragraph-properties>
      <style:text-properties fo:color="#000000" fo:font-size="10pt" style:text-underline-style="none" fo:font-weight="bold" style:font-size-asian="10pt" style:font-weight-asian="bold" style:font-size-complex="10pt" style:font-weight-complex="bold"/>
    </style:style>
    <style:style style:name="P40" style:family="paragraph" style:parent-style-name="Table_20_Contents">
      <style:paragraph-properties fo:margin-left="-0.026cm" fo:margin-right="0cm" fo:margin-top="0cm" fo:margin-bottom="0cm" fo:text-indent="0cm" style:auto-text-indent="false" text:number-lines="false" text:line-number="0">
        <style:tab-stops/>
      </style:paragraph-properties>
    </style:style>
    <style:style style:name="P41" style:family="paragraph" style:parent-style-name="Table_20_Contents">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P42" style:family="paragraph" style:parent-style-name="Standard">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normal" style:font-size-asian="10pt" style:font-weight-asian="normal" style:font-size-complex="10pt" style:font-weight-complex="normal"/>
    </style:style>
    <style:style style:name="P43" style:family="paragraph" style:parent-style-name="Standard" style:list-style-name="L9">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bold" style:font-size-asian="10pt" style:font-weight-asian="bold" style:font-size-complex="10pt" style:font-weight-complex="bold"/>
    </style:style>
    <style:style style:name="P44" style:family="paragraph" style:parent-style-name="Standard">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bold" style:font-size-asian="10pt" style:font-weight-asian="bold" style:font-size-complex="10pt" style:font-weight-complex="bold"/>
    </style:style>
    <style:style style:name="P45" style:family="paragraph" style:parent-style-name="Standard">
      <style:paragraph-properties fo:margin-left="-0.026cm" fo:margin-right="0cm" fo:margin-top="0cm" fo:margin-bottom="0cm" fo:text-indent="0cm" style:auto-text-indent="false" text:number-lines="false" text:line-number="0">
        <style:tab-stops/>
      </style:paragraph-properties>
    </style:style>
    <style:style style:name="P46" style:family="paragraph" style:parent-style-name="Table_20_Contents">
      <style:text-properties fo:color="#000000" fo:font-size="10pt" style:font-size-asian="10pt" style:font-size-complex="10pt"/>
    </style:style>
    <style:style style:name="P47" style:family="paragraph" style:parent-style-name="Table_20_Contents">
      <style:paragraph-properties fo:text-align="center" style:justify-single-word="false"/>
      <style:text-properties fo:color="#000000" fo:font-size="10pt" style:font-size-asian="10pt" style:font-size-complex="10pt"/>
    </style:style>
    <style:style style:name="P48" style:family="paragraph" style:parent-style-name="Table_20_Contents">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normal" style:font-size-asian="10pt" style:font-weight-asian="normal" style:font-size-complex="10pt" style:font-weight-complex="normal"/>
    </style:style>
    <style:style style:name="P49" style:family="paragraph" style:parent-style-name="Standard" style:list-style-name="L10">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bold"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fo:font-size="10pt" style:font-size-asian="10pt" style:font-size-complex="10pt"/>
    </style:style>
    <style:style style:name="P51" style:family="paragraph" style:parent-style-name="Standard" style:list-style-name="L11">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bold" style:font-size-asian="10pt" style:font-weight-asian="bold" style:font-size-complex="10pt" style:font-weight-complex="bold"/>
    </style:style>
    <style:style style:name="P52" style:family="paragraph" style:parent-style-name="Standard" style:list-style-name="L12">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bold" style:font-size-asian="10pt" style:font-weight-asian="bold" style:font-size-complex="10pt" style:font-weight-complex="bold"/>
    </style:style>
    <style:style style:name="P53" style:family="paragraph" style:parent-style-name="Standard">
      <style:paragraph-properties fo:margin-left="0cm" fo:margin-right="0cm" fo:margin-top="0cm" fo:margin-bottom="0cm" fo:text-indent="0cm" style:auto-text-indent="false" text:number-lines="false" text:line-number="0">
        <style:tab-stops/>
      </style:paragraph-properties>
      <style:text-properties fo:font-weight="normal" style:font-weight-asian="normal" style:font-weight-complex="normal"/>
    </style:style>
    <style:style style:name="P54" style:family="paragraph" style:parent-style-name="Table_20_Contents" style:list-style-name="L6">
      <style:paragraph-properties fo:margin-left="-0.026cm" fo:margin-right="0cm" fo:margin-top="0cm" fo:margin-bottom="0cm" fo:text-indent="0cm" style:auto-text-indent="false">
        <style:tab-stops/>
      </style:paragraph-properties>
    </style:style>
    <style:style style:name="P55" style:family="paragraph" style:parent-style-name="Table_20_Contents" style:list-style-name="L6">
      <style:paragraph-properties fo:margin-left="-0.026cm" fo:margin-right="0cm" fo:margin-top="0cm" fo:margin-bottom="0cm" fo:text-indent="0cm" style:auto-text-indent="false">
        <style:tab-stops/>
      </style:paragraph-properties>
      <style:text-properties fo:color="#000000" fo:font-size="10pt" fo:font-weight="normal" style:font-size-asian="10pt" style:font-weight-asian="normal" style:font-size-complex="10pt" style:font-weight-complex="normal"/>
    </style:style>
    <style:style style:name="P56" style:family="paragraph" style:parent-style-name="Table_20_Contents" style:list-style-name="L6">
      <style:paragraph-properties fo:margin-left="-0.026cm" fo:margin-right="0cm" fo:margin-top="0cm" fo:margin-bottom="0cm" fo:text-indent="0cm" style:auto-text-indent="false">
        <style:tab-stops/>
      </style:paragraph-properties>
      <style:text-properties style:text-underline-style="none" fo:font-weight="normal" style:font-weight-asian="normal" style:font-weight-complex="normal"/>
    </style:style>
    <style:style style:name="P57" style:family="paragraph" style:parent-style-name="Table_20_Titre">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normal" style:font-size-asian="10pt" style:font-weight-asian="normal" style:font-size-complex="10pt" style:font-weight-complex="normal"/>
    </style:style>
    <style:style style:name="P58" style:family="paragraph" style:parent-style-name="Table_20_Contents" style:list-style-name="L6">
      <style:paragraph-properties fo:margin-left="-0.026cm" fo:margin-right="0cm" fo:margin-top="0cm" fo:margin-bottom="0cm" fo:text-indent="0cm" style:auto-text-indent="false">
        <style:tab-stops/>
      </style:paragraph-properties>
      <style:text-properties fo:font-size="10pt" fo:font-weight="bold" style:font-size-asian="10pt" style:font-weight-asian="bold" style:font-size-complex="10pt" style:font-weight-complex="bold"/>
    </style:style>
    <style:style style:name="P59" style:family="paragraph" style:parent-style-name="Table_20_Contents">
      <style:paragraph-properties fo:margin-left="-0.026cm" fo:margin-right="0cm" fo:margin-top="0cm" fo:margin-bottom="0cm" fo:text-indent="0cm" style:auto-text-indent="false">
        <style:tab-stops/>
      </style:paragraph-properties>
      <style:text-properties style:text-underline-style="none" fo:font-weight="bold" style:font-weight-asian="bold" style:font-weight-complex="bold"/>
    </style:style>
    <style:style style:name="P60" style:family="paragraph" style:parent-style-name="Standard">
      <style:paragraph-properties fo:margin-left="-0.026cm" fo:margin-right="0cm" fo:margin-top="0cm" fo:margin-bottom="0cm" fo:text-indent="0cm" style:auto-text-indent="false">
        <style:tab-stops/>
      </style:paragraph-properties>
      <style:text-properties style:text-underline-style="none" fo:font-weight="normal" style:font-weight-asian="normal" style:font-weight-complex="normal"/>
    </style:style>
    <style:style style:name="P61" style:family="paragraph" style:parent-style-name="Table_20_Contents">
      <style:paragraph-properties fo:margin-left="-0.026cm" fo:margin-right="0cm" fo:margin-top="0cm" fo:margin-bottom="0cm" fo:text-indent="0cm" style:auto-text-indent="false">
        <style:tab-stops/>
      </style:paragraph-properties>
      <style:text-properties style:text-underline-style="none" fo:font-weight="normal" style:font-weight-asian="normal" style:font-weight-complex="normal"/>
    </style:style>
    <style:style style:name="P62" style:family="paragraph" style:parent-style-name="Table_20_Contents">
      <style:paragraph-properties fo:margin-left="-0.026cm" fo:margin-right="0cm" fo:margin-top="0cm" fo:margin-bottom="0cm" fo:text-indent="0cm" style:auto-text-indent="false">
        <style:tab-stops/>
      </style:paragraph-properties>
    </style:style>
    <style:style style:name="P63" style:family="paragraph" style:parent-style-name="Table_20_Contents">
      <style:paragraph-properties fo:text-align="end" style:justify-single-word="false"/>
    </style:style>
    <style:style style:name="P64" style:family="paragraph" style:parent-style-name="Standard">
      <style:text-properties style:text-underline-style="none" fo:font-weight="bold" style:font-weight-asian="bold" style:font-weight-complex="bold"/>
    </style:style>
    <style:style style:name="P65" style:family="paragraph" style:parent-style-name="Table_20_Titre">
      <style:text-properties style:text-underline-style="none" fo:font-weight="bold" style:font-weight-asian="bold" style:font-weight-complex="bold"/>
    </style:style>
    <style:style style:name="P66" style:family="paragraph" style:parent-style-name="Standard">
      <style:paragraph-properties fo:margin-left="-0.026cm" fo:margin-right="0cm" fo:margin-top="0cm" fo:margin-bottom="0cm" fo:text-indent="0cm"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67" style:family="paragraph" style:parent-style-name="Standard">
      <style:paragraph-properties fo:margin-left="-0.026cm" fo:margin-right="0cm" fo:margin-top="0cm" fo:margin-bottom="0cm" fo:text-indent="0cm" style:auto-text-indent="false">
        <style:tab-stops/>
      </style:paragraph-properties>
      <style:text-properties style:text-underline-style="none" fo:font-weight="bold" style:font-weight-asian="bold" style:font-weight-complex="bold"/>
    </style:style>
    <style:style style:name="P68" style:family="paragraph" style:parent-style-name="Table_20_Titre">
      <style:paragraph-properties fo:margin-left="-0.026cm" fo:margin-right="0cm" fo:margin-top="0cm" fo:margin-bottom="0cm" fo:text-indent="0cm"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69" style:family="paragraph" style:parent-style-name="Table_20_Titre">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70" style:family="paragraph" style:parent-style-name="Table_20_Titre">
      <style:paragraph-properties fo:margin-left="-0.026cm" fo:margin-right="0cm" fo:margin-top="0cm" fo:margin-bottom="0cm" fo:text-indent="0cm" style:auto-text-indent="false">
        <style:tab-stops/>
      </style:paragraph-properties>
      <style:text-properties style:text-underline-style="none" fo:font-weight="normal" style:font-weight-asian="normal" style:font-weight-complex="normal"/>
    </style:style>
    <style:style style:name="P71" style:family="paragraph" style:parent-style-name="Table_20_Contents">
      <style:paragraph-properties fo:margin-top="0cm" fo:margin-bottom="0.212cm" text:number-lines="false" text:line-number="0"/>
      <style:text-properties fo:font-variant="normal" fo:text-transform="none" fo:font-size="10pt" style:text-underline-style="none" fo:font-weight="normal" style:font-size-asian="10pt" style:font-weight-asian="normal" style:font-size-complex="10pt" style:font-weight-complex="normal"/>
    </style:style>
    <style:style style:name="P72" style:family="paragraph" style:parent-style-name="Table_20_Contents">
      <style:paragraph-properties fo:margin-left="-0.026cm" fo:margin-right="0cm" fo:margin-top="0cm" fo:margin-bottom="0cm" fo:text-indent="0cm" style:auto-text-indent="false">
        <style:tab-stops/>
      </style:paragraph-properties>
      <style:text-properties fo:font-size="10pt" fo:font-weight="normal" style:font-size-asian="10pt" style:font-weight-asian="normal" style:font-size-complex="10pt" style:font-weight-complex="normal"/>
    </style:style>
    <style:style style:name="P73" style:family="paragraph" style:parent-style-name="Table_20_Contents" style:list-style-name="L13">
      <style:paragraph-properties fo:margin-left="-0.026cm" fo:margin-right="0cm" fo:margin-top="0cm" fo:margin-bottom="0cm" fo:text-indent="0cm" style:auto-text-indent="false">
        <style:tab-stops/>
      </style:paragraph-properties>
      <style:text-properties fo:font-size="10pt" fo:font-weight="normal" style:font-size-asian="10pt" style:font-weight-asian="normal" style:font-size-complex="10pt" style:font-weight-complex="normal"/>
    </style:style>
    <style:style style:name="P74" style:family="paragraph" style:parent-style-name="Table_20_Contents" style:list-style-name="L13">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75" style:family="paragraph" style:parent-style-name="Table_20_Contents" style:list-style-name="L14">
      <style:paragraph-properties fo:margin-left="-0.026cm" fo:margin-right="0cm" fo:margin-top="0cm" fo:margin-bottom="0cm" fo:text-indent="0cm" style:auto-text-indent="false">
        <style:tab-stops/>
      </style:paragraph-properties>
      <style:text-properties fo:font-weight="normal" style:font-weight-asian="normal" style:font-weight-complex="normal"/>
    </style:style>
    <style:style style:name="P76" style:family="paragraph" style:parent-style-name="Table_20_Contents" style:list-style-name="L14">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77" style:family="paragraph" style:parent-style-name="Table_20_Contents" style:list-style-name="L15">
      <style:paragraph-properties fo:margin-left="-0.026cm" fo:margin-right="0cm" fo:margin-top="0cm" fo:margin-bottom="0cm" fo:text-indent="0cm" style:auto-text-indent="false">
        <style:tab-stops/>
      </style:paragraph-properties>
      <style:text-properties fo:font-variant="normal" fo:text-transform="none" fo:color="#000000" fo:font-size="10pt" style:text-underline-style="none" fo:font-weight="normal" style:font-size-asian="10pt" style:font-weight-asian="normal" style:font-size-complex="10pt" style:font-weight-complex="normal"/>
    </style:style>
    <style:style style:name="P78" style:family="paragraph" style:parent-style-name="Standard">
      <style:paragraph-properties fo:margin-left="0cm" fo:margin-right="0cm" fo:margin-top="0cm" fo:margin-bottom="0cm" fo:text-indent="0cm" style:auto-text-indent="false">
        <style:tab-stops/>
      </style:paragraph-properties>
      <style:text-properties fo:color="#000000" fo:font-size="10pt" style:text-underline-style="none" fo:font-weight="bold" style:font-size-asian="10pt" style:font-weight-asian="bold" style:font-size-complex="10pt" style:font-weight-complex="bold"/>
    </style:style>
    <style:style style:name="P79" style:family="paragraph" style:parent-style-name="Table_20_Contents" style:list-style-name="L16">
      <style:paragraph-properties fo:margin-left="-0.026cm" fo:margin-right="0cm" fo:margin-top="0cm" fo:margin-bottom="0cm" fo:text-indent="0cm" style:auto-text-indent="false">
        <style:tab-stops/>
      </style:paragraph-properties>
      <style:text-properties fo:font-size="10pt" fo:font-weight="normal" style:font-size-asian="10pt" style:font-weight-asian="normal" style:font-size-complex="10pt" style:font-weight-complex="normal"/>
    </style:style>
    <style:style style:name="P80" style:family="paragraph" style:parent-style-name="Table_20_Contents" style:list-style-name="L16">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81" style:family="paragraph" style:parent-style-name="Standard" style:list-style-name="L17">
      <style:paragraph-properties fo:margin-left="-0.026cm" fo:margin-right="0cm" fo:margin-top="0cm" fo:margin-bottom="0cm" fo:text-indent="0cm" style:auto-text-indent="false" text:number-lines="false" text:line-number="0">
        <style:tab-stops/>
      </style:paragraph-properties>
      <style:text-properties fo:color="#000000" fo:font-size="10pt" style:text-underline-style="none" fo:font-weight="bold" style:font-size-asian="10pt" style:font-weight-asian="bold" style:font-size-complex="10pt" style:font-weight-complex="bold"/>
    </style:style>
    <style:style style:name="P82" style:family="paragraph" style:parent-style-name="Standard">
      <style:paragraph-properties fo:margin-left="-0.026cm" fo:margin-right="0cm" fo:margin-top="0cm" fo:margin-bottom="0cm" fo:text-indent="0cm" style:auto-text-indent="false" fo:break-before="page">
        <style:tab-stops/>
      </style:paragraph-properties>
      <style:text-properties fo:color="#000000" fo:font-size="10pt" style:text-underline-style="none" fo:font-weight="normal" style:font-size-asian="10pt" style:font-weight-asian="normal" style:font-size-complex="10pt" style:font-weight-complex="normal"/>
    </style:style>
    <style:style style:name="P83" style:family="paragraph" style:parent-style-name="Standard" style:list-style-name="L18">
      <style:paragraph-properties fo:margin-left="-0.026cm" fo:margin-right="0cm" fo:margin-top="0cm" fo:margin-bottom="0cm" fo:text-indent="0cm" style:auto-text-indent="false">
        <style:tab-stops/>
      </style:paragraph-properties>
      <style:text-properties fo:font-size="10pt" style:font-size-asian="10pt" style:font-size-complex="10pt"/>
    </style:style>
    <style:style style:name="P84" style:family="paragraph" style:parent-style-name="Standard" style:list-style-name="L18">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85" style:family="paragraph" style:parent-style-name="Standard">
      <style:paragraph-properties fo:margin-left="-0.026cm" fo:margin-right="0cm" fo:margin-top="0cm" fo:margin-bottom="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026cm" fo:margin-right="0cm" fo:margin-top="0cm" fo:margin-bottom="0cm" fo:text-indent="0cm" style:auto-text-indent="false">
        <style:tab-stops/>
      </style:paragraph-properties>
    </style:style>
    <style:style style:name="P87" style:family="paragraph" style:parent-style-name="Standard" style:list-style-name="L19">
      <style:paragraph-properties fo:margin-left="-0.026cm" fo:margin-right="0cm" fo:margin-top="0cm" fo:margin-bottom="0cm" fo:text-indent="0cm" style:auto-text-indent="false">
        <style:tab-stops/>
      </style:paragraph-properties>
      <style:text-properties fo:font-size="10pt" style:font-size-asian="10pt" style:font-size-complex="10pt"/>
    </style:style>
    <style:style style:name="P88" style:family="paragraph" style:parent-style-name="Standard">
      <style:paragraph-properties fo:margin-left="-0.026cm" fo:margin-right="0cm" fo:margin-top="0cm" fo:margin-bottom="0cm" fo:text-indent="0cm" style:auto-text-indent="false" fo:break-before="page">
        <style:tab-stops/>
      </style:paragraph-properties>
      <style:text-properties fo:font-size="10pt" style:font-size-asian="10pt" style:font-size-complex="10pt"/>
    </style:style>
    <style:style style:name="P89" style:family="paragraph" style:parent-style-name="Table_20_Contents">
      <style:paragraph-properties fo:text-align="center" style:justify-single-word="false"/>
      <style:text-properties fo:color="#ff0000" fo:font-weight="bold" style:font-weight-asian="bold" style:font-weight-complex="bold"/>
    </style:style>
    <style:style style:name="P90" style:family="paragraph" style:parent-style-name="Table_20_Contents">
      <style:paragraph-properties fo:margin-top="0cm" fo:margin-bottom="0.212cm" fo:text-align="center" style:justify-single-word="false" text:number-lines="false" text:line-number="0"/>
      <style:text-properties fo:font-size="14pt" fo:font-weight="bold" style:font-size-asian="14pt" style:font-weight-asian="bold" style:font-size-complex="14pt" style:font-weight-complex="bold" style:text-rotation-angle="90" style:text-rotation-scale="line-height"/>
    </style:style>
    <style:style style:name="P91" style:family="paragraph" style:parent-style-name="Table_20_Contents">
      <style:paragraph-properties fo:margin-top="0cm" fo:margin-bottom="0.212cm" fo:text-align="center" style:justify-single-word="false" text:number-lines="false" text:line-number="0"/>
    </style:style>
    <style:style style:name="P92" style:family="paragraph" style:parent-style-name="Table_20_Contents">
      <style:paragraph-properties fo:margin-top="0cm" fo:margin-bottom="0.212cm" fo:background-color="transparent" style:shadow="none" text:number-lines="false" text:line-number="0">
        <style:background-image/>
      </style:paragraph-properties>
      <style:text-properties fo:color="#9999ff" style:text-line-through-style="solid"/>
    </style:style>
    <style:style style:name="P93" style:family="paragraph" style:parent-style-name="Table_20_Contents">
      <style:paragraph-properties fo:margin-top="0cm" fo:margin-bottom="0.212cm" fo:background-color="transparent" style:shadow="none" text:number-lines="false" text:line-number="0">
        <style:background-image/>
      </style:paragraph-properties>
    </style:style>
    <style:style style:name="P94" style:family="paragraph" style:parent-style-name="Table_20_Contents">
      <style:text-properties fo:color="#9999ff" style:text-line-through-style="solid"/>
    </style:style>
    <style:style style:name="P95" style:family="paragraph" style:parent-style-name="Table_20_Contents">
      <style:paragraph-properties fo:margin-top="0cm" fo:margin-bottom="0.212cm" text:number-lines="false" text:line-number="0"/>
    </style:style>
    <style:style style:name="P96" style:family="paragraph" style:parent-style-name="Standard" style:list-style-name="L20">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97" style:family="paragraph" style:parent-style-name="Standard" style:list-style-name="L21">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98" style:family="paragraph" style:parent-style-name="Standard" style:list-style-name="L22">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99" style:family="paragraph" style:parent-style-name="Standard" style:list-style-name="L23">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0" style:family="paragraph" style:parent-style-name="Standard" style:list-style-name="L24">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1" style:family="paragraph" style:parent-style-name="Standard" style:list-style-name="L25">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2" style:family="paragraph" style:parent-style-name="Standard" style:list-style-name="L26">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3" style:family="paragraph" style:parent-style-name="Standard" style:list-style-name="L27">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4" style:family="paragraph" style:parent-style-name="Standard" style:list-style-name="L28">
      <style:paragraph-properties fo:margin-left="-0.026cm" fo:margin-right="0cm" fo:margin-top="0cm" fo:margin-bottom="0cm" fo:text-indent="0cm" style:auto-text-indent="false">
        <style:tab-stops/>
      </style:paragraph-properties>
      <style:text-properties fo:font-size="10pt" style:font-size-asian="10pt" style:font-size-complex="10pt"/>
    </style:style>
    <style:style style:name="P105" style:family="paragraph" style:parent-style-name="Standard" style:list-style-name="L28">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6" style:family="paragraph" style:parent-style-name="Standard" style:list-style-name="L29">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7" style:family="paragraph" style:parent-style-name="Table_20_Contents">
      <style:paragraph-properties fo:margin-left="-0.026cm" fo:margin-right="0cm" fo:margin-top="0cm" fo:margin-bottom="0cm" fo:text-indent="0cm" style:auto-text-indent="false">
        <style:tab-stops/>
      </style:paragraph-properties>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08" style:family="paragraph" style:parent-style-name="Table_20_Contents" style:list-style-name="L30">
      <style:paragraph-properties fo:margin-left="0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09" style:family="paragraph" style:parent-style-name="Table_20_Contents">
      <style:paragraph-properties fo:margin-left="0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10" style:family="paragraph" style:parent-style-name="Table_20_Contents" style:list-style-name="L31">
      <style:paragraph-properties fo:margin-left="0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11" style:family="paragraph" style:parent-style-name="Table_20_Contents" style:list-style-name="L32">
      <style:paragraph-properties fo:margin-left="0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12" style:family="paragraph" style:parent-style-name="Table_20_Contents" style:list-style-name="L33">
      <style:paragraph-properties fo:margin-left="-0.026cm" fo:margin-right="0cm" fo:margin-top="0cm" fo:margin-bottom="0cm" fo:text-indent="0cm" style:auto-text-indent="false">
        <style:tab-stops/>
      </style:paragraph-properties>
      <style:text-properties fo:color="#000000" fo:font-size="10pt" style:text-underline-style="none" fo:font-weight="normal" style:font-size-asian="10pt" style:font-weight-asian="normal" style:font-size-complex="10pt" style:font-weight-complex="normal"/>
    </style:style>
    <style:style style:name="P113" style:family="paragraph" style:parent-style-name="Table_20_Contents">
      <style:paragraph-properties fo:margin-left="-0.026cm" fo:margin-right="0cm" fo:margin-top="0cm" fo:margin-bottom="0cm" fo:text-indent="0cm" style:auto-text-indent="false" fo:break-before="page">
        <style:tab-stops/>
      </style:paragraph-properties>
      <style:text-properties fo:color="#000000" fo:font-size="10pt" style:text-underline-style="none" fo:font-weight="normal" style:font-size-asian="10pt" style:font-weight-asian="normal" style:font-size-complex="10pt" style:font-weight-complex="normal"/>
    </style:style>
    <style:style style:name="P114" style:family="paragraph" style:parent-style-name="Standard">
      <style:text-properties style:text-underline-style="solid" style:text-underline-width="auto" style:text-underline-color="font-color" fo:font-weight="normal" style:font-weight-asian="normal" style:font-weight-complex="normal"/>
    </style:style>
    <style:style style:name="P115" style:family="paragraph" style:parent-style-name="Standard" style:list-style-name="L34"/>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fo:color="#ff0000" style:text-underline-style="none" fo:font-weight="normal" style:font-weight-asian="normal" style:font-weight-complex="normal"/>
    </style:style>
    <style:style style:name="T6" style:family="text">
      <style:text-properties fo:color="#ff0000" style:text-underline-style="none"/>
    </style:style>
    <style:style style:name="T7" style:family="text">
      <style:text-properties fo:color="#ff0000" style:text-underline-style="solid" style:text-underline-width="auto" style:text-underline-color="font-color" fo:font-weight="bold" style:font-weight-asian="bold"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fo:font-weight="bold" style:font-weight-asian="bold" style:font-weight-complex="bold"/>
    </style:style>
    <style:style style:name="T17" style:family="text">
      <style:text-properties fo:color="#ff0000"/>
    </style:style>
    <style:style style:name="T18" style:family="text">
      <style:text-properties fo:font-size="10pt" style:font-size-asian="10pt" style:font-size-complex="10pt"/>
    </style:style>
    <style:style style:name="T19" style:family="text">
      <style:text-properties fo:text-transform="uppercase"/>
    </style:style>
    <style:style style:name="T20" style:family="text">
      <style:text-properties fo:color="#ff6633" style:text-underline-style="solid" style:text-underline-width="auto" style:text-underline-color="font-color" fo:font-weight="bold" style:font-weight-asian="bold" style:font-weight-complex="bold"/>
    </style:style>
    <style:style style:name="T21" style:family="text">
      <style:text-properties fo:color="#000000"/>
    </style:style>
    <style:style style:name="T22" style:family="text">
      <style:text-properties fo:font-weight="normal" style:font-weight-asian="normal" style:font-weight-complex="normal"/>
    </style:style>
    <style:style style:name="T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fo:font-variant="normal" fo:text-transform="none" fo:font-weight="bold" style:font-weight-asian="bold" style:font-weight-complex="bold"/>
    </style:style>
    <style:style style:name="T25" style:family="text">
      <style:text-properties fo:color="#000000" fo:font-size="10pt" style:text-underline-style="none" style:font-size-asian="10pt" style:font-size-complex="10pt"/>
    </style:style>
    <style:style style:name="T26" style:family="text">
      <style:text-properties fo:color="#000080" fo:font-size="10pt" style:text-underline-style="solid" style:text-underline-width="auto" style:text-underline-color="font-color" style:font-size-asian="10pt" style:font-size-complex="10pt"/>
    </style:style>
    <style:style style:name="T27" style:family="text">
      <style:text-properties fo:color="#000080" fo:font-size="10pt" style:text-underline-style="solid" style:text-underline-width="auto" style:text-underline-color="font-color" fo:font-weight="normal" style:font-size-asian="10pt" style:font-weight-asian="normal" style:font-size-complex="10pt" style:font-weight-complex="normal"/>
    </style:style>
    <style:style style:name="T28" style:family="text">
      <style:text-properties fo:color="#000000" fo:font-size="10pt" style:text-underline-style="none" fo:font-weight="normal" style:font-size-asian="10pt" style:font-weight-asian="normal" style:font-size-complex="10pt" style:font-weight-complex="normal"/>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style:text-underline-style="none" fo:font-weight="bold" style:font-size-asian="10pt" style:font-weight-asian="bold" style:font-size-complex="10pt" style:font-weight-complex="bold"/>
    </style:style>
    <style:style style:name="T31" style:family="text">
      <style:text-properties fo:color="#000000" fo:font-size="10pt" style:text-underline-style="solid" style:text-underline-width="auto" style:text-underline-color="font-color" fo:font-weight="bold" style:font-size-asian="10pt" style:font-weight-asian="bold" style:font-size-complex="10pt" style:font-weight-complex="bold"/>
    </style:style>
    <style:style style:name="T32" style:family="text">
      <style:text-properties fo:font-size="10pt" style:font-size-asian="10pt" style:font-size-complex="10pt"/>
    </style:style>
    <style:style style:name="T33" style:family="text">
      <style:text-properties fo:color="#000000" style:text-underline-style="none" fo:font-weight="bold" style:font-weight-asian="bold" style:font-weight-complex="bold"/>
    </style:style>
    <style:style style:name="T34" style:family="text">
      <style:text-properties fo:color="#000080"/>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color="#000000" fo:font-size="10pt" style:font-size-asian="10pt" style:font-size-complex="10pt"/>
    </style:style>
    <style:style style:name="T37" style:family="text">
      <style:text-properties fo:color="#000080" fo:font-size="10pt" style:font-size-asian="10pt" style:font-size-complex="10pt"/>
    </style:style>
    <style:style style:name="T38" style:family="text">
      <style:text-properties fo:color="#000080" fo:font-size="10pt" fo:font-weight="normal" style:font-size-asian="10pt" style:font-weight-asian="normal" style:font-size-complex="10pt" style:font-weight-complex="normal"/>
    </style:style>
    <style:style style:name="T39" style:family="text">
      <style:text-properties fo:color="#000000" fo:font-size="10pt" fo:font-weight="normal" style:font-size-asian="10pt" style:font-weight-asian="normal" style:font-size-complex="10pt" style:font-weight-complex="normal"/>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ff0000"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font-name="Tahoma" fo:font-size="8.5pt" style:font-name-asian="Tahoma" style:font-size-asian="8.5pt" style:font-name-complex="Tahoma" style:font-size-complex="8.5pt"/>
    </style:style>
    <style:style style:name="T4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47" style:family="text">
      <style:text-properties fo:color="#000000" style:text-underline-style="none" fo:font-weight="normal" style:font-weight-asian="normal" style:font-weight-complex="normal"/>
    </style:style>
    <style:style style:name="T48"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49" style:family="text">
      <style:text-properties fo:color="#00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0" style:family="text">
      <style:text-properties fo:color="#ff0000" style:text-underline-style="solid" style:text-underline-width="auto" style:text-underline-color="font-color"/>
    </style:style>
    <style:style style:name="T51" style:family="text">
      <style:text-properties fo:color="#000000" fo:font-size="10pt" style:text-underline-style="none" fo:font-weight="normal" style:font-size-asian="10pt" style:font-weight-asian="normal" style:font-size-complex="10pt" style:font-weight-complex="normal"/>
    </style:style>
    <style:style style:name="T52" style:family="text">
      <style:text-properties fo:color="#ff0000" fo:font-weight="bold" style:font-weight-asian="bold" style:font-weight-complex="bold"/>
    </style:style>
    <text:list-style style:name="L1">
      <text:list-level-style-number text:level="1"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space-before="0.053cm" text:min-label-width="0.635cm"/>
        <style:text-properties style:font-name="StarSymbol"/>
      </text:list-level-style-bullet>
      <text:list-level-style-bullet text:level="2" text:style-name="Bullet_20_Symbols" style:num-suffix="." text:bullet-char="–">
        <style:list-level-properties text:space-before="0.688cm" text:min-label-width="0.635cm"/>
        <style:text-properties style:font-name="StarSymbol"/>
      </text:list-level-style-bullet>
      <text:list-level-style-bullet text:level="3" text:style-name="Bullet_20_Symbols" style:num-suffix="." text:bullet-char="–">
        <style:list-level-properties text:space-before="1.323cm" text:min-label-width="0.635cm"/>
        <style:text-properties style:font-name="StarSymbol"/>
      </text:list-level-style-bullet>
      <text:list-level-style-bullet text:level="4" text:style-name="Bullet_20_Symbols" style:num-suffix="." text:bullet-char="–">
        <style:list-level-properties text:space-before="1.958cm" text:min-label-width="0.635cm"/>
        <style:text-properties style:font-name="StarSymbol"/>
      </text:list-level-style-bullet>
      <text:list-level-style-bullet text:level="5" text:style-name="Bullet_20_Symbols" style:num-suffix="." text:bullet-char="–">
        <style:list-level-properties text:space-before="2.593cm" text:min-label-width="0.635cm"/>
        <style:text-properties style:font-name="StarSymbol"/>
      </text:list-level-style-bullet>
      <text:list-level-style-bullet text:level="6" text:style-name="Bullet_20_Symbols" style:num-suffix="." text:bullet-char="–">
        <style:list-level-properties text:space-before="3.228cm" text:min-label-width="0.635cm"/>
        <style:text-properties style:font-name="StarSymbol"/>
      </text:list-level-style-bullet>
      <text:list-level-style-bullet text:level="7" text:style-name="Bullet_20_Symbols" style:num-suffix="." text:bullet-char="–">
        <style:list-level-properties text:space-before="3.863cm" text:min-label-width="0.635cm"/>
        <style:text-properties style:font-name="StarSymbol"/>
      </text:list-level-style-bullet>
      <text:list-level-style-bullet text:level="8" text:style-name="Bullet_20_Symbols" style:num-suffix="." text:bullet-char="–">
        <style:list-level-properties text:space-before="4.498cm" text:min-label-width="0.635cm"/>
        <style:text-properties style:font-name="StarSymbol"/>
      </text:list-level-style-bullet>
      <text:list-level-style-bullet text:level="9" text:style-name="Bullet_20_Symbols" style:num-suffix="." text:bullet-char="–">
        <style:list-level-properties text:space-before="5.133cm" text:min-label-width="0.635cm"/>
        <style:text-properties style:font-name="StarSymbol"/>
      </text:list-level-style-bullet>
      <text:list-level-style-bullet text:level="10" text:style-name="Bullet_20_Symbols" style:num-suffix="." text:bullet-char="–">
        <style:list-level-properties text:space-before="5.768cm" text:min-label-width="0.635cm"/>
        <style:text-properties style:font-name="StarSymbol"/>
      </text:list-level-style-bullet>
    </text:list-style>
    <text:list-style style:name="L19">
      <text:list-level-style-bullet text:level="1" text:style-name="Bullet_20_Symbols" style:num-suffix="." text:bullet-char="–">
        <style:list-level-properties text:space-before="0.053cm" text:min-label-width="0.635cm"/>
        <style:text-properties style:font-name="StarSymbol"/>
      </text:list-level-style-bullet>
      <text:list-level-style-bullet text:level="2" text:style-name="Bullet_20_Symbols" style:num-suffix="." text:bullet-char="–">
        <style:list-level-properties text:space-before="0.688cm" text:min-label-width="0.635cm"/>
        <style:text-properties style:font-name="StarSymbol"/>
      </text:list-level-style-bullet>
      <text:list-level-style-bullet text:level="3" text:style-name="Bullet_20_Symbols" style:num-suffix="." text:bullet-char="–">
        <style:list-level-properties text:space-before="1.323cm" text:min-label-width="0.635cm"/>
        <style:text-properties style:font-name="StarSymbol"/>
      </text:list-level-style-bullet>
      <text:list-level-style-bullet text:level="4" text:style-name="Bullet_20_Symbols" style:num-suffix="." text:bullet-char="–">
        <style:list-level-properties text:space-before="1.958cm" text:min-label-width="0.635cm"/>
        <style:text-properties style:font-name="StarSymbol"/>
      </text:list-level-style-bullet>
      <text:list-level-style-bullet text:level="5" text:style-name="Bullet_20_Symbols" style:num-suffix="." text:bullet-char="–">
        <style:list-level-properties text:space-before="2.593cm" text:min-label-width="0.635cm"/>
        <style:text-properties style:font-name="StarSymbol"/>
      </text:list-level-style-bullet>
      <text:list-level-style-bullet text:level="6" text:style-name="Bullet_20_Symbols" style:num-suffix="." text:bullet-char="–">
        <style:list-level-properties text:space-before="3.228cm" text:min-label-width="0.635cm"/>
        <style:text-properties style:font-name="StarSymbol"/>
      </text:list-level-style-bullet>
      <text:list-level-style-bullet text:level="7" text:style-name="Bullet_20_Symbols" style:num-suffix="." text:bullet-char="–">
        <style:list-level-properties text:space-before="3.863cm" text:min-label-width="0.635cm"/>
        <style:text-properties style:font-name="StarSymbol"/>
      </text:list-level-style-bullet>
      <text:list-level-style-bullet text:level="8" text:style-name="Bullet_20_Symbols" style:num-suffix="." text:bullet-char="–">
        <style:list-level-properties text:space-before="4.498cm" text:min-label-width="0.635cm"/>
        <style:text-properties style:font-name="StarSymbol"/>
      </text:list-level-style-bullet>
      <text:list-level-style-bullet text:level="9" text:style-name="Bullet_20_Symbols" style:num-suffix="." text:bullet-char="–">
        <style:list-level-properties text:space-before="5.133cm" text:min-label-width="0.635cm"/>
        <style:text-properties style:font-name="StarSymbol"/>
      </text:list-level-style-bullet>
      <text:list-level-style-bullet text:level="10" text:style-name="Bullet_20_Symbols" style:num-suffix="." text:bullet-char="–">
        <style:list-level-properties text:space-before="5.768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bookmark-start text:name="Sommaire"/>Sommaire</text:p>
      <text:p text:style-name="P1"><text:bookmark-end text:name="Sommaire"/></text:p>
      <text:p text:style-name="Standard"><text:a xlink:type="simple" xlink:href="#Structure%20générale%20des%20tables"><text:span text:style-name="T1">Structure générale des tables</text:span></text:a> :</text:p>
      <text:p text:style-name="Standard"/>
      <text:p text:style-name="Standard"><text:a xlink:type="simple" xlink:href="#Module%20des%20tiers"><text:span text:style-name="T1">Module des tiers</text:span></text:a> :</text:p>
      <text:p text:style-name="Standard"><text:a xlink:type="simple" xlink:href="#Table%20tiers"><text:span text:style-name="T2">TABLE TA_TIERS</text:span></text:a></text:p>
      <text:list text:style-name="L1">
        <text:list-header>
          <text:p text:style-name="P2"/>
        </text:list-header>
      </text:list>
      <text:p text:style-name="P3"><text:a xlink:type="simple" xlink:href="#Table%20Civilite"><text:span text:style-name="T2">TABLE TA_</text:span></text:a><text:a xlink:type="simple" xlink:href="#Table%20Civilite"><text:span text:style-name="T3">T</text:span></text:a><text:a xlink:type="simple" xlink:href="#Table%20Civilite"><text:span text:style-name="T4">_</text:span></text:a><text:a xlink:type="simple" xlink:href="#Table%20Civilite"><text:span text:style-name="T2">CIVILITE</text:span></text:a></text:p>
      <text:p text:style-name="P3"><text:a xlink:type="simple" xlink:href="#Table%20TypeTiers"><text:span text:style-name="T2">TABLE TA_T_TIERS</text:span></text:a></text:p>
      <text:p text:style-name="P3"><text:a xlink:type="simple" xlink:href="#TA_ENTREPRISE"><text:span text:style-name="T2">TA_ENTREPRISE</text:span></text:a></text:p>
      <text:p text:style-name="P3"><text:a xlink:type="simple" xlink:href="#Table%20Commentaire"><text:span text:style-name="T2">TABLE TA_COMMENTAIRE</text:span></text:a></text:p>
      <text:p text:style-name="P3"><text:a xlink:type="simple" xlink:href="#Table%20Banque"><text:span text:style-name="T2">TABLE TA_BANQUE</text:span></text:a><text:a xlink:type="simple" xlink:href="#Table%20Entite"><text:span text:style-name="T3"> </text:span></text:a><text:a xlink:type="simple" xlink:href="#Table%20Entite"><text:span text:style-name="T5">*</text:span></text:a></text:p>
      <text:p text:style-name="P3"/>
      <text:p text:style-name="Standard"><text:a xlink:type="simple" xlink:href="#Table%20Adresse"><text:span text:style-name="T2">TABLE TA_ADRESSE</text:span></text:a></text:p>
      <text:p text:style-name="Standard"><text:a xlink:type="simple" xlink:href="#Table%20R_Adresse"><text:span text:style-name="T2">TABLE TA_R_ADR</text:span></text:a></text:p>
      <text:p text:style-name="Standard"><text:a xlink:type="simple" xlink:href="#Table%20TypeAdresse"><text:span text:style-name="T2">TABLE TA_T_ADR</text:span></text:a></text:p>
      <text:p text:style-name="Standard"><text:a xlink:type="simple" xlink:href="#Table%20R_Adresse_TypeAdresse"><text:span text:style-name="T2">TABLE TA_R_ADR_T_ADR</text:span></text:a></text:p>
      <text:p text:style-name="Standard"/>
      <text:p text:style-name="Standard"><text:a xlink:type="simple" xlink:href="#Table%20Telephone"><text:span text:style-name="T2">TABLE TA_TELEPHONE</text:span></text:a></text:p>
      <text:p text:style-name="Standard"><text:a xlink:type="simple" xlink:href="#Table%20R_Telephone"><text:span text:style-name="T2">TABLE TA_R_TEL</text:span></text:a></text:p>
      <text:p text:style-name="Standard"><text:a xlink:type="simple" xlink:href="#Table%20TypeTelephone"><text:span text:style-name="T2">TABLE TA_T_TEL</text:span></text:a></text:p>
      <text:p text:style-name="Standard"><text:a xlink:type="simple" xlink:href="#Table%20R_Telephone_TypeTelephone"><text:span text:style-name="T2">TABLE TA_R_TEL_T_TEL</text:span></text:a></text:p>
      <text:p text:style-name="Standard"/>
      <text:p text:style-name="Standard"><text:a xlink:type="simple" xlink:href="#Table%20Email"><text:span text:style-name="T2">TABLE TA_EMAIL</text:span></text:a></text:p>
      <text:p text:style-name="Standard"><text:a xlink:type="simple" xlink:href="#Table%20R_Email"><text:span text:style-name="T2">TABLE TA_R_EMAIL</text:span></text:a></text:p>
      <text:p text:style-name="P4"/>
      <text:p text:style-name="Standard"><text:a xlink:type="simple" xlink:href="#Table%20SiteInternet"><text:span text:style-name="T2">TABLE TA_WEB</text:span></text:a></text:p>
      <text:p text:style-name="Standard"><text:a xlink:type="simple" xlink:href="#Table%20R_SiteInternet"><text:span text:style-name="T2">TABLE TA_R_WEB</text:span></text:a></text:p>
      <text:p text:style-name="P4"/>
      <text:p text:style-name="Standard"><text:a xlink:type="simple" xlink:href="#TA_COMPL">TA_COMPL</text:a></text:p>
      <text:p text:style-name="Standard"/>
      <text:p text:style-name="Standard"><text:a xlink:type="simple" xlink:href="#TA_T_ENTITE">TA_T_ENTITE</text:a></text:p>
      <text:p text:style-name="Standard"/>
      <text:p text:style-name="Standard"/>
      <text:p text:style-name="Standard"><text:a xlink:type="simple" xlink:href="#Module%20de%20Parametrages"><text:span text:style-name="T1">Module de Parametrages</text:span></text:a> :</text:p>
      <text:p text:style-name="Standard"><text:a xlink:type="simple" xlink:href="#Table%20Parametrage%20"><text:span text:style-name="T2">Table Parametrage </text:span></text:a></text:p>
      <text:p text:style-name="Standard"/>
      <text:p text:style-name="P3"><text:a xlink:type="simple" xlink:href="#Table%20Entite"><text:span text:style-name="T2"><text:s/></text:span></text:a><text:a xlink:type="simple" xlink:href="#Table%20Entite"><text:span text:style-name="T6">* = Table à finir</text:span></text:a></text:p>
      <text:p text:style-name="Standard"/>
      <text:p text:style-name="Standard"><text:span text:style-name="T7">A Rajouter </text:span>:</text:p>
      <text:p text:style-name="Standard">Table Profession ou secteur d'activités</text:p>
      <text:p text:style-name="Standard">Table autres : intégrant différentes infos comme :</text:p>
      <text:list text:style-name="L2">
        <text:list-item>
          <text:p text:style-name="P5"><text:span text:style-name="T8">si client </text:span>: Activite, date anniversaire, parrain, service, mode de paiement, <text:span text:style-name="T9">n° TVA</text:span>, Taux de remise, assistant(e)...</text:p>
        </text:list-item>
        <text:list-item>
          <text:p text:style-name="P5"><text:span text:style-name="T8">Si fournisseur</text:span> : Activite, </text:p>
        </text:list-item>
        <text:list-item>
          <text:p text:style-name="P5"><text:span text:style-name="T8">Si Employés</text:span> : date naissance, lieu, n° secu, mutuelle, sexe, date d'entree, emploie, diplômes, ...</text:p>
        </text:list-item>
      </text:list>
      <text:p text:style-name="Standard"/>
      <text:p text:style-name="Standard"><text:a xlink:type="simple" xlink:href="#Infos diverses">Infos diverses</text:a> : </text:p>
      <text:p text:style-name="P6"><text:a xlink:type="simple" xlink:href="#Représentation sur tableau"><text:span text:style-name="T10">Représentation sur tableau</text:span></text:a><text:span text:style-name="T11"> : </text:span></text:p>
      <text:p text:style-name="Standard"><text:a xlink:type="simple" xlink:href="#En cours et à faire">En cours et à faire</text:a> </text:p>
      <text:p text:style-name="Standard"><text:a xlink:type="simple" xlink:href="#Description des écrans  "><text:span text:style-name="T12">Description des écrans</text:span></text:a><text:a xlink:type="simple" xlink:href="#Description des écrans  "><text:span text:style-name="T2"> </text:span></text:a></text:p>
      <text:p text:style-name="Standard"><text:a xlink:type="simple" xlink:href="#Principes de base"><text:span text:style-name="T12">Principes de base</text:span></text:a></text:p>
      <text:p text:style-name="P4"><text:a xlink:type="simple" xlink:href="#Ecrans faits">Ecrans faits</text:a></text:p>
      <text:p text:style-name="Standard"><text:a xlink:type="simple" xlink:href="#En cours"/></text:p>
      <text:p text:style-name="Standard"><text:a xlink:type="simple" xlink:href="#En cours"/></text:p>
      <text:p text:style-name="Standard"><text:a xlink:type="simple" xlink:href="#En cours"/></text:p>
      <text:p text:style-name="P7"/>
      <text:p text:style-name="P8"><text:bookmark-start text:name="Structure générale des tables"/>Structure générale des tables<text:bookmark-end text:name="Structure générale des tables"/><text:span text:style-name="T13"> :</text:span></text:p>
      <text:p text:style-name="P9">Toutes les tables doivent comporter les champs suivants :</text:p>
      <text:list text:style-name="L3">
        <text:list-item>
          <text:list>
            <text:list-item>
              <text:p text:style-name="P10">QuiCree</text:p>
            </text:list-item>
            <text:list-item>
              <text:p text:style-name="P10">QuandCree</text:p>
            </text:list-item>
            <text:list-item>
              <text:p text:style-name="P10">QuiModif</text:p>
            </text:list-item>
            <text:list-item>
              <text:p text:style-name="P10">QuandModif</text:p>
            </text:list-item>
            <text:list-item>
              <text:p text:style-name="P10">Version</text:p>
            </text:list-item>
          </text:list>
        </text:list-item>
      </text:list>
      <text:p text:style-name="P11"/>
      <text:p text:style-name="P11"><text:span text:style-name="T14">De plus, elle doit comprendre</text:span> :</text:p>
      <text:p text:style-name="P11">un identifiant de la forme « ID : integer » en plus de son « Code » ou de son « Nom » ou autres...</text:p>
      <text:p text:style-name="P11">Toutes les informations qui ne sont pas communes à toutes utilisations d'un contact sont mises :</text:p>
      <text:list text:style-name="L4">
        <text:list-item>
          <text:p text:style-name="P12">Soit dans une table à part avec un identifiant repris dans la table Principale, de la forme « ID_... » si champ obligatoire ou de la forme « ID_I_... » si champ facultatif. Et ceci dans le cas d'une relation 1 -&gt; 1</text:p>
        </text:list-item>
        <text:list-item>
          <text:p text:style-name="P12">Soit dans une table à part et une table supplémentaire de mise en relation . Ceci dans le cas d'une relation 1 -&gt; N</text:p>
        </text:list-item>
      </text:list>
      <text:p text:style-name="P11"/>
      <text:p text:style-name="P13"><text:span text:style-name="T11">Tous les champs identifiants</text:span> sont Obligatoires sauf ceux qui sont formalisés de la façon suivante :</text:p>
      <text:p text:style-name="P13">« ID_I_... » restent facultatifs.</text:p>
      <text:p text:style-name="P14"/>
      <text:p text:style-name="P15"><text:bookmark-start text:name="Module des tiers"/><text:span text:style-name="T15">Module des tiers</text:span><text:bookmark-end text:name="Module des tiers"/> :</text:p>
      <text:p text:style-name="Standard">Ce module permet en principe d'enregistrer n'importe quel type de contact. Que se soit un client, fournisseur, prospect, employés, ou autres...</text:p>
      <text:p text:style-name="Standard">La table principale « Tiers » contient tous les champs minimaux, commun à tout type de contact.</text:p>
      <text:p text:style-name="Standard">Ces champs sont obligatoires ou facultatifs. Voir colonne * </text:p>
      <text:p text:style-name="Standard"/>
      <text:p text:style-name="Table_20_Titre"><text:bookmark-start text:name="Table tiers"/><text:span text:style-name="T16">Table TA_TIERS</text:span><text:bookmark-end text:name="Table tiers"/><text:span text:style-name="T13"> </text:span>: </text:p>
      <text:p text:style-name="P4"/>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table:number-columns-spanned="5" office:value-type="string">
              <text:p text:style-name="P16">Table TA_TIERS</text:p>
            </table:table-cell>
            <table:covered-table-cell/>
            <table:covered-table-cell/>
            <table:covered-table-cell/>
            <table:covered-table-cell/>
          </table:table-row>
        </table:table-header-rows>
        <table:table-row>
          <table:table-cell table:style-name="Tableau1.A2" office:value-type="string">
            <text:p text:style-name="P17">Champ</text:p>
          </table:table-cell>
          <table:table-cell table:style-name="Tableau1.A2" office:value-type="string">
            <text:p text:style-name="P17">Type</text:p>
          </table:table-cell>
          <table:table-cell table:style-name="Tableau1.A2" office:value-type="string">
            <text:p text:style-name="P17">*</text:p>
          </table:table-cell>
          <table:table-cell table:style-name="Tableau1.A2" office:value-type="string">
            <text:p text:style-name="P17">Long</text:p>
          </table:table-cell>
          <table:table-cell table:style-name="Tableau1.E2" office:value-type="string">
            <text:p text:style-name="P17">Description</text:p>
          </table:table-cell>
        </table:table-row>
        <table:table-row>
          <table:table-cell table:style-name="Tableau1.A3" office:value-type="string">
            <text:p text:style-name="P18"><text:bookmark-start text:name="ID_Tiers"/><text:bookmark-start text:name="ID_TIERS_Tab"/>ID_<text:bookmark-end text:name="ID_Tiers"/>TIERS<text:bookmark-end text:name="ID_TIERS_Tab"/></text:p>
          </table:table-cell>
          <table:table-cell table:style-name="Tableau1.A3" office:value-type="string">
            <text:p text:style-name="P18">Entier</text:p>
          </table:table-cell>
          <table:table-cell table:style-name="Tableau1.C3" office:value-type="float" office:value="0">
            <text:p text:style-name="P19"><text:a xlink:type="simple" xlink:href="#ID_Tiers_Gest_Tiers">0</text:a></text:p>
          </table:table-cell>
          <table:table-cell table:style-name="Tableau1.A3" office:value-type="string">
            <text:p text:style-name="P19">-</text:p>
          </table:table-cell>
          <table:table-cell table:style-name="Tableau1.E3" office:value-type="string">
            <text:p text:style-name="P18">N° d'identification</text:p>
          </table:table-cell>
        </table:table-row>
        <table:table-row>
          <table:table-cell table:style-name="Tableau1.A3" office:value-type="string">
            <text:p text:style-name="P18">CODE_TIERS</text:p>
          </table:table-cell>
          <table:table-cell table:style-name="Tableau1.A3" office:value-type="string">
            <text:p text:style-name="P18">Texte</text:p>
          </table:table-cell>
          <table:table-cell table:style-name="Tableau1.C3" office:value-type="float" office:value="0">
            <text:p text:style-name="P19"><text:a xlink:type="simple" xlink:href="#CodeTiers_Gest_Tiers">0</text:a></text:p>
          </table:table-cell>
          <table:table-cell table:style-name="Tableau1.C3" office:value-type="float" office:value="20">
            <text:p text:style-name="P19">20</text:p>
          </table:table-cell>
          <table:table-cell table:style-name="Tableau1.E3" office:value-type="string">
            <text:p text:style-name="P18">Numéro du contact.</text:p>
          </table:table-cell>
        </table:table-row>
        <table:table-row>
          <table:table-cell table:style-name="Tableau1.A3" office:value-type="string">
            <text:p text:style-name="P18">NOM_TIERS</text:p>
          </table:table-cell>
          <table:table-cell table:style-name="Tableau1.A3" office:value-type="string">
            <text:p text:style-name="P18">Texte</text:p>
          </table:table-cell>
          <table:table-cell table:style-name="Tableau1.C3" office:value-type="float" office:value="0">
            <text:p text:style-name="P19"><text:a xlink:type="simple" xlink:href="#PrenomTiers_Gest_Tiers">0</text:a></text:p>
          </table:table-cell>
          <table:table-cell table:style-name="Tableau1.C3" office:value-type="float" office:value="100">
            <text:p text:style-name="P19">100</text:p>
          </table:table-cell>
          <table:table-cell table:style-name="Tableau1.E3" office:value-type="string">
            <text:p text:style-name="P18">Nom du contact</text:p>
          </table:table-cell>
        </table:table-row>
        <table:table-row>
          <table:table-cell table:style-name="Tableau1.A3" office:value-type="string">
            <text:p text:style-name="P18">PRENOM_TIERS</text:p>
          </table:table-cell>
          <table:table-cell table:style-name="Tableau1.A3" office:value-type="string">
            <text:p text:style-name="P18">Texte</text:p>
          </table:table-cell>
          <table:table-cell table:style-name="Tableau1.A3" office:value-type="string">
            <text:p text:style-name="P19"><text:a xlink:type="simple" xlink:href="#NomTiers_Gest_Tiers">f</text:a></text:p>
          </table:table-cell>
          <table:table-cell table:style-name="Tableau1.C3" office:value-type="float" office:value="100">
            <text:p text:style-name="P19">100</text:p>
          </table:table-cell>
          <table:table-cell table:style-name="Tableau1.E3" office:value-type="string">
            <text:p text:style-name="P18">Prénom du contact</text:p>
          </table:table-cell>
        </table:table-row>
        <table:table-row>
          <table:table-cell table:style-name="Tableau1.A3" office:value-type="string">
            <text:p text:style-name="P18">SURNOM_TIERS</text:p>
          </table:table-cell>
          <table:table-cell table:style-name="Tableau1.A3" office:value-type="string">
            <text:p text:style-name="P18">Texte</text:p>
          </table:table-cell>
          <table:table-cell table:style-name="Tableau1.A3" office:value-type="string">
            <text:p text:style-name="P19"><text:a xlink:type="simple" xlink:href="#SurnomTiers_Gest_Tiers">f</text:a></text:p>
          </table:table-cell>
          <table:table-cell table:style-name="Tableau1.C3" office:value-type="float" office:value="20">
            <text:p text:style-name="P19">20</text:p>
          </table:table-cell>
          <table:table-cell table:style-name="Tableau1.E3" office:value-type="string">
            <text:p text:style-name="P18">Surnom du contact. Nécessaire dans certaines organisations</text:p>
          </table:table-cell>
        </table:table-row>
        <table:table-row>
          <table:table-cell table:style-name="Tableau1.A3" office:value-type="string">
            <text:p text:style-name="P18">ACTIF_TIERS</text:p>
          </table:table-cell>
          <table:table-cell table:style-name="Tableau1.A3" office:value-type="string">
            <text:p text:style-name="P18">Logique</text:p>
          </table:table-cell>
          <table:table-cell table:style-name="Tableau1.C3" office:value-type="float" office:value="0">
            <text:p text:style-name="P19"><text:a xlink:type="simple" xlink:href="#Actif_Gest_Tiers">0</text:a></text:p>
          </table:table-cell>
          <table:table-cell table:style-name="Tableau1.A3" office:value-type="string">
            <text:p text:style-name="P19">-</text:p>
          </table:table-cell>
          <table:table-cell table:style-name="Tableau1.E3" office:value-type="string">
            <text:p text:style-name="P18">Sert dans le cas où le contact n'est plus actif mais qu'on ne veut pas le supprimer (entre autres).</text:p>
          </table:table-cell>
        </table:table-row>
        <table:table-row>
          <table:table-cell table:style-name="Tableau1.A3" office:value-type="string">
            <text:p text:style-name="P18"><text:bookmark-start text:name="ID_Civilite_Tiers"/><text:a xlink:type="simple" xlink:href="#ID_Civilite">ID_T_C</text:a><text:bookmark-end text:name="ID_Civilite_Tiers"/><text:a xlink:type="simple" xlink:href="#ID_Civilite">IVILITE</text:a></text:p>
          </table:table-cell>
          <table:table-cell table:style-name="Tableau1.A3" office:value-type="string">
            <text:p text:style-name="P18">Entier</text:p>
          </table:table-cell>
          <table:table-cell table:style-name="Tableau1.C3" office:value-type="float" office:value="0">
            <text:p text:style-name="P19"><text:a xlink:type="simple" xlink:href="#ID_Civilite_Gest_Tiers">0</text:a></text:p>
          </table:table-cell>
          <table:table-cell table:style-name="Tableau1.A3" office:value-type="string">
            <text:p text:style-name="P19">-</text:p>
          </table:table-cell>
          <table:table-cell table:style-name="Tableau1.E3" office:value-type="string">
            <text:p text:style-name="P18">Identifiant de la « <text:a xlink:type="simple" xlink:href="#Table%20Civilite">table TA_T_CIVILITE</text:a> »</text:p>
          </table:table-cell>
        </table:table-row>
        <table:table-row>
          <table:table-cell table:style-name="Tableau1.A3" office:value-type="string">
            <text:p text:style-name="P18"><text:bookmark-start text:name="ID_Entite_Tiers"/><text:a xlink:type="simple" xlink:href="#ID_Entite">ID_E</text:a><text:bookmark-end text:name="ID_Entite_Tiers"/><text:a xlink:type="simple" xlink:href="#ID_Entite">NTITE</text:a></text:p>
          </table:table-cell>
          <table:table-cell table:style-name="Tableau1.A3" office:value-type="string">
            <text:p text:style-name="P18">Entier</text:p>
          </table:table-cell>
          <table:table-cell table:style-name="Tableau1.C3" office:value-type="float" office:value="0">
            <text:p text:style-name="P19"><text:a xlink:type="simple" xlink:href="#ID_Entite_Gest_Tiers">0</text:a></text:p>
          </table:table-cell>
          <table:table-cell table:style-name="Tableau1.A3" office:value-type="string">
            <text:p text:style-name="P19">-</text:p>
          </table:table-cell>
          <table:table-cell table:style-name="Tableau1.E3" office:value-type="string">
            <text:p text:style-name="P18">Identifiant de la « table <text:a xlink:type="simple" xlink:href="#Table%20Entite"><text:span text:style-name="T3">TA_ENTITE</text:span></text:a> ». Tout ce qui concerne son entreprise. <text:span text:style-name="T17">Attention !, si plusieurs entites, elles ne peuvent être prises en compte avec cette configuration.</text:span></text:p>
          </table:table-cell>
        </table:table-row>
        <table:table-row>
          <table:table-cell table:style-name="Tableau1.A3" office:value-type="string">
            <text:p text:style-name="P18"><text:bookmark-start text:name="ID_TypeTiers_Tiers"/><text:a xlink:type="simple" xlink:href="#ID_TypeTiers">ID_T_</text:a><text:bookmark-end text:name="ID_TypeTiers_Tiers"/><text:a xlink:type="simple" xlink:href="#ID_TypeTiers"><text:span text:style-name="T18">TIERS</text:span></text:a></text:p>
          </table:table-cell>
          <table:table-cell table:style-name="Tableau1.A3" office:value-type="string">
            <text:p text:style-name="P18">Entier</text:p>
          </table:table-cell>
          <table:table-cell table:style-name="Tableau1.C3" office:value-type="float" office:value="0">
            <text:p text:style-name="P19"><text:a xlink:type="simple" xlink:href="#ID_TypeTiers_Gest_Tiers">0</text:a></text:p>
          </table:table-cell>
          <table:table-cell table:style-name="Tableau1.A3" office:value-type="string">
            <text:p text:style-name="P19">-</text:p>
          </table:table-cell>
          <table:table-cell table:style-name="Tableau1.E3" office:value-type="string">
            <text:p text:style-name="P18">Identifiant de la « <text:a xlink:type="simple" xlink:href="#Table%20TypeTiers">table TA_T_TIERS</text:a> »</text:p>
          </table:table-cell>
        </table:table-row>
        <table:table-row>
          <table:table-cell table:style-name="Tableau1.A3" office:value-type="string">
            <text:p text:style-name="P18"><text:bookmark-start text:name="ID_I_Commentaire"/><text:a xlink:type="simple" xlink:href="#ID_Commentaire">ID_I_C</text:a><text:bookmark-end text:name="ID_I_Commentaire"/><text:a xlink:type="simple" xlink:href="#ID_Commentaire">OMMENTAIRE</text:a></text:p>
          </table:table-cell>
          <table:table-cell table:style-name="Tableau1.A3" office:value-type="string">
            <text:p text:style-name="P18">Entier</text:p>
          </table:table-cell>
          <table:table-cell table:style-name="Tableau1.A3" office:value-type="string">
            <text:p text:style-name="P19"><text:a xlink:type="simple" xlink:href="#ID_I_Commentaire_Gest_Tiers">f</text:a></text:p>
          </table:table-cell>
          <table:table-cell table:style-name="Tableau1.A3" office:value-type="string">
            <text:p text:style-name="P19">-</text:p>
          </table:table-cell>
          <table:table-cell table:style-name="Tableau1.E3" office:value-type="string">
            <text:p text:style-name="P18">Identifiant de la « <text:a xlink:type="simple" xlink:href="#Table%20Commentaire">table TA_COMMENTAIRE</text:a> »</text:p>
          </table:table-cell>
        </table:table-row>
        <table:table-row>
          <table:table-cell table:style-name="Tableau1.A3" office:value-type="string">
            <text:p text:style-name="P18"><text:bookmark-start text:name="ID_I_Banque"/><text:a xlink:type="simple" xlink:href="#ID_Banque">ID_I_B</text:a><text:bookmark-end text:name="ID_I_Banque"/><text:a xlink:type="simple" xlink:href="#ID_Banque">ANQUE</text:a></text:p>
          </table:table-cell>
          <table:table-cell table:style-name="Tableau1.A3" office:value-type="string">
            <text:p text:style-name="P18">Entier</text:p>
          </table:table-cell>
          <table:table-cell table:style-name="Tableau1.A3" office:value-type="string">
            <text:p text:style-name="P19"><text:a xlink:type="simple" xlink:href="#ID_I_Banque_Gest_Tiers">f</text:a></text:p>
          </table:table-cell>
          <table:table-cell table:style-name="Tableau1.A3" office:value-type="string">
            <text:p text:style-name="P19">-</text:p>
          </table:table-cell>
          <table:table-cell table:style-name="Tableau1.E3" office:value-type="string">
            <text:p text:style-name="P18">Identifiant de la « <text:a xlink:type="simple" xlink:href="#Table%20Banque">table TA_BANQUE </text:a>»</text:p>
          </table:table-cell>
        </table:table-row>
        <table:table-row>
          <table:table-cell table:style-name="Tableau1.A3" office:value-type="string">
            <text:p text:style-name="P18">QUI_CREE_TIERS</text:p>
          </table:table-cell>
          <table:table-cell table:style-name="Tableau1.A3" office:value-type="string">
            <text:p text:style-name="P18">Texte</text:p>
          </table:table-cell>
          <table:table-cell table:style-name="Tableau1.C3" office:value-type="float" office:value="0">
            <text:p text:style-name="P20"><text:a xlink:type="simple" xlink:href="#Structure%20générale%20des%20tables"><text:span text:style-name="T10">0</text:span></text:a></text:p>
          </table:table-cell>
          <table:table-cell table:style-name="Tableau1.C3" office:value-type="float" office:value="50">
            <text:p text:style-name="P19">50</text:p>
          </table:table-cell>
          <table:table-cell table:style-name="Tableau1.E3" office:value-type="string">
            <text:p text:style-name="P18">Nom de l'utilisateur qui crée l'enregistrement</text:p>
          </table:table-cell>
        </table:table-row>
        <table:table-row>
          <table:table-cell table:style-name="Tableau1.A3" office:value-type="string">
            <text:p text:style-name="P18">QUAND_CREE_TIERS</text:p>
          </table:table-cell>
          <table:table-cell table:style-name="Tableau1.A3" office:value-type="string">
            <text:p text:style-name="P18">Date</text:p>
          </table:table-cell>
          <table:table-cell table:style-name="Tableau1.C3" office:value-type="float" office:value="0">
            <text:p text:style-name="P20"><text:a xlink:type="simple" xlink:href="#Structure%20générale%20des%20tables"><text:span text:style-name="T10">0</text:span></text:a></text:p>
          </table:table-cell>
          <table:table-cell table:style-name="Tableau1.A3" office:value-type="string">
            <text:p text:style-name="P19">-</text:p>
          </table:table-cell>
          <table:table-cell table:style-name="Tableau1.E3" office:value-type="string">
            <text:p text:style-name="P18">Date de création de l'enregistrement</text:p>
          </table:table-cell>
        </table:table-row>
        <table:table-row>
          <table:table-cell table:style-name="Tableau1.A3" office:value-type="string">
            <text:p text:style-name="P18">QUI_MODIF_TIERS</text:p>
          </table:table-cell>
          <table:table-cell table:style-name="Tableau1.A3" office:value-type="string">
            <text:p text:style-name="P18">Texte</text:p>
          </table:table-cell>
          <table:table-cell table:style-name="Tableau1.C3" office:value-type="float" office:value="0">
            <text:p text:style-name="P20"><text:a xlink:type="simple" xlink:href="#Structure%20générale%20des%20tables"><text:span text:style-name="T10">0</text:span></text:a></text:p>
          </table:table-cell>
          <table:table-cell table:style-name="Tableau1.C3" office:value-type="float" office:value="50">
            <text:p text:style-name="P19">50</text:p>
          </table:table-cell>
          <table:table-cell table:style-name="Tableau1.E3" office:value-type="string">
            <text:p text:style-name="P18">Nom du dernier utilisateur qui modifie l'enregistrement</text:p>
          </table:table-cell>
        </table:table-row>
        <table:table-row>
          <table:table-cell table:style-name="Tableau1.A3" office:value-type="string">
            <text:p text:style-name="P18"><text:span text:style-name="T19">Quand_Modif</text:span>_TIERS</text:p>
          </table:table-cell>
          <table:table-cell table:style-name="Tableau1.A3" office:value-type="string">
            <text:p text:style-name="P18">Date</text:p>
          </table:table-cell>
          <table:table-cell table:style-name="Tableau1.C3" office:value-type="float" office:value="0">
            <text:p text:style-name="P20"><text:a xlink:type="simple" xlink:href="#Structure%20générale%20des%20tables"><text:span text:style-name="T10">0</text:span></text:a></text:p>
          </table:table-cell>
          <table:table-cell table:style-name="Tableau1.A3" office:value-type="string">
            <text:p text:style-name="P19">-</text:p>
          </table:table-cell>
          <table:table-cell table:style-name="Tableau1.E3" office:value-type="string">
            <text:p text:style-name="P18">Dernière date de modification</text:p>
          </table:table-cell>
        </table:table-row>
        <table:table-row>
          <table:table-cell table:style-name="Tableau1.A3" office:value-type="string">
            <text:p text:style-name="P18">VERSION_TIERS</text:p>
          </table:table-cell>
          <table:table-cell table:style-name="Tableau1.A3" office:value-type="string">
            <text:p text:style-name="P18">Entier</text:p>
          </table:table-cell>
          <table:table-cell table:style-name="Tableau1.C3" office:value-type="float" office:value="0">
            <text:p text:style-name="P20"><text:a xlink:type="simple" xlink:href="#Structure%20générale%20des%20tables"><text:span text:style-name="T10">0</text:span></text:a></text:p>
          </table:table-cell>
          <table:table-cell table:style-name="Tableau1.C3" office:value-type="float" office:value="50">
            <text:p text:style-name="P19">50</text:p>
          </table:table-cell>
          <table:table-cell table:style-name="Tableau1.E3" office:value-type="string">
            <text:p text:style-name="P18">Numéro de version lors de la dernière modification.</text:p>
          </table:table-cell>
        </table:table-row>
      </table:table>
      <text:p text:style-name="Standard"><text:bookmark-start text:name="légende "/><text:span text:style-name="T20">légende</text:span> <text:bookmark-end text:name="légende "/>: * = champ indiquant si le remplissage est obligatoire ou non</text:p>
      <text:list text:style-name="L5">
        <text:list-item>
          <text:p text:style-name="P21">o = Obligatoire, f = facultatif.</text:p>
        </text:list-item>
      </text:list>
      <text:p text:style-name="P22"><text:span text:style-name="T8">Règles de gestion</text:span> : </text:p>
      <text:list text:style-name="L6">
        <text:list-item>
          <text:p text:style-name="P23"><text:bookmark-start text:name="ID_Tiers_Gest_Tiers"/>ID<text:bookmark-end text:name="ID_Tiers_Gest_Tiers"/>_TIERS : valeur unique, non null.</text:p>
        </text:list-item>
        <text:list-item>
          <text:p text:style-name="P23"><text:bookmark-start text:name="CodeTiers_Gest_Tiers"/>CODE<text:bookmark-end text:name="CodeTiers_Gest_Tiers"/>_TIERS : Valeur unique, not null<text:span text:style-name="T21">, autogénéré par un composant (Voir promethee).</text:span></text:p>
        </text:list-item>
        <text:list-item>
          <text:p text:style-name="P24">NO<text:bookmark text:name="NomTiers_Gest_Tiers"/><text:bookmark text:name="PrenomTiers_Gest_Tiers"/>M_TIERS : <text:span text:style-name="T22">Doublon vérifié, mais pas interdit (Vérifié côté interface). <text:s/>Non null.</text:span></text:p>
        </text:list-item>
        <text:list-item>
          <text:p text:style-name="P24">PRENOM_TIERS : <text:span text:style-name="T22">Doublon vérifié(Vérifié côté interface), mais pas interdit. </text:span></text:p>
        </text:list-item>
        <text:list-item>
          <text:p text:style-name="P24">SURN<text:bookmark text:name="SurnomTiers_Gest_Tiers"/><text:bookmark text:name="Actif_Gest_Tiers"/><text:bookmark text:name="ID_Civilite_Gest_Tiers"/><text:bookmark text:name="ID_Entite_Gest_Tiers"/><text:bookmark text:name="ID_TypeTiers_Gest_Tiers"/><text:bookmark text:name="ID_I_Banque_Gest_Tiers"/><text:bookmark text:name="ID_I_Commentaire_Gest_Tiers"/>OM_TIERS : <text:span text:style-name="T22">Doublon vérifié(Vérifié côté interface), mais pas interdit. </text:span></text:p>
        </text:list-item>
        <text:list-item>
          <text:p text:style-name="P24">ACTIF_TIERS : Vrai par défaut. Non null. </text:p>
        </text:list-item>
        <text:list-item>
          <text:p text:style-name="P25">ID_T_CIVILITE : Non null, vérifier existence <text:s/>dans « <text:a xlink:type="simple" xlink:href="#Table%20Civilite">table TA_T_CIVILITE</text:a> ». </text:p>
        </text:list-item>
        <text:list-item>
          <text:p text:style-name="P25">ID_T_ENTITE : Non null, vérifier existence dans « table <text:a xlink:type="simple" xlink:href="#Table%20Entite"><text:span text:style-name="T3">TA_ENTITE</text:span></text:a> »</text:p>
        </text:list-item>
        <text:list-item>
          <text:p text:style-name="P25">ID_T_TIERS : Non null, vérifier existence dans « <text:a xlink:type="simple" xlink:href="#Table%20TypeTiers">table TA_T_TIERS</text:a> ».</text:p>
        </text:list-item>
        <text:list-item>
          <text:p text:style-name="P25">ID_I_COMMENTAIRE : Si non null alors vérifier existence dans « <text:a xlink:type="simple" xlink:href="#Table%20Commentaire">table TA_COMMENTAIRE</text:a> ».</text:p>
        </text:list-item>
        <text:list-item>
          <text:p text:style-name="P25">ID_I_BANQUE : Si non null alors vérifier existence dans « <text:a xlink:type="simple" xlink:href="#Table%20Banque">table TA_BANQUE </text:a>».</text:p>
        </text:list-item>
        <text:list-item>
          <text:p text:style-name="P25"/>
        </text:list-item>
        <text:list-item>
          <text:p text:style-name="P2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26"/>
      <text:p text:style-name="P9"><text:span text:style-name="T23">Gestion suppression</text:span> : gestion des clés étrangères</text:p>
      <text:p text:style-name="P27">Tables liées à l'ID_TIERS :</text:p>
      <text:list text:style-name="L7">
        <text:list-item>
          <text:p text:style-name="P28">TA_T_ENTITE : <text:a xlink:type="simple" xlink:href="#ID_Tiers">ID_I_RESP_TIERS</text:a></text:p>
        </text:list-item>
        <text:list-item>
          <text:p text:style-name="P29">TA_R_ADR : <text:a xlink:type="simple" xlink:href="#ID_Tiers"><text:span text:style-name="T18">ID_TIERS</text:span></text:a></text:p>
        </text:list-item>
        <text:list-item>
          <text:p text:style-name="P29">TA_TELEPHONE : <text:bookmark-start text:name="ID_I_Contact1"/><text:a xlink:type="simple" xlink:href="#ID_Tiers">ID_I_</text:a><text:bookmark-end text:name="ID_I_Contact1"/><text:a xlink:type="simple" xlink:href="#ID_Tiers">TIERS</text:a></text:p>
        </text:list-item>
        <text:list-item>
          <text:p text:style-name="P29">TA_R_TEL : <text:a xlink:type="simple" xlink:href="#ID_Tiers">ID_TIERS</text:a></text:p>
        </text:list-item>
        <text:list-item>
          <text:p text:style-name="P29">TA_R_EMAIL : <text:a xlink:type="simple" xlink:href="#ID_Tiers">ID_TIERS</text:a></text:p>
        </text:list-item>
        <text:list-item>
          <text:p text:style-name="P29">TA_C_PAIEMENT : <text:a xlink:type="simple" xlink:href="../../../../../../../../Documents%20and%20Settings/isa/Mes%20documents/Description%20Gestion%20Commerciale/Description%20des%20factures.odt#ID_C_PAIEMENT_Tab"><text:span text:style-name="T24">ID_C_PAIEMENT</text:span></text:a></text:p>
        </text:list-item>
        <text:list-item>
          <text:p text:style-name="P29">TA_R_WEB : <text:a xlink:type="simple" xlink:href="#ID_Tiers">ID_TIERS</text:a></text:p>
        </text:list-item>
      </text:list>
      <text:p text:style-name="P30">- </text:p>
      <text:p text:style-name="P30"/>
      <text:p text:style-name="Table_20_Titre"><text:bookmark-start text:name="Table Civilite"/><text:span text:style-name="T16">Table TA_T_CIVILITE</text:span><text:bookmark-end text:name="Table Civilite"/> : <text:span text:style-name="T22">Précise la civilité du contact.</text:span></text:p>
      <text:p text:style-name="P31"/>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table:number-columns-spanned="5" office:value-type="string">
              <text:p text:style-name="P16">Table TA_T_CIVILITE</text:p>
            </table:table-cell>
            <table:covered-table-cell/>
            <table:covered-table-cell/>
            <table:covered-table-cell/>
            <table:covered-table-cell/>
          </table:table-row>
        </table:table-header-rows>
        <table:table-row>
          <table:table-cell table:style-name="Tableau2.A2" office:value-type="string">
            <text:p text:style-name="P17">Champ</text:p>
          </table:table-cell>
          <table:table-cell table:style-name="Tableau2.A2" office:value-type="string">
            <text:p text:style-name="P17">Type</text:p>
          </table:table-cell>
          <table:table-cell table:style-name="Tableau2.A2" office:value-type="string">
            <text:p text:style-name="P17">*</text:p>
          </table:table-cell>
          <table:table-cell table:style-name="Tableau2.A2" office:value-type="string">
            <text:p text:style-name="P17">Long</text:p>
          </table:table-cell>
          <table:table-cell table:style-name="Tableau2.E2" office:value-type="string">
            <text:p text:style-name="P17">Description</text:p>
          </table:table-cell>
        </table:table-row>
        <table:table-row>
          <table:table-cell table:style-name="Tableau2.A3" office:value-type="string">
            <text:p text:style-name="P18"><text:bookmark-start text:name="ID_Civilite"/><text:a xlink:type="simple" xlink:href="#ID_Civilite_Tiers">ID_T_CIVILITE</text:a><text:bookmark-end text:name="ID_Civilite"/></text:p>
          </table:table-cell>
          <table:table-cell table:style-name="Tableau2.A3" office:value-type="string">
            <text:p text:style-name="P18">Entier</text:p>
          </table:table-cell>
          <table:table-cell table:style-name="Tableau2.C3" office:value-type="float" office:value="0">
            <text:p text:style-name="P32"><text:a xlink:type="simple" xlink:href="#ID_Civilite_Gest_Civilite">0</text:a></text:p>
          </table:table-cell>
          <table:table-cell table:style-name="Tableau2.A3" office:value-type="string">
            <text:p text:style-name="P19">-</text:p>
          </table:table-cell>
          <table:table-cell table:style-name="Tableau2.E3" office:value-type="string">
            <text:p text:style-name="P18">N° d'identification, <text:span text:style-name="T15">index primaire</text:span></text:p>
          </table:table-cell>
        </table:table-row>
        <table:table-row>
          <table:table-cell table:style-name="Tableau2.A3" office:value-type="string">
            <text:p text:style-name="P18">CODE_T_CIVILITE</text:p>
          </table:table-cell>
          <table:table-cell table:style-name="Tableau2.A3" office:value-type="string">
            <text:p text:style-name="P18">Texte</text:p>
          </table:table-cell>
          <table:table-cell table:style-name="Tableau2.C3" office:value-type="float" office:value="0">
            <text:p text:style-name="P32"><text:a xlink:type="simple" xlink:href="#Civilite_Gest_Civilite">0</text:a></text:p>
          </table:table-cell>
          <table:table-cell table:style-name="Tableau2.C3" office:value-type="float" office:value="50">
            <text:p text:style-name="P19">50</text:p>
          </table:table-cell>
          <table:table-cell table:style-name="Tableau2.E3" office:value-type="string">
            <text:p text:style-name="P18">Madame, Monsieur, Mademoiselle, etc...</text:p>
          </table:table-cell>
        </table:table-row>
        <table:table-row>
          <table:table-cell table:style-name="Tableau2.A3" office:value-type="string">
            <text:p text:style-name="P18">QUI_CREE_T_CIVILITE</text:p>
          </table:table-cell>
          <table:table-cell table:style-name="Tableau2.A3" office:value-type="string">
            <text:p text:style-name="P18">Texte</text:p>
          </table:table-cell>
          <table:table-cell table:style-name="Tableau2.C3" office:value-type="float" office:value="0">
            <text:p text:style-name="P20"><text:a xlink:type="simple" xlink:href="#Structure%20générale%20des%20tables"><text:span text:style-name="T10">0</text:span></text:a></text:p>
          </table:table-cell>
          <table:table-cell table:style-name="Tableau2.C3" office:value-type="float" office:value="50">
            <text:p text:style-name="P19">50</text:p>
          </table:table-cell>
          <table:table-cell table:style-name="Tableau2.E3" office:value-type="string">
            <text:p text:style-name="P18">Nom de l'utilisateur qui crée l'enregistrement</text:p>
          </table:table-cell>
        </table:table-row>
        <table:table-row>
          <table:table-cell table:style-name="Tableau2.A3" office:value-type="string">
            <text:p text:style-name="P18">QUAND_CREE_T_CIVILITE</text:p>
          </table:table-cell>
          <table:table-cell table:style-name="Tableau2.A3" office:value-type="string">
            <text:p text:style-name="P18">Date</text:p>
          </table:table-cell>
          <table:table-cell table:style-name="Tableau2.C3" office:value-type="float" office:value="0">
            <text:p text:style-name="P20"><text:a xlink:type="simple" xlink:href="#Structure%20générale%20des%20tables"><text:span text:style-name="T10">0</text:span></text:a></text:p>
          </table:table-cell>
          <table:table-cell table:style-name="Tableau2.A3" office:value-type="string">
            <text:p text:style-name="P19">-</text:p>
          </table:table-cell>
          <table:table-cell table:style-name="Tableau2.E3" office:value-type="string">
            <text:p text:style-name="P18">Date de création de l'enregistrement</text:p>
          </table:table-cell>
        </table:table-row>
        <table:table-row>
          <table:table-cell table:style-name="Tableau2.A3" office:value-type="string">
            <text:p text:style-name="P18">QUI_MODIF_T_CIVILITE</text:p>
          </table:table-cell>
          <table:table-cell table:style-name="Tableau2.A3" office:value-type="string">
            <text:p text:style-name="P18">Texte</text:p>
          </table:table-cell>
          <table:table-cell table:style-name="Tableau2.C3" office:value-type="float" office:value="0">
            <text:p text:style-name="P20"><text:a xlink:type="simple" xlink:href="#Structure%20générale%20des%20tables"><text:span text:style-name="T10">0</text:span></text:a></text:p>
          </table:table-cell>
          <table:table-cell table:style-name="Tableau2.C3" office:value-type="float" office:value="50">
            <text:p text:style-name="P19">50</text:p>
          </table:table-cell>
          <table:table-cell table:style-name="Tableau2.E3" office:value-type="string">
            <text:p text:style-name="P18">Nom du dernier utilisateur qui modifie l'enregistrement</text:p>
          </table:table-cell>
        </table:table-row>
        <table:table-row>
          <table:table-cell table:style-name="Tableau2.A3" office:value-type="string">
            <text:p text:style-name="P18">QUAND_MODIF_T_CIVILITE</text:p>
          </table:table-cell>
          <table:table-cell table:style-name="Tableau2.A3" office:value-type="string">
            <text:p text:style-name="P18">Date</text:p>
          </table:table-cell>
          <table:table-cell table:style-name="Tableau2.C3" office:value-type="float" office:value="0">
            <text:p text:style-name="P20"><text:a xlink:type="simple" xlink:href="#Structure%20générale%20des%20tables"><text:span text:style-name="T10">0</text:span></text:a></text:p>
          </table:table-cell>
          <table:table-cell table:style-name="Tableau2.A3" office:value-type="string">
            <text:p text:style-name="P19">-</text:p>
          </table:table-cell>
          <table:table-cell table:style-name="Tableau2.E3" office:value-type="string">
            <text:p text:style-name="P18">Dernière date de modification</text:p>
          </table:table-cell>
        </table:table-row>
        <table:table-row>
          <table:table-cell table:style-name="Tableau2.A3" office:value-type="string">
            <text:p text:style-name="P18">VERSION_T_CIVILITE</text:p>
          </table:table-cell>
          <table:table-cell table:style-name="Tableau2.A3" office:value-type="string">
            <text:p text:style-name="P18">Entier</text:p>
          </table:table-cell>
          <table:table-cell table:style-name="Tableau2.C3" office:value-type="float" office:value="0">
            <text:p text:style-name="P20"><text:a xlink:type="simple" xlink:href="#Structure%20générale%20des%20tables"><text:span text:style-name="T10">0</text:span></text:a></text:p>
          </table:table-cell>
          <table:table-cell table:style-name="Tableau2.C3" office:value-type="float" office:value="50">
            <text:p text:style-name="P19">50</text:p>
          </table:table-cell>
          <table:table-cell table:style-name="Tableau2.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text:a xlink:type="simple" xlink:href="#légende%20"><text:span text:style-name="T3"/></text:a></text:p>
      <text:p text:style-name="P22"><text:span text:style-name="T8">Règles de gestion</text:span> : </text:p>
      <text:list text:style-name="L6">
        <text:list-item>
          <text:p text:style-name="P33"><text:bookmark-start text:name="ID_Civilite_Gest_Civilite"/>ID_<text:span text:style-name="T13">T_</text:span>CIVILITE<text:bookmark-end text:name="ID_Civilite_Gest_Civilite"/> : valeur unique, non null.</text:p>
        </text:list-item>
        <text:list-item>
          <text:p text:style-name="P33"><text:bookmark-start text:name="Civilite_Gest_Civilite"/>C<text:bookmark-end text:name="Civilite_Gest_Civilite"/>ODE_<text:span text:style-name="T13">T_</text:span>CIVILITE : Valeur unique, non null.</text:p>
        </text:list-item>
        <text:list-item>
          <text:p text:style-name="P34"><text:span text:style-name="T25">Pour les autres champs, voir « </text:span><text:a xlink:type="simple" xlink:href="#Structure%20générale%20des%20tables"><text:span text:style-name="T26">S</text:span></text:a><text:a xlink:type="simple" xlink:href="#Structure%20générale%20des%20tables"><text:span text:style-name="T27">tructure générale des tables </text:span></text:a><text:span text:style-name="T28">»</text:span></text:p>
          <text:p text:style-name="P35"/>
        </text:list-item>
      </text:list>
      <text:p text:style-name="P36"><text:span text:style-name="T15">Suppression</text:span> : autorisée que si le type n'est pas utilisé.</text:p>
      <text:p text:style-name="P36"><text:span text:style-name="T15">Modification</text:span> : le champ <text:a xlink:type="simple" xlink:href="#ID_TypeTiers_Tiers"><text:span text:style-name="T10">I</text:span></text:a><text:a xlink:type="simple" xlink:href="#ID_Civilite_Tiers"><text:span text:style-name="T29">D_T_CIVILITE</text:span></text:a><text:span text:style-name="T22"> ne peut être modifié que s'il n'est pas utilisé, les autres peuvent être modifiés </text:span>avec message de confirmation si utilisés. </text:p>
      <text:p text:style-name="P36"/>
      <text:p text:style-name="P9"><text:span text:style-name="T23">Gestion suppression</text:span> : gestion des clés étrangères</text:p>
      <text:p text:style-name="P37">Tables liées à l'<text:a xlink:type="simple" xlink:href="#ID_Civilite_Tiers">ID_T_CIVILITE</text:a> :</text:p>
      <text:list text:style-name="L8">
        <text:list-item>
          <text:p text:style-name="P38">TA_TIERS : <text:bookmark-start text:name="ID_Civilite_Tiers1"/><text:a xlink:type="simple" xlink:href="#ID_Civilite">ID_T_C</text:a><text:bookmark-end text:name="ID_Civilite_Tiers1"/><text:a xlink:type="simple" xlink:href="#ID_Civilite">IVILITE</text:a></text:p>
        </text:list-item>
      </text:list>
      <text:p text:style-name="P39"/>
      <text:p text:style-name="P36"/>
      <text:p text:style-name="Table_20_Titre"><text:bookmark-start text:name="Table TypeTiers"/><text:span text:style-name="T16">Table TA_T</text:span><text:span text:style-name="T30">_</text:span><text:span text:style-name="T16">TIERS</text:span> : <text:span text:style-name="T22">Précise le type du contact</text:span></text:p>
      <text:p text:style-name="P3"/>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table:number-columns-spanned="5" office:value-type="string">
              <text:p text:style-name="P16">Table TA_T_TIERS</text:p>
            </table:table-cell>
            <table:covered-table-cell/>
            <table:covered-table-cell/>
            <table:covered-table-cell/>
            <table:covered-table-cell/>
          </table:table-row>
        </table:table-header-rows>
        <table:table-row>
          <table:table-cell table:style-name="Tableau3.A2" office:value-type="string">
            <text:p text:style-name="P17">Champ</text:p>
          </table:table-cell>
          <table:table-cell table:style-name="Tableau3.A2" office:value-type="string">
            <text:p text:style-name="P17">Type</text:p>
          </table:table-cell>
          <table:table-cell table:style-name="Tableau3.A2" office:value-type="string">
            <text:p text:style-name="P17">*</text:p>
          </table:table-cell>
          <table:table-cell table:style-name="Tableau3.A2" office:value-type="string">
            <text:p text:style-name="P17">Long</text:p>
          </table:table-cell>
          <table:table-cell table:style-name="Tableau3.E2" office:value-type="string">
            <text:p text:style-name="P17">Description</text:p>
          </table:table-cell>
        </table:table-row>
        <table:table-row>
          <table:table-cell table:style-name="Tableau3.A3" office:value-type="string">
            <text:p text:style-name="P18"><text:bookmark-start text:name="ID_TypeTiers"/><text:a xlink:type="simple" xlink:href="#ID_TypeTiers_Tiers">ID</text:a><text:a xlink:type="simple" xlink:href="#ID_TypeTiers_Tiers"><text:span text:style-name="T4">_T_</text:span></text:a><text:a xlink:type="simple" xlink:href="#ID_TypeTiers_Tiers">TIERS</text:a><text:bookmark-end text:name="ID_TypeTiers"/></text:p>
          </table:table-cell>
          <table:table-cell table:style-name="Tableau3.A3" office:value-type="string">
            <text:p text:style-name="P18">Entier</text:p>
          </table:table-cell>
          <table:table-cell table:style-name="Tableau3.C3" office:value-type="float" office:value="0">
            <text:p text:style-name="P32"><text:a xlink:type="simple" xlink:href="#ID_TypeTiers_Gest_TypeTiers">0</text:a></text:p>
          </table:table-cell>
          <table:table-cell table:style-name="Tableau3.A3" office:value-type="string">
            <text:p text:style-name="P19">-</text:p>
          </table:table-cell>
          <table:table-cell table:style-name="Tableau3.E3" office:value-type="string">
            <text:p text:style-name="P18">N° d'identification, <text:span text:style-name="T15">index primaire</text:span></text:p>
          </table:table-cell>
        </table:table-row>
        <table:table-row>
          <table:table-cell table:style-name="Tableau3.A3" office:value-type="string">
            <text:p text:style-name="P18">CODE<text:span text:style-name="T11">_T_</text:span>TIERS</text:p>
          </table:table-cell>
          <table:table-cell table:style-name="Tableau3.A3" office:value-type="string">
            <text:p text:style-name="P18">Texte</text:p>
          </table:table-cell>
          <table:table-cell table:style-name="Tableau3.C3" office:value-type="float" office:value="0">
            <text:p text:style-name="P32"><text:a xlink:type="simple" xlink:href="#CodeTypeTiers_Gest_TypeTiers">0</text:a></text:p>
          </table:table-cell>
          <table:table-cell table:style-name="Tableau3.C3" office:value-type="float" office:value="20">
            <text:p text:style-name="P19">20</text:p>
          </table:table-cell>
          <table:table-cell table:style-name="Tableau3.E3" office:value-type="string">
            <text:p text:style-name="P18">Ex : C, F, P,E ...</text:p>
          </table:table-cell>
        </table:table-row>
        <table:table-row>
          <table:table-cell table:style-name="Tableau3.A3" office:value-type="string">
            <text:p text:style-name="P18">LIBELLE_<text:span text:style-name="T11">T_</text:span>TIERS</text:p>
          </table:table-cell>
          <table:table-cell table:style-name="Tableau3.A3" office:value-type="string">
            <text:p text:style-name="P18">Texte</text:p>
          </table:table-cell>
          <table:table-cell table:style-name="Tableau3.C3" office:value-type="float" office:value="0">
            <text:p text:style-name="P32"><text:a xlink:type="simple" xlink:href="#LibelleTypeTiers_Gest_TypeTiers">0</text:a></text:p>
          </table:table-cell>
          <table:table-cell table:style-name="Tableau3.C3" office:value-type="float" office:value="100">
            <text:p text:style-name="P19">100</text:p>
          </table:table-cell>
          <table:table-cell table:style-name="Tableau3.E3" office:value-type="string">
            <text:p text:style-name="P18">Libellé du type ex : Client pour C, Employés pour E ...</text:p>
          </table:table-cell>
        </table:table-row>
        <table:table-row>
          <table:table-cell table:style-name="Tableau3.A3" office:value-type="string">
            <text:p text:style-name="P18">QUI_CREE<text:span text:style-name="T16">_</text:span><text:span text:style-name="T11">T_</text:span>TIERS</text:p>
          </table:table-cell>
          <table:table-cell table:style-name="Tableau3.A3" office:value-type="string">
            <text:p text:style-name="P18">Texte</text:p>
          </table:table-cell>
          <table:table-cell table:style-name="Tableau3.C3" office:value-type="float" office:value="0">
            <text:p text:style-name="P20"><text:a xlink:type="simple" xlink:href="#Structure%20générale%20des%20tables"><text:span text:style-name="T10">0</text:span></text:a></text:p>
          </table:table-cell>
          <table:table-cell table:style-name="Tableau3.C3" office:value-type="float" office:value="50">
            <text:p text:style-name="P19">50</text:p>
          </table:table-cell>
          <table:table-cell table:style-name="Tableau3.E3" office:value-type="string">
            <text:p text:style-name="P18">Nom de l'utilisateur qui crée l'enregistrement</text:p>
          </table:table-cell>
        </table:table-row>
        <table:table-row>
          <table:table-cell table:style-name="Tableau3.A3" office:value-type="string">
            <text:p text:style-name="P18">QUAND_CREE<text:span text:style-name="T16">_</text:span><text:span text:style-name="T11">T_</text:span>TIERS</text:p>
          </table:table-cell>
          <table:table-cell table:style-name="Tableau3.A3" office:value-type="string">
            <text:p text:style-name="P18">Date</text:p>
          </table:table-cell>
          <table:table-cell table:style-name="Tableau3.C3" office:value-type="float" office:value="0">
            <text:p text:style-name="P20"><text:a xlink:type="simple" xlink:href="#Structure%20générale%20des%20tables"><text:span text:style-name="T10">0</text:span></text:a></text:p>
          </table:table-cell>
          <table:table-cell table:style-name="Tableau3.A3" office:value-type="string">
            <text:p text:style-name="P19">-</text:p>
          </table:table-cell>
          <table:table-cell table:style-name="Tableau3.E3" office:value-type="string">
            <text:p text:style-name="P18">Date de création de l'enregistrement</text:p>
          </table:table-cell>
        </table:table-row>
        <table:table-row>
          <table:table-cell table:style-name="Tableau3.A3" office:value-type="string">
            <text:p text:style-name="P18">QUI_MODIF<text:span text:style-name="T16">_</text:span><text:span text:style-name="T11">T_</text:span>TIERS</text:p>
          </table:table-cell>
          <table:table-cell table:style-name="Tableau3.A3" office:value-type="string">
            <text:p text:style-name="P18">Texte</text:p>
          </table:table-cell>
          <table:table-cell table:style-name="Tableau3.C3" office:value-type="float" office:value="0">
            <text:p text:style-name="P20"><text:a xlink:type="simple" xlink:href="#Structure%20générale%20des%20tables"><text:span text:style-name="T10">0</text:span></text:a></text:p>
          </table:table-cell>
          <table:table-cell table:style-name="Tableau3.C3" office:value-type="float" office:value="50">
            <text:p text:style-name="P19">50</text:p>
          </table:table-cell>
          <table:table-cell table:style-name="Tableau3.E3" office:value-type="string">
            <text:p text:style-name="P18">Nom du dernier utilisateur qui modifie l'enregistrement</text:p>
          </table:table-cell>
        </table:table-row>
        <table:table-row>
          <table:table-cell table:style-name="Tableau3.A3" office:value-type="string">
            <text:p text:style-name="P18">QUAND_MODIF<text:span text:style-name="T16">_</text:span><text:span text:style-name="T11">T_</text:span>TIERS</text:p>
          </table:table-cell>
          <table:table-cell table:style-name="Tableau3.A3" office:value-type="string">
            <text:p text:style-name="P18">Date</text:p>
          </table:table-cell>
          <table:table-cell table:style-name="Tableau3.C3" office:value-type="float" office:value="0">
            <text:p text:style-name="P20"><text:a xlink:type="simple" xlink:href="#Structure%20générale%20des%20tables"><text:span text:style-name="T10">0</text:span></text:a></text:p>
          </table:table-cell>
          <table:table-cell table:style-name="Tableau3.A3" office:value-type="string">
            <text:p text:style-name="P19">-</text:p>
          </table:table-cell>
          <table:table-cell table:style-name="Tableau3.E3" office:value-type="string">
            <text:p text:style-name="P18">Dernière date de modification</text:p>
          </table:table-cell>
        </table:table-row>
        <table:table-row>
          <table:table-cell table:style-name="Tableau3.A3" office:value-type="string">
            <text:p text:style-name="P18">VERSION_<text:span text:style-name="T11">T_</text:span>TIERS</text:p>
          </table:table-cell>
          <table:table-cell table:style-name="Tableau3.A3" office:value-type="string">
            <text:p text:style-name="P18">Entier</text:p>
          </table:table-cell>
          <table:table-cell table:style-name="Tableau3.C3" office:value-type="float" office:value="0">
            <text:p text:style-name="P20"><text:a xlink:type="simple" xlink:href="#Structure%20générale%20des%20tables"><text:span text:style-name="T10">0</text:span></text:a></text:p>
          </table:table-cell>
          <table:table-cell table:style-name="Tableau3.C3" office:value-type="float" office:value="50">
            <text:p text:style-name="P19">50</text:p>
          </table:table-cell>
          <table:table-cell table:style-name="Tableau3.E3" office:value-type="string">
            <text:p text:style-name="P18">Numéro de version lors de la dernière modification.</text:p>
          </table:table-cell>
        </table:table-row>
      </table:table>
      <text:p text:style-name="P3"><text:bookmark-end text:name="Table TypeTiers"/><text:a xlink:type="simple" xlink:href="#légende%20"><text:span text:style-name="T10">Légende</text:span></text:a><text:a xlink:type="simple" xlink:href="#légende%20"><text:span text:style-name="T3"> :</text:span></text:a></text:p>
      <text:p text:style-name="P3"><text:a xlink:type="simple" xlink:href="#légende%20"><text:span text:style-name="T3"/></text:a></text:p>
      <text:p text:style-name="P22"><text:span text:style-name="T8">Règles de gestion</text:span> : </text:p>
      <text:list text:style-name="L6">
        <text:list-item>
          <text:p text:style-name="P33"><text:bookmark-start text:name="ID_TypeTiers_Gest_TypeTiers"/>ID_T_TIERS<text:bookmark-end text:name="ID_TypeTiers_Gest_TypeTiers"/> : valeur unique, non null.</text:p>
        </text:list-item>
        <text:list-item>
          <text:p text:style-name="P33"><text:bookmark-start text:name="CodeTypeTiers_Gest_TypeTiers"/><text:bookmark-start text:name="LibelleTypeTiers_Gest_TypeTiers"/>CODE_T_TIERS<text:bookmark-end text:name="CodeTypeTiers_Gest_TypeTiers"/><text:bookmark-end text:name="LibelleTypeTiers_Gest_TypeTiers"/> : Valeur unique, non null.</text:p>
        </text:list-item>
        <text:list-item>
          <text:p text:style-name="P33">LIBELLE_T_TIERS : Doublon<text:span text:style-name="T21"> vérifié, mais pas interdit. Non null.</text:span></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40"><text:span text:style-name="T31">Suppression</text:span> : <text:span text:style-name="T32">autorisée que si le type n'est pas utilisé</text:span>.</text:p>
      <text:p text:style-name="P40"><text:span text:style-name="T31">Modification</text:span> : <text:span text:style-name="T32">le champ </text:span><text:a xlink:type="simple" xlink:href="#ID_TypeTiers_Tiers"><text:span text:style-name="T18">ID</text:span></text:a><text:a xlink:type="simple" xlink:href="#ID_TypeTiers_Tiers"><text:span text:style-name="T4">_T_</text:span></text:a><text:a xlink:type="simple" xlink:href="#ID_TypeTiers_Tiers"><text:span text:style-name="T18">TIERS</text:span></text:a><text:span text:style-name="T32"> ne peut être modifié que s'il n'est pas utilisé, les autres peuvent être modifiés </text:span><text:span text:style-name="T28">avec message de confirmation si utilisés.</text:span><text:span text:style-name="T32"> </text:span></text:p>
      <text:p text:style-name="P41"/>
      <text:p text:style-name="P9"><text:span text:style-name="T23">Gestion suppression</text:span> : gestion des clés étrangères</text:p>
      <text:p text:style-name="P42">Tables liées à l'<text:a xlink:type="simple" xlink:href="#ID_TypeTiers_Tiers">ID</text:a><text:a xlink:type="simple" xlink:href="#ID_TypeTiers_Tiers"><text:span text:style-name="T4">_T_</text:span></text:a><text:a xlink:type="simple" xlink:href="#ID_TypeTiers_Tiers">TIERS</text:a> : </text:p>
      <text:list text:style-name="L9">
        <text:list-item>
          <text:p text:style-name="P43">TA_TIERS</text:p>
        </text:list-item>
      </text:list>
      <text:p text:style-name="P44"/>
      <text:p text:style-name="P45"><text:bookmark-start text:name="Table Entite"/><text:span text:style-name="T33">Table </text:span><text:bookmark-start text:name="TA_ENTREPRISE"/><text:span text:style-name="T33">TA_ENTREPRISE</text:span><text:bookmark-end text:name="TA_ENTREPRISE"/> : <text:span text:style-name="T22">Précise l'organisation ou l'entreprise dont fait partie le contact.</text:span></text:p>
      <text:p text:style-name="P3"><text:bookmark-end text:name="Table Entite"/></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table:number-columns-spanned="5" office:value-type="string">
              <text:p text:style-name="P16">Table TA_ENTREPRISE</text:p>
            </table:table-cell>
            <table:covered-table-cell/>
            <table:covered-table-cell/>
            <table:covered-table-cell/>
            <table:covered-table-cell/>
          </table:table-row>
        </table:table-header-rows>
        <table:table-row>
          <table:table-cell table:style-name="Tableau4.A2" office:value-type="string">
            <text:p text:style-name="P17">Champ</text:p>
          </table:table-cell>
          <table:table-cell table:style-name="Tableau4.A2" office:value-type="string">
            <text:p text:style-name="P17">Type</text:p>
          </table:table-cell>
          <table:table-cell table:style-name="Tableau4.A2" office:value-type="string">
            <text:p text:style-name="P17">*</text:p>
          </table:table-cell>
          <table:table-cell table:style-name="Tableau4.A2" office:value-type="string">
            <text:p text:style-name="P17">Long</text:p>
          </table:table-cell>
          <table:table-cell table:style-name="Tableau4.E2" office:value-type="string">
            <text:p text:style-name="P17">Description</text:p>
          </table:table-cell>
        </table:table-row>
        <table:table-row>
          <table:table-cell table:style-name="Tableau4.A3" office:value-type="string">
            <text:p text:style-name="P18"><text:bookmark-start text:name="ID_Entite"/><text:a xlink:type="simple" xlink:href="#ID_Entite_Tiers">ID</text:a><text:bookmark-end text:name="ID_Entite"/><text:a xlink:type="simple" xlink:href="#ID_Entite_Tiers"><text:span text:style-name="T18">_ENTREPRISE</text:span></text:a></text:p>
          </table:table-cell>
          <table:table-cell table:style-name="Tableau4.A3" office:value-type="string">
            <text:p text:style-name="P18">Entier</text:p>
          </table:table-cell>
          <table:table-cell table:style-name="Tableau4.C3" office:value-type="float" office:value="0">
            <text:p text:style-name="P32"><text:a xlink:type="simple" xlink:href="#ID_Entite_Gest_Entite">0</text:a></text:p>
          </table:table-cell>
          <table:table-cell table:style-name="Tableau4.A3" office:value-type="string">
            <text:p text:style-name="P19">-</text:p>
          </table:table-cell>
          <table:table-cell table:style-name="Tableau4.E3" office:value-type="string">
            <text:p text:style-name="P18">N° d'identification</text:p>
          </table:table-cell>
        </table:table-row>
        <table:table-row>
          <table:table-cell table:style-name="Tableau4.A3" office:value-type="string">
            <text:p text:style-name="P18">CODE_ENTREPRISE</text:p>
          </table:table-cell>
          <table:table-cell table:style-name="Tableau4.A3" office:value-type="string">
            <text:p text:style-name="P18">Texte</text:p>
          </table:table-cell>
          <table:table-cell table:style-name="Tableau4.C3" office:value-type="float" office:value="0">
            <text:p text:style-name="P32"><text:a xlink:type="simple" xlink:href="#NomEntite_Gest_entite">0</text:a></text:p>
          </table:table-cell>
          <table:table-cell table:style-name="Tableau4.C3" office:value-type="float" office:value="20">
            <text:p text:style-name="P19">20</text:p>
          </table:table-cell>
          <table:table-cell table:style-name="Tableau4.E3" office:value-type="string">
            <text:p text:style-name="P18">Code court representant le nom de l'entreprise ou de l'organisation</text:p>
          </table:table-cell>
        </table:table-row>
        <table:table-row>
          <table:table-cell table:style-name="Tableau4.A3" office:value-type="string">
            <text:p text:style-name="P18">LIBL_ENTREPRISE</text:p>
          </table:table-cell>
          <table:table-cell table:style-name="Tableau4.A3" office:value-type="string">
            <text:p text:style-name="P18">Texte</text:p>
          </table:table-cell>
          <table:table-cell table:style-name="Tableau4.C3" office:value-type="float" office:value="0">
            <text:p text:style-name="P19"><text:a xlink:type="simple" xlink:href="#LIBL_Entite_Gest_Entite">0</text:a></text:p>
          </table:table-cell>
          <table:table-cell table:style-name="Tableau4.C3" office:value-type="float" office:value="100">
            <text:p text:style-name="P19">100</text:p>
          </table:table-cell>
          <table:table-cell table:style-name="Tableau4.E3" office:value-type="string">
            <text:p text:style-name="P18">Description longue de l'entreprise ou l'organisation.</text:p>
          </table:table-cell>
        </table:table-row>
        <table:table-row>
          <table:table-cell table:style-name="Tableau4.A3" office:value-type="string">
            <text:p text:style-name="P18"><text:a xlink:type="simple" xlink:href="#ID_Entite_Tiers">ID_T_ENTITE</text:a></text:p>
          </table:table-cell>
          <table:table-cell table:style-name="Tableau4.A3" office:value-type="string">
            <text:p text:style-name="P18">Entier</text:p>
          </table:table-cell>
          <table:table-cell table:style-name="Tableau4.A3" office:value-type="string">
            <text:p text:style-name="P19">0</text:p>
          </table:table-cell>
          <table:table-cell table:style-name="Tableau4.A3" office:value-type="string">
            <text:p text:style-name="P19">-</text:p>
          </table:table-cell>
          <table:table-cell table:style-name="Tableau4.E3" office:value-type="string">
            <text:p text:style-name="P18">Identifiant de la « Table <text:a xlink:type="simple" xlink:href="#TA_T_ENTITE">TA_T_ENTITE</text:a>»</text:p>
          </table:table-cell>
        </table:table-row>
        <table:table-row>
          <table:table-cell table:style-name="Tableau4.A3" office:value-type="string">
            <text:p text:style-name="P46"><text:a xlink:type="simple" xlink:href="#ID_Tiers">ID_I_RESP_TIERS</text:a></text:p>
          </table:table-cell>
          <table:table-cell table:style-name="Tableau4.A3" office:value-type="string">
            <text:p text:style-name="P46">Entier</text:p>
          </table:table-cell>
          <table:table-cell table:style-name="Tableau4.A3" office:value-type="string">
            <text:p text:style-name="P19"><text:a xlink:type="simple" xlink:href="#ID_I_Responsable_Gest_Entite"><text:span text:style-name="T34">f</text:span></text:a></text:p>
          </table:table-cell>
          <table:table-cell table:style-name="Tableau4.A3" office:value-type="string">
            <text:p text:style-name="P47">-</text:p>
          </table:table-cell>
          <table:table-cell table:style-name="Tableau4.E3" office:value-type="string">
            <text:p text:style-name="P46">Correspond au responsable. Reprend un <text:s/>ID_Tiers existant dans «<text:a xlink:type="simple" xlink:href="#Table%20tiers"> TABLE TA_TIERS </text:a>»</text:p>
          </table:table-cell>
        </table:table-row>
        <table:table-row>
          <table:table-cell table:style-name="Tableau4.A3" office:value-type="string">
            <text:p text:style-name="P18">QUI_CREE_ENTREPRISE</text:p>
          </table:table-cell>
          <table:table-cell table:style-name="Tableau4.A3" office:value-type="string">
            <text:p text:style-name="P18">Texte</text:p>
          </table:table-cell>
          <table:table-cell table:style-name="Tableau4.C3" office:value-type="float" office:value="0">
            <text:p text:style-name="P20"><text:a xlink:type="simple" xlink:href="#Structure%20générale%20des%20tables"><text:span text:style-name="T10">0</text:span></text:a></text:p>
          </table:table-cell>
          <table:table-cell table:style-name="Tableau4.C3" office:value-type="float" office:value="50">
            <text:p text:style-name="P19">50</text:p>
          </table:table-cell>
          <table:table-cell table:style-name="Tableau4.E3" office:value-type="string">
            <text:p text:style-name="P18">Nom de l'utilisateur qui crée l'enregistrement</text:p>
          </table:table-cell>
        </table:table-row>
        <table:table-row>
          <table:table-cell table:style-name="Tableau4.A3" office:value-type="string">
            <text:p text:style-name="P18">QUAND_CREE_ENTREPRISE</text:p>
          </table:table-cell>
          <table:table-cell table:style-name="Tableau4.A3" office:value-type="string">
            <text:p text:style-name="P18">Date</text:p>
          </table:table-cell>
          <table:table-cell table:style-name="Tableau4.C3" office:value-type="float" office:value="0">
            <text:p text:style-name="P20"><text:a xlink:type="simple" xlink:href="#Structure%20générale%20des%20tables"><text:span text:style-name="T10">0</text:span></text:a></text:p>
          </table:table-cell>
          <table:table-cell table:style-name="Tableau4.A3" office:value-type="string">
            <text:p text:style-name="P19">-</text:p>
          </table:table-cell>
          <table:table-cell table:style-name="Tableau4.E3" office:value-type="string">
            <text:p text:style-name="P18">Date de création de l'enregistrement</text:p>
          </table:table-cell>
        </table:table-row>
        <table:table-row>
          <table:table-cell table:style-name="Tableau4.A3" office:value-type="string">
            <text:p text:style-name="P18">QUI_MODIF_ENTREPRISE</text:p>
          </table:table-cell>
          <table:table-cell table:style-name="Tableau4.A3" office:value-type="string">
            <text:p text:style-name="P18">Texte</text:p>
          </table:table-cell>
          <table:table-cell table:style-name="Tableau4.C3" office:value-type="float" office:value="0">
            <text:p text:style-name="P20"><text:a xlink:type="simple" xlink:href="#Structure%20générale%20des%20tables"><text:span text:style-name="T10">0</text:span></text:a></text:p>
          </table:table-cell>
          <table:table-cell table:style-name="Tableau4.C3" office:value-type="float" office:value="50">
            <text:p text:style-name="P19">50</text:p>
          </table:table-cell>
          <table:table-cell table:style-name="Tableau4.E3" office:value-type="string">
            <text:p text:style-name="P18">Nom du dernier utilisateur qui modifie l'enregistrement</text:p>
          </table:table-cell>
        </table:table-row>
        <table:table-row>
          <table:table-cell table:style-name="Tableau4.A3" office:value-type="string">
            <text:p text:style-name="P18">QUAND_MODIF_ENTREPRISE</text:p>
          </table:table-cell>
          <table:table-cell table:style-name="Tableau4.A3" office:value-type="string">
            <text:p text:style-name="P18">Date</text:p>
          </table:table-cell>
          <table:table-cell table:style-name="Tableau4.C3" office:value-type="float" office:value="0">
            <text:p text:style-name="P20"><text:a xlink:type="simple" xlink:href="#Structure%20générale%20des%20tables"><text:span text:style-name="T10">0</text:span></text:a></text:p>
          </table:table-cell>
          <table:table-cell table:style-name="Tableau4.A3" office:value-type="string">
            <text:p text:style-name="P19">-</text:p>
          </table:table-cell>
          <table:table-cell table:style-name="Tableau4.E3" office:value-type="string">
            <text:p text:style-name="P18">Dernière date de modification</text:p>
          </table:table-cell>
        </table:table-row>
        <table:table-row>
          <table:table-cell table:style-name="Tableau4.A3" office:value-type="string">
            <text:p text:style-name="P18">VERSION_ENTREPRISE</text:p>
          </table:table-cell>
          <table:table-cell table:style-name="Tableau4.A3" office:value-type="string">
            <text:p text:style-name="P18">Entier</text:p>
          </table:table-cell>
          <table:table-cell table:style-name="Tableau4.C3" office:value-type="float" office:value="0">
            <text:p text:style-name="P20"><text:a xlink:type="simple" xlink:href="#Structure%20générale%20des%20tables"><text:span text:style-name="T10">0</text:span></text:a></text:p>
          </table:table-cell>
          <table:table-cell table:style-name="Tableau4.C3" office:value-type="float" office:value="50">
            <text:p text:style-name="P19">50</text:p>
          </table:table-cell>
          <table:table-cell table:style-name="Tableau4.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Entite_Gest_Entite"/>ID_ENT<text:bookmark-end text:name="ID_Entite_Gest_Entite"/>REPRISE : valeur unique, non null.</text:p>
        </text:list-item>
        <text:list-item>
          <text:p text:style-name="P33"><text:bookmark-start text:name="NomEntite_Gest_entite"/>CODE<text:bookmark-end text:name="NomEntite_Gest_entite"/>_ENTREPRISE : Valeur unique, not null.</text:p>
        </text:list-item>
        <text:list-item>
          <text:p text:style-name="P33"><text:bookmark-start text:name="LIBL_Entite_Gest_Entite"/>LIBL<text:bookmark-end text:name="LIBL_Entite_Gest_Entite"/>_ENTREPRISE : <text:s/>not null.</text:p>
        </text:list-item>
        <text:list-item>
          <text:p text:style-name="P33"><text:a xlink:type="simple" xlink:href="#ID_Entite_Tiers">ID_T_ENTITE</text:a> : not null, Vérifier existence dans « Table <text:a xlink:type="simple" xlink:href="#TA_T_ENTITE">TA_T_ENTITE</text:a>»</text:p>
        </text:list-item>
        <text:list-item>
          <text:p text:style-name="P33"><text:bookmark-start text:name="ID_I_Responsable_Gest_Entite"/><text:span text:style-name="T17">ID_I_RESP</text:span><text:bookmark-end text:name="ID_I_Responsable_Gest_Entite"/><text:span text:style-name="T17">_TIERS </text:span>: Voir gestion « <text:a xlink:type="simple" xlink:href="#ID_I_Contact">ID_I_CONTACT_TA_TIERS </text:a>». <text:span text:style-name="T17">Si ok, à remplir.</text:span></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 </text:span></text:p>
        </text:list-item>
      </text:list>
      <text:p text:style-name="P36"/>
      <text:p text:style-name="P40"><text:span text:style-name="T31">Suppression</text:span> : <text:span text:style-name="T32">autorisée que si le type n'est pas utilisé</text:span>.</text:p>
      <text:p text:style-name="P48"><text:span text:style-name="T15">Modification</text:span> : le champ <text:a xlink:type="simple" xlink:href="#ID_Entite_Tiers"><text:span text:style-name="T29">ID_ENTREPRISE</text:span></text:a><text:span text:style-name="T35"> ne peut être modifié que s'il n'est pas utilisé, les autres peuvent être modifiés avec message de confirmation si utilisés.</text:span></text:p>
      <text:p text:style-name="P36"/>
      <text:p text:style-name="P9"><text:span text:style-name="T23">Gestion suppression</text:span> : gestion des clés étrangères</text:p>
      <text:p text:style-name="P42">Tables liées à l'<text:a xlink:type="simple" xlink:href="#ID_Entite_Tiers">ID</text:a><text:a xlink:type="simple" xlink:href="#ID_Entite_Tiers"><text:span text:style-name="T29">_ENTREPRISE</text:span></text:a> : </text:p>
      <text:list text:style-name="L10">
        <text:list-item>
          <text:p text:style-name="P49">TA_TIERS</text:p>
        </text:list-item>
      </text:list>
      <text:p text:style-name="P44"/>
      <text:p text:style-name="P36"/>
      <text:p text:style-name="Table_20_Titre"><text:bookmark-start text:name="Table Commentaire"/><text:span text:style-name="T13">Table TA_COMMENTAIRE</text:span><text:bookmark-end text:name="Table Commentaire"/><text:span text:style-name="T11"> : Sert à noter des informations particulières concernant un contact. Cette table n'est pas obligatoire.</text:span></text:p>
      <text:p text:style-name="P3"/>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table:number-columns-spanned="5" office:value-type="string">
              <text:p text:style-name="P16">Table TA_COMMENTAIRE</text:p>
            </table:table-cell>
            <table:covered-table-cell/>
            <table:covered-table-cell/>
            <table:covered-table-cell/>
            <table:covered-table-cell/>
          </table:table-row>
        </table:table-header-rows>
        <table:table-row>
          <table:table-cell table:style-name="Tableau5.A2" office:value-type="string">
            <text:p text:style-name="P17">Champ</text:p>
          </table:table-cell>
          <table:table-cell table:style-name="Tableau5.A2" office:value-type="string">
            <text:p text:style-name="P17">Type</text:p>
          </table:table-cell>
          <table:table-cell table:style-name="Tableau5.A2" office:value-type="string">
            <text:p text:style-name="P17">*</text:p>
          </table:table-cell>
          <table:table-cell table:style-name="Tableau5.A2" office:value-type="string">
            <text:p text:style-name="P17">Long</text:p>
          </table:table-cell>
          <table:table-cell table:style-name="Tableau5.E2" office:value-type="string">
            <text:p text:style-name="P17">Description</text:p>
          </table:table-cell>
        </table:table-row>
        <table:table-row>
          <table:table-cell table:style-name="Tableau5.A3" office:value-type="string">
            <text:p text:style-name="P18"><text:bookmark-start text:name="ID_Commentaire"/><text:a xlink:type="simple" xlink:href="#ID_I_Commentaire">ID_COMMENTAIRE</text:a><text:bookmark-end text:name="ID_Commentaire"/></text:p>
          </table:table-cell>
          <table:table-cell table:style-name="Tableau5.A3" office:value-type="string">
            <text:p text:style-name="P18">Entier</text:p>
          </table:table-cell>
          <table:table-cell table:style-name="Tableau5.C3" office:value-type="float" office:value="0">
            <text:p text:style-name="P32"><text:a xlink:type="simple" xlink:href="#ID_Commentaire_Gest_Commentaire">0</text:a></text:p>
          </table:table-cell>
          <table:table-cell table:style-name="Tableau5.A3" office:value-type="string">
            <text:p text:style-name="P19">-</text:p>
          </table:table-cell>
          <table:table-cell table:style-name="Tableau5.E3" office:value-type="string">
            <text:p text:style-name="P18">N° d'identification</text:p>
          </table:table-cell>
        </table:table-row>
        <table:table-row>
          <table:table-cell table:style-name="Tableau5.A3" office:value-type="string">
            <text:p text:style-name="P18">LIBL_COMMENTAIRE</text:p>
          </table:table-cell>
          <table:table-cell table:style-name="Tableau5.A3" office:value-type="string">
            <text:p text:style-name="P18">Texte</text:p>
          </table:table-cell>
          <table:table-cell table:style-name="Tableau5.A3" office:value-type="string">
            <text:p text:style-name="P50"><text:a xlink:type="simple" xlink:href="#Commentaire_Gest_Commentaire">f</text:a></text:p>
          </table:table-cell>
          <table:table-cell table:style-name="Tableau5.C3" office:value-type="float" office:value="255">
            <text:p text:style-name="P19">255</text:p>
          </table:table-cell>
          <table:table-cell table:style-name="Tableau5.E3" office:value-type="string">
            <text:p text:style-name="P18">Note, observation, ... concernant un contact.</text:p>
          </table:table-cell>
        </table:table-row>
        <table:table-row>
          <table:table-cell table:style-name="Tableau5.A3" office:value-type="string">
            <text:p text:style-name="P18">QUI_CREE_COMMENTAIRE</text:p>
          </table:table-cell>
          <table:table-cell table:style-name="Tableau5.A3" office:value-type="string">
            <text:p text:style-name="P18">Texte</text:p>
          </table:table-cell>
          <table:table-cell table:style-name="Tableau5.C3" office:value-type="float" office:value="0">
            <text:p text:style-name="P20"><text:a xlink:type="simple" xlink:href="#Structure%20générale%20des%20tables"><text:span text:style-name="T10">0</text:span></text:a></text:p>
          </table:table-cell>
          <table:table-cell table:style-name="Tableau5.C3" office:value-type="float" office:value="50">
            <text:p text:style-name="P19">50</text:p>
          </table:table-cell>
          <table:table-cell table:style-name="Tableau5.E3" office:value-type="string">
            <text:p text:style-name="P18">Nom de l'utilisateur qui crée l'enregistrement</text:p>
          </table:table-cell>
        </table:table-row>
        <table:table-row>
          <table:table-cell table:style-name="Tableau5.A3" office:value-type="string">
            <text:p text:style-name="P18">QUAND_CREE_COMMENTAIRE</text:p>
          </table:table-cell>
          <table:table-cell table:style-name="Tableau5.A3" office:value-type="string">
            <text:p text:style-name="P18">Date</text:p>
          </table:table-cell>
          <table:table-cell table:style-name="Tableau5.C3" office:value-type="float" office:value="0">
            <text:p text:style-name="P20"><text:a xlink:type="simple" xlink:href="#Structure%20générale%20des%20tables"><text:span text:style-name="T10">0</text:span></text:a></text:p>
          </table:table-cell>
          <table:table-cell table:style-name="Tableau5.A3" office:value-type="string">
            <text:p text:style-name="P19">-</text:p>
          </table:table-cell>
          <table:table-cell table:style-name="Tableau5.E3" office:value-type="string">
            <text:p text:style-name="P18">Date de création de l'enregistrement</text:p>
          </table:table-cell>
        </table:table-row>
        <table:table-row>
          <table:table-cell table:style-name="Tableau5.A3" office:value-type="string">
            <text:p text:style-name="P18">QUI_MODIF_COMMENTAIRE</text:p>
          </table:table-cell>
          <table:table-cell table:style-name="Tableau5.A3" office:value-type="string">
            <text:p text:style-name="P18">Texte</text:p>
          </table:table-cell>
          <table:table-cell table:style-name="Tableau5.C3" office:value-type="float" office:value="0">
            <text:p text:style-name="P20"><text:a xlink:type="simple" xlink:href="#Structure%20générale%20des%20tables"><text:span text:style-name="T10">0</text:span></text:a></text:p>
          </table:table-cell>
          <table:table-cell table:style-name="Tableau5.C3" office:value-type="float" office:value="50">
            <text:p text:style-name="P19">50</text:p>
          </table:table-cell>
          <table:table-cell table:style-name="Tableau5.E3" office:value-type="string">
            <text:p text:style-name="P18">Nom du dernier utilisateur qui modifie l'enregistrement</text:p>
          </table:table-cell>
        </table:table-row>
        <table:table-row>
          <table:table-cell table:style-name="Tableau5.A3" office:value-type="string">
            <text:p text:style-name="P18">QUAND_MODIF_COMMENTAIRE</text:p>
          </table:table-cell>
          <table:table-cell table:style-name="Tableau5.A3" office:value-type="string">
            <text:p text:style-name="P18">Date</text:p>
          </table:table-cell>
          <table:table-cell table:style-name="Tableau5.C3" office:value-type="float" office:value="0">
            <text:p text:style-name="P20"><text:a xlink:type="simple" xlink:href="#Structure%20générale%20des%20tables"><text:span text:style-name="T10">0</text:span></text:a></text:p>
          </table:table-cell>
          <table:table-cell table:style-name="Tableau5.A3" office:value-type="string">
            <text:p text:style-name="P19">-</text:p>
          </table:table-cell>
          <table:table-cell table:style-name="Tableau5.E3" office:value-type="string">
            <text:p text:style-name="P18">Dernière date de modification</text:p>
          </table:table-cell>
        </table:table-row>
        <table:table-row>
          <table:table-cell table:style-name="Tableau5.A3" office:value-type="string">
            <text:p text:style-name="P18">VERSION_COMMENTAIRE</text:p>
          </table:table-cell>
          <table:table-cell table:style-name="Tableau5.A3" office:value-type="string">
            <text:p text:style-name="P18">Entier</text:p>
          </table:table-cell>
          <table:table-cell table:style-name="Tableau5.C3" office:value-type="float" office:value="0">
            <text:p text:style-name="P20"><text:a xlink:type="simple" xlink:href="#Structure%20générale%20des%20tables"><text:span text:style-name="T10">0</text:span></text:a></text:p>
          </table:table-cell>
          <table:table-cell table:style-name="Tableau5.C3" office:value-type="float" office:value="50">
            <text:p text:style-name="P32">50</text:p>
          </table:table-cell>
          <table:table-cell table:style-name="Tableau5.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Commentaire_Gest_Commentaire"/>ID_COMMENTAIRE<text:bookmark-end text:name="ID_Commentaire_Gest_Commentaire"/> : <text:span text:style-name="T13">valeur</text:span> unique, non null.</text:p>
        </text:list-item>
        <text:list-item>
          <text:p text:style-name="P33"><text:bookmark-start text:name="Commentaire_Gest_Commentaire"/>LIBL<text:bookmark-end text:name="Commentaire_Gest_Commentaire"/>_COMMENTAIRE : libre.</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40"><text:span text:style-name="T31">Suppression</text:span> : <text:span text:style-name="T32">autorisée que si le commentaire n'est pas utilisé</text:span>.</text:p>
      <text:p text:style-name="P40"><text:span text:style-name="T31">Modification</text:span><text:span text:style-name="T28"> : le champ </text:span><text:a xlink:type="simple" xlink:href="#ID_I_Commentaire"><text:span text:style-name="T27">ID_COMMENTAIRE</text:span></text:a><text:span text:style-name="T28"> ne peut être modifié que s'il n'est pas utilisé, les autres peuvent être modifiés avec message de confirmation si utilisés.</text:span></text:p>
      <text:p text:style-name="P48"/>
      <text:p text:style-name="P9"><text:span text:style-name="T23">Gestion suppression</text:span> : gestion des clés étrangères</text:p>
      <text:p text:style-name="P42">Tables liées à l'<text:a xlink:type="simple" xlink:href="#ID_I_Commentaire">ID_COMMENTAIRE</text:a> : </text:p>
      <text:list text:style-name="L11">
        <text:list-item>
          <text:p text:style-name="P51">TA_TIERS</text:p>
        </text:list-item>
      </text:list>
      <text:p text:style-name="P42"/>
      <text:p text:style-name="P40"><text:bookmark-start text:name="Table Banque"/><text:span text:style-name="T16">Table TA_BANQUE</text:span><text:bookmark-end text:name="Table Banque"/><text:span text:style-name="T16"> </text:span>: </text:p>
      <text:p text:style-name="P3"/>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table:number-columns-spanned="5" office:value-type="string">
              <text:p text:style-name="P16">Table TA_BANQUE</text:p>
            </table:table-cell>
            <table:covered-table-cell/>
            <table:covered-table-cell/>
            <table:covered-table-cell/>
            <table:covered-table-cell/>
          </table:table-row>
        </table:table-header-rows>
        <table:table-row>
          <table:table-cell table:style-name="Tableau6.A2" office:value-type="string">
            <text:p text:style-name="P17">Champ</text:p>
          </table:table-cell>
          <table:table-cell table:style-name="Tableau6.A2" office:value-type="string">
            <text:p text:style-name="P17">Type</text:p>
          </table:table-cell>
          <table:table-cell table:style-name="Tableau6.A2" office:value-type="string">
            <text:p text:style-name="P17">*</text:p>
          </table:table-cell>
          <table:table-cell table:style-name="Tableau6.A2" office:value-type="string">
            <text:p text:style-name="P17">Long</text:p>
          </table:table-cell>
          <table:table-cell table:style-name="Tableau6.E2" office:value-type="string">
            <text:p text:style-name="P17">Description</text:p>
          </table:table-cell>
        </table:table-row>
        <table:table-row>
          <table:table-cell table:style-name="Tableau6.A3" office:value-type="string">
            <text:p text:style-name="P18"><text:bookmark-start text:name="ID_Banque"/><text:a xlink:type="simple" xlink:href="#ID_I_Banque">ID_BANQUE</text:a><text:bookmark-end text:name="ID_Banque"/></text:p>
          </table:table-cell>
          <table:table-cell table:style-name="Tableau6.A3" office:value-type="string">
            <text:p text:style-name="P18">Entier</text:p>
          </table:table-cell>
          <table:table-cell table:style-name="Tableau6.C3" office:value-type="float" office:value="0">
            <text:p text:style-name="P32"><text:a xlink:type="simple" xlink:href="#ID_%20Banque_Gest_Banque">0</text:a></text:p>
          </table:table-cell>
          <table:table-cell table:style-name="Tableau6.A3" office:value-type="string">
            <text:p text:style-name="P19">-</text:p>
          </table:table-cell>
          <table:table-cell table:style-name="Tableau6.E3" office:value-type="string">
            <text:p text:style-name="P18">N° d'identification</text:p>
          </table:table-cell>
        </table:table-row>
        <table:table-row>
          <table:table-cell table:style-name="Tableau6.A3" office:value-type="string">
            <text:p text:style-name="P18">CODE_BANQUE</text:p>
          </table:table-cell>
          <table:table-cell table:style-name="Tableau6.A3" office:value-type="string">
            <text:p text:style-name="P18">Texte</text:p>
          </table:table-cell>
          <table:table-cell table:style-name="Tableau6.C3" office:value-type="float" office:value="0">
            <text:p text:style-name="P19"><text:a xlink:type="simple" xlink:href="#CODE_BANQUE_Gest_Banque">0</text:a></text:p>
          </table:table-cell>
          <table:table-cell table:style-name="Tableau6.C3" office:value-type="float" office:value="20">
            <text:p text:style-name="P19">20</text:p>
          </table:table-cell>
          <table:table-cell table:style-name="Tableau6.E3" office:value-type="string">
            <text:p text:style-name="P18">Code de l'organisme ex : CL, BNP, ...</text:p>
          </table:table-cell>
        </table:table-row>
        <table:table-row>
          <table:table-cell table:style-name="Tableau6.A3" office:value-type="string">
            <text:p text:style-name="P18">LIBC_BANQUE</text:p>
          </table:table-cell>
          <table:table-cell table:style-name="Tableau6.A3" office:value-type="string">
            <text:p text:style-name="P18">Texte</text:p>
          </table:table-cell>
          <table:table-cell table:style-name="Tableau6.C3" office:value-type="float" office:value="0">
            <text:p text:style-name="P19"><text:a xlink:type="simple" xlink:href="#LIBC_BANQUE_Gest_Banque">0</text:a></text:p>
          </table:table-cell>
          <table:table-cell table:style-name="Tableau6.C3" office:value-type="float" office:value="100">
            <text:p text:style-name="P19">100</text:p>
          </table:table-cell>
          <table:table-cell table:style-name="Tableau6.E3" office:value-type="string">
            <text:p text:style-name="P18">Description courte de l'organisme financier</text:p>
          </table:table-cell>
        </table:table-row>
        <table:table-row>
          <table:table-cell table:style-name="Tableau6.A3" office:value-type="string">
            <text:p text:style-name="P18">LIBL_BANQUE</text:p>
          </table:table-cell>
          <table:table-cell table:style-name="Tableau6.A3" office:value-type="string">
            <text:p text:style-name="P18">Texte</text:p>
          </table:table-cell>
          <table:table-cell table:style-name="Tableau6.A3" office:value-type="string">
            <text:p text:style-name="P19"><text:a xlink:type="simple" xlink:href="#LIBL_BANQUE_Gest_Banque">f</text:a></text:p>
          </table:table-cell>
          <table:table-cell table:style-name="Tableau6.C3" office:value-type="float" office:value="100">
            <text:p text:style-name="P19">100</text:p>
          </table:table-cell>
          <table:table-cell table:style-name="Tableau6.E3" office:value-type="string">
            <text:p text:style-name="P18">Description longue de l'organisme financier</text:p>
          </table:table-cell>
        </table:table-row>
        <table:table-row>
          <table:table-cell table:style-name="Tableau6.A3" office:value-type="string">
            <text:p text:style-name="P18"/>
          </table:table-cell>
          <table:table-cell table:style-name="Tableau6.A3" office:value-type="string">
            <text:p text:style-name="Table_20_Contents"/>
          </table:table-cell>
          <table:table-cell table:style-name="Tableau6.A3" office:value-type="string">
            <text:p text:style-name="P19"/>
          </table:table-cell>
          <table:table-cell table:style-name="Tableau6.C3" office:value-type="float">
            <text:p text:style-name="P19"/>
          </table:table-cell>
          <table:table-cell table:style-name="Tableau6.E3" office:value-type="string">
            <text:p text:style-name="P18"/>
          </table:table-cell>
        </table:table-row>
        <table:table-row>
          <table:table-cell table:style-name="Tableau6.A3" office:value-type="string">
            <text:p text:style-name="P18"/>
          </table:table-cell>
          <table:table-cell table:style-name="Tableau6.A3" office:value-type="string">
            <text:p text:style-name="Table_20_Contents"/>
          </table:table-cell>
          <table:table-cell table:style-name="Tableau6.A3" office:value-type="string">
            <text:p text:style-name="P19"/>
          </table:table-cell>
          <table:table-cell table:style-name="Tableau6.C3" office:value-type="float">
            <text:p text:style-name="P19"/>
          </table:table-cell>
          <table:table-cell table:style-name="Tableau6.E3" office:value-type="string">
            <text:p text:style-name="P18"/>
          </table:table-cell>
        </table:table-row>
        <table:table-row>
          <table:table-cell table:style-name="Tableau6.A3" office:value-type="string">
            <text:p text:style-name="P18">QUI_CREE_BANQUE</text:p>
          </table:table-cell>
          <table:table-cell table:style-name="Tableau6.A3" office:value-type="string">
            <text:p text:style-name="P18">Texte</text:p>
          </table:table-cell>
          <table:table-cell table:style-name="Tableau6.C3" office:value-type="float" office:value="0">
            <text:p text:style-name="P20"><text:a xlink:type="simple" xlink:href="#Structure%20générale%20des%20tables"><text:span text:style-name="T10">0</text:span></text:a></text:p>
          </table:table-cell>
          <table:table-cell table:style-name="Tableau6.C3" office:value-type="float" office:value="50">
            <text:p text:style-name="P19">50</text:p>
          </table:table-cell>
          <table:table-cell table:style-name="Tableau6.E3" office:value-type="string">
            <text:p text:style-name="P18">Nom de l'utilisateur qui crée l'enregistrement</text:p>
          </table:table-cell>
        </table:table-row>
        <table:table-row>
          <table:table-cell table:style-name="Tableau6.A3" office:value-type="string">
            <text:p text:style-name="P18">QUAND_CREE_BANQUE</text:p>
          </table:table-cell>
          <table:table-cell table:style-name="Tableau6.A3" office:value-type="string">
            <text:p text:style-name="P18">Date</text:p>
          </table:table-cell>
          <table:table-cell table:style-name="Tableau6.C3" office:value-type="float" office:value="0">
            <text:p text:style-name="P20"><text:a xlink:type="simple" xlink:href="#Structure%20générale%20des%20tables"><text:span text:style-name="T10">0</text:span></text:a></text:p>
          </table:table-cell>
          <table:table-cell table:style-name="Tableau6.A3" office:value-type="string">
            <text:p text:style-name="P19">-</text:p>
          </table:table-cell>
          <table:table-cell table:style-name="Tableau6.E3" office:value-type="string">
            <text:p text:style-name="P18">Date de création de l'enregistrement</text:p>
          </table:table-cell>
        </table:table-row>
        <table:table-row>
          <table:table-cell table:style-name="Tableau6.A3" office:value-type="string">
            <text:p text:style-name="P18">QUI_MODIF_BANQUE</text:p>
          </table:table-cell>
          <table:table-cell table:style-name="Tableau6.A3" office:value-type="string">
            <text:p text:style-name="P18">Texte</text:p>
          </table:table-cell>
          <table:table-cell table:style-name="Tableau6.C3" office:value-type="float" office:value="0">
            <text:p text:style-name="P20"><text:a xlink:type="simple" xlink:href="#Structure%20générale%20des%20tables"><text:span text:style-name="T10">0</text:span></text:a></text:p>
          </table:table-cell>
          <table:table-cell table:style-name="Tableau6.C3" office:value-type="float" office:value="50">
            <text:p text:style-name="P19">50</text:p>
          </table:table-cell>
          <table:table-cell table:style-name="Tableau6.E3" office:value-type="string">
            <text:p text:style-name="P18">Nom du dernier utilisateur qui modifie l'enregistrement</text:p>
          </table:table-cell>
        </table:table-row>
        <table:table-row>
          <table:table-cell table:style-name="Tableau6.A3" office:value-type="string">
            <text:p text:style-name="P18">QUAND_MODIF_BANQUE</text:p>
          </table:table-cell>
          <table:table-cell table:style-name="Tableau6.A3" office:value-type="string">
            <text:p text:style-name="P18">Date</text:p>
          </table:table-cell>
          <table:table-cell table:style-name="Tableau6.C3" office:value-type="float" office:value="0">
            <text:p text:style-name="P20"><text:a xlink:type="simple" xlink:href="#Structure%20générale%20des%20tables"><text:span text:style-name="T10">0</text:span></text:a></text:p>
          </table:table-cell>
          <table:table-cell table:style-name="Tableau6.A3" office:value-type="string">
            <text:p text:style-name="P19">-</text:p>
          </table:table-cell>
          <table:table-cell table:style-name="Tableau6.E3" office:value-type="string">
            <text:p text:style-name="P18">Dernière date de modification</text:p>
          </table:table-cell>
        </table:table-row>
        <table:table-row>
          <table:table-cell table:style-name="Tableau6.A3" office:value-type="string">
            <text:p text:style-name="P18">VERSION_BANQUE</text:p>
          </table:table-cell>
          <table:table-cell table:style-name="Tableau6.A3" office:value-type="string">
            <text:p text:style-name="P18">Entier</text:p>
          </table:table-cell>
          <table:table-cell table:style-name="Tableau6.C3" office:value-type="float" office:value="0">
            <text:p text:style-name="P20"><text:a xlink:type="simple" xlink:href="#Structure%20générale%20des%20tables"><text:span text:style-name="T10">0</text:span></text:a></text:p>
          </table:table-cell>
          <table:table-cell table:style-name="Tableau6.C3" office:value-type="float" office:value="50">
            <text:p text:style-name="P19">50</text:p>
          </table:table-cell>
          <table:table-cell table:style-name="Tableau6.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 Banque_Gest_Banque"/>ID_ Banque<text:bookmark-end text:name="ID_ Banque_Gest_Banque"/> : valeur unique, non null.</text:p>
        </text:list-item>
        <text:list-item>
          <text:p text:style-name="P33"><text:bookmark-start text:name="CODE_BANQUE_Gest_Banque"/>CODE_BANQUE<text:bookmark-end text:name="CODE_BANQUE_Gest_Banque"/> : Valeur unique, non null</text:p>
        </text:list-item>
        <text:list-item>
          <text:p text:style-name="P33"><text:bookmark-start text:name="LIBC_BANQUE_Gest_Banque"/>LIBC_BANQUE<text:bookmark-end text:name="LIBC_BANQUE_Gest_Banque"/> : <text:span text:style-name="T21">Doublon vérifié, mais pas interdit (Vérifié côté interface). <text:s/>Non null.</text:span></text:p>
        </text:list-item>
        <text:list-item>
          <text:p text:style-name="P33"><text:bookmark-start text:name="LIBL_BANQUE_Gest_Banque"/>LIBL_BANQUE<text:bookmark-end text:name="LIBL_BANQUE_Gest_Banque"/> : libre.</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40"><text:span text:style-name="T31">Suppression</text:span> : <text:span text:style-name="T32">autorisée que si le type n'est pas utilisé</text:span>.</text:p>
      <text:p text:style-name="P48"><text:span text:style-name="T15">Modification</text:span> : le champ <text:a xlink:type="simple" xlink:href="#ID_I_Banque"><text:span text:style-name="T18">ID_BANQUE</text:span></text:a><text:span text:style-name="T32"> ne peut être modifié que s'il n'est pas utilisé, les autres peuvent être modifiés avec message de confirmation si utilisés.</text:span></text:p>
      <text:p text:style-name="P3"/>
      <text:p text:style-name="P9"><text:span text:style-name="T23">Gestion suppression</text:span> : gestion des clés étrangères</text:p>
      <text:p text:style-name="P42">Tables liées à l'<text:a xlink:type="simple" xlink:href="#ID_I_Banque">ID_BANQUE</text:a> : </text:p>
      <text:list text:style-name="L12">
        <text:list-item>
          <text:p text:style-name="P52">TA_TIERS</text:p>
        </text:list-item>
      </text:list>
      <text:p text:style-name="P53"/>
      <text:p text:style-name="Table_20_Titre"><text:bookmark-start text:name="Table Adresse"/><text:span text:style-name="T16">Table TA_ADRESSE</text:span><text:bookmark-end text:name="Table Adresse"/> : <text:span text:style-name="T22">Précise la ou les adresses du contact. Elle est reliée à la table tiers indirectement par une table de relation «</text:span><text:a xlink:type="simple" xlink:href="#Table%20R_Adresse"><text:span text:style-name="T3"> TA_R_ADR </text:span></text:a><text:span text:style-name="T11">». Un contact peut avoir plusieurs adresses (adresse de facturation, de livraison, ...). Et une adresse peut appartenir à plusieurs contacts (ex : personne d'une même famille).</text:span></text:p>
      <text:p text:style-name="P3"/>
      <table:table table:name="Tableau7" table:style-name="Tableau7">
        <table:table-column table:style-name="Tableau7.A"/>
        <table:table-column table:style-name="Tableau7.B"/>
        <table:table-column table:style-name="Tableau7.C"/>
        <table:table-column table:style-name="Tableau7.D"/>
        <table:table-column table:style-name="Tableau7.E"/>
        <table:table-header-rows>
          <table:table-row>
            <table:table-cell table:style-name="Tableau7.A1" table:number-columns-spanned="5" office:value-type="string">
              <text:p text:style-name="P16">Table TA_ADRESSE</text:p>
            </table:table-cell>
            <table:covered-table-cell/>
            <table:covered-table-cell/>
            <table:covered-table-cell/>
            <table:covered-table-cell/>
          </table:table-row>
        </table:table-header-rows>
        <table:table-row>
          <table:table-cell table:style-name="Tableau7.A2" office:value-type="string">
            <text:p text:style-name="P17">Champ</text:p>
          </table:table-cell>
          <table:table-cell table:style-name="Tableau7.A2" office:value-type="string">
            <text:p text:style-name="P17">Type</text:p>
          </table:table-cell>
          <table:table-cell table:style-name="Tableau7.A2" office:value-type="string">
            <text:p text:style-name="P17">*</text:p>
          </table:table-cell>
          <table:table-cell table:style-name="Tableau7.A2" office:value-type="string">
            <text:p text:style-name="P17">Long</text:p>
          </table:table-cell>
          <table:table-cell table:style-name="Tableau7.E2" office:value-type="string">
            <text:p text:style-name="P17">Description</text:p>
          </table:table-cell>
        </table:table-row>
        <table:table-row>
          <table:table-cell table:style-name="Tableau7.A3" office:value-type="string">
            <text:p text:style-name="P18"><text:bookmark-start text:name="ID_Adresse"/>ID_ADRESSE<text:bookmark-end text:name="ID_Adresse"/></text:p>
          </table:table-cell>
          <table:table-cell table:style-name="Tableau7.A3" office:value-type="string">
            <text:p text:style-name="P18">Entier</text:p>
          </table:table-cell>
          <table:table-cell table:style-name="Tableau7.C3" office:value-type="float" office:value="0">
            <text:p text:style-name="P32"><text:a xlink:type="simple" xlink:href="#ID_Adresse_Gest_Adresse">0</text:a></text:p>
          </table:table-cell>
          <table:table-cell table:style-name="Tableau7.A3" office:value-type="string">
            <text:p text:style-name="P19">-</text:p>
          </table:table-cell>
          <table:table-cell table:style-name="Tableau7.E3" office:value-type="string">
            <text:p text:style-name="P18">N° d'identification, <text:span text:style-name="T15">index primaire</text:span></text:p>
          </table:table-cell>
        </table:table-row>
        <table:table-row>
          <table:table-cell table:style-name="Tableau7.A3" office:value-type="string">
            <text:p text:style-name="P18">ADRESSE1_ADRESSE</text:p>
          </table:table-cell>
          <table:table-cell table:style-name="Tableau7.A3" office:value-type="string">
            <text:p text:style-name="P18">Texte</text:p>
          </table:table-cell>
          <table:table-cell table:style-name="Tableau7.A3" office:value-type="string">
            <text:p text:style-name="P19"><text:a xlink:type="simple" xlink:href="#Adresse1_Gest_Adresse">f</text:a></text:p>
          </table:table-cell>
          <table:table-cell table:style-name="Tableau7.C3" office:value-type="float" office:value="100">
            <text:p text:style-name="P19">100</text:p>
          </table:table-cell>
          <table:table-cell table:style-name="Tableau7.E3" office:value-type="string">
            <text:p text:style-name="P18">Ex : «Quartier»</text:p>
          </table:table-cell>
        </table:table-row>
        <table:table-row>
          <table:table-cell table:style-name="Tableau7.A3" office:value-type="string">
            <text:p text:style-name="P18">ADRESSE2_ADRESSE</text:p>
          </table:table-cell>
          <table:table-cell table:style-name="Tableau7.A3" office:value-type="string">
            <text:p text:style-name="P18">Texte</text:p>
          </table:table-cell>
          <table:table-cell table:style-name="Tableau7.A3" office:value-type="string">
            <text:p text:style-name="P19"><text:a xlink:type="simple" xlink:href="#Adresse2_Gest_Adresse">f</text:a></text:p>
          </table:table-cell>
          <table:table-cell table:style-name="Tableau7.C3" office:value-type="float" office:value="100">
            <text:p text:style-name="P19">100</text:p>
          </table:table-cell>
          <table:table-cell table:style-name="Tableau7.E3" office:value-type="string">
            <text:p text:style-name="P18">Ex : « Chemin »</text:p>
          </table:table-cell>
        </table:table-row>
        <table:table-row>
          <table:table-cell table:style-name="Tableau7.A3" office:value-type="string">
            <text:p text:style-name="P18">ADRESSE3_ADRESSE</text:p>
          </table:table-cell>
          <table:table-cell table:style-name="Tableau7.A3" office:value-type="string">
            <text:p text:style-name="P18">Texte</text:p>
          </table:table-cell>
          <table:table-cell table:style-name="Tableau7.A3" office:value-type="string">
            <text:p text:style-name="P19"><text:a xlink:type="simple" xlink:href="#Adresse3_Gest_Adresse">f</text:a></text:p>
          </table:table-cell>
          <table:table-cell table:style-name="Tableau7.C3" office:value-type="float" office:value="100">
            <text:p text:style-name="P19">100</text:p>
          </table:table-cell>
          <table:table-cell table:style-name="Tableau7.E3" office:value-type="string">
            <text:p text:style-name="P18">Ex : « suite chemin, ou autres »</text:p>
          </table:table-cell>
        </table:table-row>
        <table:table-row>
          <table:table-cell table:style-name="Tableau7.A3" office:value-type="string">
            <text:p text:style-name="P18">CODEPOSTAL_ADRESSE</text:p>
          </table:table-cell>
          <table:table-cell table:style-name="Tableau7.A3" office:value-type="string">
            <text:p text:style-name="P18">Texte</text:p>
          </table:table-cell>
          <table:table-cell table:style-name="Tableau7.C3" office:value-type="float" office:value="0">
            <text:p text:style-name="P19"><text:a xlink:type="simple" xlink:href="#CodePostal_Gest_Adresse">0</text:a></text:p>
          </table:table-cell>
          <table:table-cell table:style-name="Tableau7.C3" office:value-type="float" office:value="5">
            <text:p text:style-name="P19">5</text:p>
          </table:table-cell>
          <table:table-cell table:style-name="Tableau7.E3" office:value-type="string">
            <text:p text:style-name="P18"/>
          </table:table-cell>
        </table:table-row>
        <table:table-row>
          <table:table-cell table:style-name="Tableau7.A3" office:value-type="string">
            <text:p text:style-name="P18">VILLE_ADRESSE</text:p>
          </table:table-cell>
          <table:table-cell table:style-name="Tableau7.A3" office:value-type="string">
            <text:p text:style-name="P18">Texte</text:p>
          </table:table-cell>
          <table:table-cell table:style-name="Tableau7.C3" office:value-type="float" office:value="0">
            <text:p text:style-name="P19"><text:a xlink:type="simple" xlink:href="#Ville_Gest_Adresse">0</text:a></text:p>
          </table:table-cell>
          <table:table-cell table:style-name="Tableau7.C3" office:value-type="float" office:value="100">
            <text:p text:style-name="P19">100</text:p>
          </table:table-cell>
          <table:table-cell table:style-name="Tableau7.E3" office:value-type="string">
            <text:p text:style-name="P18"/>
          </table:table-cell>
        </table:table-row>
        <table:table-row>
          <table:table-cell table:style-name="Tableau7.A3" office:value-type="string">
            <text:p text:style-name="P18">PAYS_ADRESSE</text:p>
          </table:table-cell>
          <table:table-cell table:style-name="Tableau7.A3" office:value-type="string">
            <text:p text:style-name="P18">Texte</text:p>
          </table:table-cell>
          <table:table-cell table:style-name="Tableau7.A3" office:value-type="string">
            <text:p text:style-name="P19"><text:a xlink:type="simple" xlink:href="#Pays_Gest_Adresse">f</text:a></text:p>
          </table:table-cell>
          <table:table-cell table:style-name="Tableau7.C3" office:value-type="float" office:value="100">
            <text:p text:style-name="P19">100</text:p>
          </table:table-cell>
          <table:table-cell table:style-name="Tableau7.E3" office:value-type="string">
            <text:p text:style-name="P18"/>
          </table:table-cell>
        </table:table-row>
        <table:table-row>
          <table:table-cell table:style-name="Tableau7.A3" office:value-type="string">
            <text:p text:style-name="P18">QUI_CREE_ADRESSE</text:p>
          </table:table-cell>
          <table:table-cell table:style-name="Tableau7.A3" office:value-type="string">
            <text:p text:style-name="P18">Texte</text:p>
          </table:table-cell>
          <table:table-cell table:style-name="Tableau7.C3" office:value-type="float" office:value="0">
            <text:p text:style-name="P20"><text:a xlink:type="simple" xlink:href="#Structure%20générale%20des%20tables"><text:span text:style-name="T10">0</text:span></text:a></text:p>
          </table:table-cell>
          <table:table-cell table:style-name="Tableau7.C3" office:value-type="float" office:value="50">
            <text:p text:style-name="P19">50</text:p>
          </table:table-cell>
          <table:table-cell table:style-name="Tableau7.E3" office:value-type="string">
            <text:p text:style-name="P18">Nom de l'utilisateur qui crée l'enregistrement</text:p>
          </table:table-cell>
        </table:table-row>
        <table:table-row>
          <table:table-cell table:style-name="Tableau7.A3" office:value-type="string">
            <text:p text:style-name="P18">QUAND_CREE_ADRESSE</text:p>
          </table:table-cell>
          <table:table-cell table:style-name="Tableau7.A3" office:value-type="string">
            <text:p text:style-name="P18">Date</text:p>
          </table:table-cell>
          <table:table-cell table:style-name="Tableau7.C3" office:value-type="float" office:value="0">
            <text:p text:style-name="P20"><text:a xlink:type="simple" xlink:href="#Structure%20générale%20des%20tables"><text:span text:style-name="T10">0</text:span></text:a></text:p>
          </table:table-cell>
          <table:table-cell table:style-name="Tableau7.A3" office:value-type="string">
            <text:p text:style-name="P19">-</text:p>
          </table:table-cell>
          <table:table-cell table:style-name="Tableau7.E3" office:value-type="string">
            <text:p text:style-name="P18">Date de création de l'enregistrement</text:p>
          </table:table-cell>
        </table:table-row>
        <table:table-row>
          <table:table-cell table:style-name="Tableau7.A3" office:value-type="string">
            <text:p text:style-name="P18">QUI_MODIF_ADRESSE</text:p>
          </table:table-cell>
          <table:table-cell table:style-name="Tableau7.A3" office:value-type="string">
            <text:p text:style-name="P18">Texte</text:p>
          </table:table-cell>
          <table:table-cell table:style-name="Tableau7.C3" office:value-type="float" office:value="0">
            <text:p text:style-name="P20"><text:a xlink:type="simple" xlink:href="#Structure%20générale%20des%20tables"><text:span text:style-name="T10">0</text:span></text:a></text:p>
          </table:table-cell>
          <table:table-cell table:style-name="Tableau7.C3" office:value-type="float" office:value="50">
            <text:p text:style-name="P19">50</text:p>
          </table:table-cell>
          <table:table-cell table:style-name="Tableau7.E3" office:value-type="string">
            <text:p text:style-name="P18">Nom du dernier utilisateur qui modifie l'enregistrement</text:p>
          </table:table-cell>
        </table:table-row>
        <table:table-row>
          <table:table-cell table:style-name="Tableau7.A3" office:value-type="string">
            <text:p text:style-name="P18">QUAND_MODIF_ADRESSE</text:p>
          </table:table-cell>
          <table:table-cell table:style-name="Tableau7.A3" office:value-type="string">
            <text:p text:style-name="P18">Date</text:p>
          </table:table-cell>
          <table:table-cell table:style-name="Tableau7.C3" office:value-type="float" office:value="0">
            <text:p text:style-name="P20"><text:a xlink:type="simple" xlink:href="#Structure%20générale%20des%20tables"><text:span text:style-name="T10">0</text:span></text:a></text:p>
          </table:table-cell>
          <table:table-cell table:style-name="Tableau7.A3" office:value-type="string">
            <text:p text:style-name="P19">-</text:p>
          </table:table-cell>
          <table:table-cell table:style-name="Tableau7.E3" office:value-type="string">
            <text:p text:style-name="P18">Dernière date de modification</text:p>
          </table:table-cell>
        </table:table-row>
        <table:table-row>
          <table:table-cell table:style-name="Tableau7.A3" office:value-type="string">
            <text:p text:style-name="P18">VERSION_ADRESSE</text:p>
          </table:table-cell>
          <table:table-cell table:style-name="Tableau7.A3" office:value-type="string">
            <text:p text:style-name="P18">Entier</text:p>
          </table:table-cell>
          <table:table-cell table:style-name="Tableau7.C3" office:value-type="float" office:value="0">
            <text:p text:style-name="P20"><text:a xlink:type="simple" xlink:href="#Structure%20générale%20des%20tables"><text:span text:style-name="T10">0</text:span></text:a></text:p>
          </table:table-cell>
          <table:table-cell table:style-name="Tableau7.C3" office:value-type="float" office:value="50">
            <text:p text:style-name="P19">50</text:p>
          </table:table-cell>
          <table:table-cell table:style-name="Tableau7.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Adresse_Gest_Adresse"/>ID_Adresse<text:bookmark-end text:name="ID_Adresse_Gest_Adresse"/> : valeur unique, non null.</text:p>
        </text:list-item>
        <text:list-item>
          <text:p text:style-name="P54"><text:bookmark-start text:name="Adresse1_Gest_Adresse"/><text:span text:style-name="T35">Adresse1</text:span><text:bookmark-end text:name="Adresse1_Gest_Adresse"/><text:span text:style-name="T35">_Adresse : libre.</text:span></text:p>
        </text:list-item>
        <text:list-item>
          <text:p text:style-name="P33"><text:bookmark-start text:name="Adresse2_Gest_Adresse"/>Adresse2<text:bookmark-end text:name="Adresse2_Gest_Adresse"/> _Adresse: libre.</text:p>
        </text:list-item>
        <text:list-item>
          <text:p text:style-name="P33"><text:bookmark-start text:name="Adresse3_Gest_Adresse"/>Adresse3_Adresse <text:bookmark-end text:name="Adresse3_Gest_Adresse"/>: libre.</text:p>
        </text:list-item>
        <text:list-item>
          <text:p text:style-name="P33"><text:bookmark-start text:name="CodePostal_Gest_Adresse"/>CodePostal_Adresse <text:bookmark-end text:name="CodePostal_Gest_Adresse"/>: non null, <text:span text:style-name="T17">5 caractères obligatoires.</text:span></text:p>
        </text:list-item>
        <text:list-item>
          <text:p text:style-name="P55"><text:bookmark-start text:name="Ville_Gest_Adresse"/>Ville<text:bookmark-end text:name="Ville_Gest_Adresse"/>_Adresse : non null.</text:p>
        </text:list-item>
        <text:list-item>
          <text:p text:style-name="P55"><text:bookmark-start text:name="Pays_Gest_Adresse"/>Pays_Adresse <text:bookmark-end text:name="Pays_Gest_Adresse"/>: libre.</text:p>
        </text:list-item>
        <text:list-item>
          <text:p text:style-name="P56"><text:span text:style-name="T36">Pour les autres champs, voir « </text:span><text:a xlink:type="simple" xlink:href="#Structure%20générale%20des%20tables"><text:span text:style-name="T37">S</text:span></text:a><text:a xlink:type="simple" xlink:href="#Structure%20générale%20des%20tables"><text:span text:style-name="T38">tructure générale des tables </text:span></text:a><text:span text:style-name="T39">»</text:span></text:p>
        </text:list-item>
      </text:list>
      <text:p text:style-name="P36">On récupère l' <text:a xlink:type="simple" xlink:href="#ID_Tiers"><text:span text:style-name="T29">ID_TIERS</text:span></text:a><text:span text:style-name="T22"> </text:span><text:span text:style-name="T17">valide</text:span> (contrôle de sa validité) qui permettra de créer la relation entre l'adresse et ce tiers. Aussi, l'insertion d'une adresse déclenche l'insertion d'une relation sur la Table <text:s/><text:span text:style-name="T9">TA_R_ADR.</text:span> </text:p>
      <text:p text:style-name="P36"/>
      <text:p text:style-name="P36"><text:span text:style-name="T15">Suppression</text:span> : autorisée que si l'adresse n'est pas utilisée.</text:p>
      <text:p text:style-name="P36"><text:span text:style-name="T15">Modification</text:span> : le champ <text:a xlink:type="simple" xlink:href="#ID_TypeTiers_Tiers">I</text:a><text:a xlink:type="simple" xlink:href="#ID_Civilite_Tiers"><text:span text:style-name="T18">D_T_CIVILITE</text:span></text:a> ne peut être modifié que s'il n'est pas utilisé, les autres peuvent être modifiés avec message de confirmation si utilisés. </text:p>
      <text:p text:style-name="P36"/>
      <text:p text:style-name="P9"><text:span text:style-name="T23">Gestion suppression</text:span> : gestion des clés étrangères</text:p>
      <text:p text:style-name="P42">Tables liées à l'ID_ADRESSE : </text:p>
      <text:p text:style-name="P57"><text:span text:style-name="T9">TA_R_ADR</text:span> : <text:a xlink:type="simple" xlink:href="#ID_Adresse">ID_ADRESSE</text:a></text:p>
      <text:p text:style-name="P48"><text:span text:style-name="T9">TA_R_ADR_T_ADR</text:span> : <text:a xlink:type="simple" xlink:href="#ID_Adresse">ID_ADRESSE</text:a></text:p>
      <text:p text:style-name="P36"/>
      <text:p text:style-name="P36"/>
      <text:p text:style-name="Table_20_Titre"><text:bookmark-start text:name="Table R_Adresse"/><text:span text:style-name="T16">Table TA_R_ADR</text:span><text:bookmark-end text:name="Table R_Adresse"/> : <text:span text:style-name="T22">Cette table sert à mettre en relation des adresses avec des contacts.</text:span></text:p>
      <text:p text:style-name="P3">Represente une relation N -&gt; N entre la <text:span text:style-name="T32"><text:s/>«</text:span><text:a xlink:type="simple" xlink:href="#Table%20tiers"><text:span text:style-name="T18"> table TA_TIERS </text:span></text:a><text:span text:style-name="T32">»</text:span> et la <text:span text:style-name="T32"><text:s/>« </text:span><text:a xlink:type="simple" xlink:href="#Table%20Adresse"><text:span text:style-name="T18">table TA_ADRESSE</text:span></text:a><text:span text:style-name="T32"> »</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table:number-columns-spanned="5" office:value-type="string">
              <text:p text:style-name="P16">Table <text:s/><text:span text:style-name="T16">TA_R_ADR</text:span></text:p>
            </table:table-cell>
            <table:covered-table-cell/>
            <table:covered-table-cell/>
            <table:covered-table-cell/>
            <table:covered-table-cell/>
          </table:table-row>
        </table:table-header-rows>
        <table:table-row>
          <table:table-cell table:style-name="Tableau8.A2" office:value-type="string">
            <text:p text:style-name="P17">Champ</text:p>
          </table:table-cell>
          <table:table-cell table:style-name="Tableau8.A2" office:value-type="string">
            <text:p text:style-name="P17">Type</text:p>
          </table:table-cell>
          <table:table-cell table:style-name="Tableau8.A2" office:value-type="string">
            <text:p text:style-name="P17">*</text:p>
          </table:table-cell>
          <table:table-cell table:style-name="Tableau8.A2" office:value-type="string">
            <text:p text:style-name="P17">Long</text:p>
          </table:table-cell>
          <table:table-cell table:style-name="Tableau8.E2" office:value-type="string">
            <text:p text:style-name="P17">Description</text:p>
          </table:table-cell>
        </table:table-row>
        <table:table-row>
          <table:table-cell table:style-name="Tableau8.A3" office:value-type="string">
            <text:p text:style-name="P18">ID_R_ADR</text:p>
          </table:table-cell>
          <table:table-cell table:style-name="Tableau8.A3" office:value-type="string">
            <text:p text:style-name="P18">Entier</text:p>
          </table:table-cell>
          <table:table-cell table:style-name="Tableau8.C3" office:value-type="float" office:value="0">
            <text:p text:style-name="P32"><text:a xlink:type="simple" xlink:href="#ID_R_Adresse_Gest_R_Adresse">0</text:a></text:p>
          </table:table-cell>
          <table:table-cell table:style-name="Tableau8.A3" office:value-type="string">
            <text:p text:style-name="P19">-</text:p>
          </table:table-cell>
          <table:table-cell table:style-name="Tableau8.E3" office:value-type="string">
            <text:p text:style-name="P18">N° d'identification</text:p>
          </table:table-cell>
        </table:table-row>
        <table:table-row>
          <table:table-cell table:style-name="Tableau8.A3" office:value-type="string">
            <text:p text:style-name="Table_20_Contents"><text:a xlink:type="simple" xlink:href="#ID_Tiers"><text:span text:style-name="T18">ID_TIERS</text:span></text:a></text:p>
          </table:table-cell>
          <table:table-cell table:style-name="Tableau8.A3" office:value-type="string">
            <text:p text:style-name="P18">Entier</text:p>
          </table:table-cell>
          <table:table-cell table:style-name="Tableau8.C3" office:value-type="float" office:value="0">
            <text:p text:style-name="P32"><text:a xlink:type="simple" xlink:href="#ID_Tiers_Gest_R_Adresse">0</text:a></text:p>
          </table:table-cell>
          <table:table-cell table:style-name="Tableau8.A3" office:value-type="string">
            <text:p text:style-name="P19">-</text:p>
          </table:table-cell>
          <table:table-cell table:style-name="Tableau8.E3" office:value-type="string">
            <text:p text:style-name="P18">Identifiant de la «<text:a xlink:type="simple" xlink:href="#Table%20tiers"> table TA_TIERS </text:a>»</text:p>
          </table:table-cell>
        </table:table-row>
        <table:table-row>
          <table:table-cell table:style-name="Tableau8.A3" office:value-type="string">
            <text:p text:style-name="P18"><text:a xlink:type="simple" xlink:href="#ID_Adresse">ID_ADRESSE</text:a></text:p>
          </table:table-cell>
          <table:table-cell table:style-name="Tableau8.A3" office:value-type="string">
            <text:p text:style-name="P18">Entier</text:p>
          </table:table-cell>
          <table:table-cell table:style-name="Tableau8.C3" office:value-type="float" office:value="0">
            <text:p text:style-name="P32"><text:a xlink:type="simple" xlink:href="#ID_Adresse_Gest_R_Adresse">0</text:a></text:p>
          </table:table-cell>
          <table:table-cell table:style-name="Tableau8.A3" office:value-type="string">
            <text:p text:style-name="P19">-</text:p>
          </table:table-cell>
          <table:table-cell table:style-name="Tableau8.E3" office:value-type="string">
            <text:p text:style-name="P18">Identifiant de la « <text:a xlink:type="simple" xlink:href="#Table%20Adresse">table TA_ADRESSE</text:a> »</text:p>
          </table:table-cell>
        </table:table-row>
        <table:table-row>
          <table:table-cell table:style-name="Tableau8.A3" office:value-type="string">
            <text:p text:style-name="P18">QUI_CREE_R_ADR</text:p>
          </table:table-cell>
          <table:table-cell table:style-name="Tableau8.A3" office:value-type="string">
            <text:p text:style-name="P18">Texte</text:p>
          </table:table-cell>
          <table:table-cell table:style-name="Tableau8.C3" office:value-type="float" office:value="0">
            <text:p text:style-name="P20"><text:a xlink:type="simple" xlink:href="#Structure%20générale%20des%20tables"><text:span text:style-name="T10">0</text:span></text:a></text:p>
          </table:table-cell>
          <table:table-cell table:style-name="Tableau8.C3" office:value-type="float" office:value="50">
            <text:p text:style-name="P19">50</text:p>
          </table:table-cell>
          <table:table-cell table:style-name="Tableau8.E3" office:value-type="string">
            <text:p text:style-name="P18">Nom de l'utilisateur qui crée l'enregistrement</text:p>
          </table:table-cell>
        </table:table-row>
        <table:table-row>
          <table:table-cell table:style-name="Tableau8.A3" office:value-type="string">
            <text:p text:style-name="P18">QUAND_CREE_R_ADR</text:p>
          </table:table-cell>
          <table:table-cell table:style-name="Tableau8.A3" office:value-type="string">
            <text:p text:style-name="P18">Date</text:p>
          </table:table-cell>
          <table:table-cell table:style-name="Tableau8.C3" office:value-type="float" office:value="0">
            <text:p text:style-name="P20"><text:a xlink:type="simple" xlink:href="#Structure%20générale%20des%20tables"><text:span text:style-name="T10">0</text:span></text:a></text:p>
          </table:table-cell>
          <table:table-cell table:style-name="Tableau8.A3" office:value-type="string">
            <text:p text:style-name="P19">-</text:p>
          </table:table-cell>
          <table:table-cell table:style-name="Tableau8.E3" office:value-type="string">
            <text:p text:style-name="P18">Date de création de l'enregistrement</text:p>
          </table:table-cell>
        </table:table-row>
        <table:table-row>
          <table:table-cell table:style-name="Tableau8.A3" office:value-type="string">
            <text:p text:style-name="P18">QUI_MODIF_R_ADR</text:p>
          </table:table-cell>
          <table:table-cell table:style-name="Tableau8.A3" office:value-type="string">
            <text:p text:style-name="P18">Texte</text:p>
          </table:table-cell>
          <table:table-cell table:style-name="Tableau8.C3" office:value-type="float" office:value="0">
            <text:p text:style-name="P20"><text:a xlink:type="simple" xlink:href="#Structure%20générale%20des%20tables"><text:span text:style-name="T10">0</text:span></text:a></text:p>
          </table:table-cell>
          <table:table-cell table:style-name="Tableau8.C3" office:value-type="float" office:value="50">
            <text:p text:style-name="P19">50</text:p>
          </table:table-cell>
          <table:table-cell table:style-name="Tableau8.E3" office:value-type="string">
            <text:p text:style-name="P18">Nom du dernier utilisateur qui modifie l'enregistrement</text:p>
          </table:table-cell>
        </table:table-row>
        <table:table-row>
          <table:table-cell table:style-name="Tableau8.A3" office:value-type="string">
            <text:p text:style-name="P18">QUAND_MODIF_R_ADR</text:p>
          </table:table-cell>
          <table:table-cell table:style-name="Tableau8.A3" office:value-type="string">
            <text:p text:style-name="P18">Date</text:p>
          </table:table-cell>
          <table:table-cell table:style-name="Tableau8.C3" office:value-type="float" office:value="0">
            <text:p text:style-name="P20"><text:a xlink:type="simple" xlink:href="#Structure%20générale%20des%20tables"><text:span text:style-name="T10">0</text:span></text:a></text:p>
          </table:table-cell>
          <table:table-cell table:style-name="Tableau8.A3" office:value-type="string">
            <text:p text:style-name="P19">-</text:p>
          </table:table-cell>
          <table:table-cell table:style-name="Tableau8.E3" office:value-type="string">
            <text:p text:style-name="P18">Dernière date de modification</text:p>
          </table:table-cell>
        </table:table-row>
        <table:table-row>
          <table:table-cell table:style-name="Tableau8.A3" office:value-type="string">
            <text:p text:style-name="P18">VERSION_R_ADR</text:p>
          </table:table-cell>
          <table:table-cell table:style-name="Tableau8.A3" office:value-type="string">
            <text:p text:style-name="P18">Entier</text:p>
          </table:table-cell>
          <table:table-cell table:style-name="Tableau8.C3" office:value-type="float" office:value="0">
            <text:p text:style-name="P20"><text:a xlink:type="simple" xlink:href="#Structure%20générale%20des%20tables"><text:span text:style-name="T10">0</text:span></text:a></text:p>
          </table:table-cell>
          <table:table-cell table:style-name="Tableau8.C3" office:value-type="float" office:value="50">
            <text:p text:style-name="P19">50</text:p>
          </table:table-cell>
          <table:table-cell table:style-name="Tableau8.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58">Vérifier non existence de la clé double : ID_TIERS et ID_TA_ADRESSE.</text:p>
        </text:list-item>
      </text:list>
      <text:list text:style-name="L6">
        <text:list-item>
          <text:p text:style-name="P33"><text:bookmark-start text:name="ID_R_Adresse_Gest_R_Adresse"/>ID_R_ADR<text:bookmark-end text:name="ID_R_Adresse_Gest_R_Adresse"/> : Valeur unique, non null.</text:p>
        </text:list-item>
        <text:list-item>
          <text:p text:style-name="P33"><text:bookmark-start text:name="ID_Tiers_Gest_R_Adresse"/>ID_TIERS<text:bookmark-end text:name="ID_Tiers_Gest_R_Adresse"/> : <text:span text:style-name="T21">non null,</text:span> vérifier existence dans <text:s/>«<text:a xlink:type="simple" xlink:href="#Table%20tiers"> table TA_TIERS </text:a>».</text:p>
        </text:list-item>
        <text:list-item>
          <text:p text:style-name="P33"><text:bookmark-start text:name="ID_Adresse_Gest_R_Adresse"/>ID_ADRESSE<text:bookmark-end text:name="ID_Adresse_Gest_R_Adresse"/> : <text:span text:style-name="T21">non null</text:span>, vérifier existence dans <text:s/>« <text:a xlink:type="simple" xlink:href="#Table%20Adresse">table TA_ADRESSE</text:a> ».</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59"/>
      <text:p text:style-name="P60"><text:span text:style-name="T23">Gestion suppression</text:span> : gestion des clés étrangères</text:p>
      <text:p text:style-name="P60">pas de table liée à l'<text:span text:style-name="T32">ID_R_ADR</text:span></text:p>
      <text:p text:style-name="Standard"/>
      <text:p text:style-name="Table_20_Titre"><text:bookmark-start text:name="Table TypeAdresse"/><text:span text:style-name="T16">Table TA_T_ADR</text:span><text:bookmark-end text:name="Table TypeAdresse"/> : <text:span text:style-name="T22">Précise le type d'adresse.</text:span></text:p>
      <text:p text:style-name="P3"/>
      <table:table table:name="Tableau9" table:style-name="Tableau9">
        <table:table-column table:style-name="Tableau9.A"/>
        <table:table-column table:style-name="Tableau9.B"/>
        <table:table-column table:style-name="Tableau9.C"/>
        <table:table-column table:style-name="Tableau9.D"/>
        <table:table-column table:style-name="Tableau9.E"/>
        <table:table-header-rows>
          <table:table-row>
            <table:table-cell table:style-name="Tableau9.A1" table:number-columns-spanned="5" office:value-type="string">
              <text:p text:style-name="P16">Table <text:s/><text:span text:style-name="T16">TA_T_ADR</text:span></text:p>
            </table:table-cell>
            <table:covered-table-cell/>
            <table:covered-table-cell/>
            <table:covered-table-cell/>
            <table:covered-table-cell/>
          </table:table-row>
        </table:table-header-rows>
        <table:table-row>
          <table:table-cell table:style-name="Tableau9.A2" office:value-type="string">
            <text:p text:style-name="P17">Champ</text:p>
          </table:table-cell>
          <table:table-cell table:style-name="Tableau9.A2" office:value-type="string">
            <text:p text:style-name="P17">Type</text:p>
          </table:table-cell>
          <table:table-cell table:style-name="Tableau9.A2" office:value-type="string">
            <text:p text:style-name="P17">*</text:p>
          </table:table-cell>
          <table:table-cell table:style-name="Tableau9.A2" office:value-type="string">
            <text:p text:style-name="P17">Long</text:p>
          </table:table-cell>
          <table:table-cell table:style-name="Tableau9.E2" office:value-type="string">
            <text:p text:style-name="P17">Description</text:p>
          </table:table-cell>
        </table:table-row>
        <table:table-row>
          <table:table-cell table:style-name="Tableau9.A3" office:value-type="string">
            <text:p text:style-name="P18"><text:bookmark-start text:name="ID_TypeAdresse"/>ID_<text:span text:style-name="T11">T_</text:span>ADR<text:bookmark-end text:name="ID_TypeAdresse"/></text:p>
          </table:table-cell>
          <table:table-cell table:style-name="Tableau9.A3" office:value-type="string">
            <text:p text:style-name="P18">Entier</text:p>
          </table:table-cell>
          <table:table-cell table:style-name="Tableau9.C3" office:value-type="float" office:value="0">
            <text:p text:style-name="P32"><text:a xlink:type="simple" xlink:href="#ID_TypeAdresse_Gest_TypeAdresse">0</text:a></text:p>
          </table:table-cell>
          <table:table-cell table:style-name="Tableau9.A3" office:value-type="string">
            <text:p text:style-name="P19">-</text:p>
          </table:table-cell>
          <table:table-cell table:style-name="Tableau9.E3" office:value-type="string">
            <text:p text:style-name="P18">N° d'identification</text:p>
          </table:table-cell>
        </table:table-row>
        <table:table-row>
          <table:table-cell table:style-name="Tableau9.A3" office:value-type="string">
            <text:p text:style-name="P18">CODE_<text:span text:style-name="T11">T_</text:span>ADR</text:p>
          </table:table-cell>
          <table:table-cell table:style-name="Tableau9.A3" office:value-type="string">
            <text:p text:style-name="P18">Texte</text:p>
          </table:table-cell>
          <table:table-cell table:style-name="Tableau9.C3" office:value-type="float" office:value="0">
            <text:p text:style-name="P32"><text:a xlink:type="simple" xlink:href="#CodeTypeAdresse_Gest_TypeAdresse">0</text:a></text:p>
          </table:table-cell>
          <table:table-cell table:style-name="Tableau9.C3" office:value-type="float" office:value="20">
            <text:p text:style-name="P19">20</text:p>
          </table:table-cell>
          <table:table-cell table:style-name="Tableau9.E3" office:value-type="string">
            <text:p text:style-name="P18">Type d'adresse par ex : domicile, de livraison, de facturation, etc...</text:p>
          </table:table-cell>
        </table:table-row>
        <table:table-row>
          <table:table-cell table:style-name="Tableau9.A3" office:value-type="string">
            <text:p text:style-name="P18">LIBL_<text:span text:style-name="T11">T_</text:span>ADR</text:p>
          </table:table-cell>
          <table:table-cell table:style-name="Tableau9.A3" office:value-type="string">
            <text:p text:style-name="P18">Texte</text:p>
          </table:table-cell>
          <table:table-cell table:style-name="Tableau9.A3" office:value-type="string">
            <text:p text:style-name="P19"><text:a xlink:type="simple" xlink:href="#LIBL_TypeAdresse_Gest_TypeAdresse">f</text:a></text:p>
          </table:table-cell>
          <table:table-cell table:style-name="Tableau9.C3" office:value-type="float" office:value="100">
            <text:p text:style-name="P19">100</text:p>
          </table:table-cell>
          <table:table-cell table:style-name="Tableau9.E3" office:value-type="string">
            <text:p text:style-name="P18">Libellé long décrivant le type d'adresse.</text:p>
          </table:table-cell>
        </table:table-row>
        <table:table-row>
          <table:table-cell table:style-name="Tableau9.A3" office:value-type="string">
            <text:p text:style-name="P18">QUI_CREE_<text:span text:style-name="T11">T_</text:span>ADR</text:p>
          </table:table-cell>
          <table:table-cell table:style-name="Tableau9.A3" office:value-type="string">
            <text:p text:style-name="P18">Texte</text:p>
          </table:table-cell>
          <table:table-cell table:style-name="Tableau9.C3" office:value-type="float" office:value="0">
            <text:p text:style-name="P20"><text:a xlink:type="simple" xlink:href="#Structure%20générale%20des%20tables"><text:span text:style-name="T10">0</text:span></text:a></text:p>
          </table:table-cell>
          <table:table-cell table:style-name="Tableau9.C3" office:value-type="float" office:value="50">
            <text:p text:style-name="P19">50</text:p>
          </table:table-cell>
          <table:table-cell table:style-name="Tableau9.E3" office:value-type="string">
            <text:p text:style-name="P18">Nom de l'utilisateur qui crée l'enregistrement</text:p>
          </table:table-cell>
        </table:table-row>
        <table:table-row>
          <table:table-cell table:style-name="Tableau9.A3" office:value-type="string">
            <text:p text:style-name="P18">QUAND_CREE_<text:span text:style-name="T11">T_</text:span>ADR</text:p>
          </table:table-cell>
          <table:table-cell table:style-name="Tableau9.A3" office:value-type="string">
            <text:p text:style-name="P18">Date</text:p>
          </table:table-cell>
          <table:table-cell table:style-name="Tableau9.C3" office:value-type="float" office:value="0">
            <text:p text:style-name="P20"><text:a xlink:type="simple" xlink:href="#Structure%20générale%20des%20tables"><text:span text:style-name="T10">0</text:span></text:a></text:p>
          </table:table-cell>
          <table:table-cell table:style-name="Tableau9.A3" office:value-type="string">
            <text:p text:style-name="P19">-</text:p>
          </table:table-cell>
          <table:table-cell table:style-name="Tableau9.E3" office:value-type="string">
            <text:p text:style-name="P18">Date de création de l'enregistrement</text:p>
          </table:table-cell>
        </table:table-row>
        <table:table-row>
          <table:table-cell table:style-name="Tableau9.A3" office:value-type="string">
            <text:p text:style-name="P18">QUI_MODIF_<text:span text:style-name="T11">T_</text:span>ADR</text:p>
          </table:table-cell>
          <table:table-cell table:style-name="Tableau9.A3" office:value-type="string">
            <text:p text:style-name="P18">Texte</text:p>
          </table:table-cell>
          <table:table-cell table:style-name="Tableau9.C3" office:value-type="float" office:value="0">
            <text:p text:style-name="P20"><text:a xlink:type="simple" xlink:href="#Structure%20générale%20des%20tables"><text:span text:style-name="T10">0</text:span></text:a></text:p>
          </table:table-cell>
          <table:table-cell table:style-name="Tableau9.C3" office:value-type="float" office:value="50">
            <text:p text:style-name="P19">50</text:p>
          </table:table-cell>
          <table:table-cell table:style-name="Tableau9.E3" office:value-type="string">
            <text:p text:style-name="P18">Nom du dernier utilisateur qui modifie l'enregistrement</text:p>
          </table:table-cell>
        </table:table-row>
        <table:table-row>
          <table:table-cell table:style-name="Tableau9.A3" office:value-type="string">
            <text:p text:style-name="P18">QUAND_MODIF_<text:span text:style-name="T11">T_</text:span>ADR</text:p>
          </table:table-cell>
          <table:table-cell table:style-name="Tableau9.A3" office:value-type="string">
            <text:p text:style-name="P18">Date</text:p>
          </table:table-cell>
          <table:table-cell table:style-name="Tableau9.C3" office:value-type="float" office:value="0">
            <text:p text:style-name="P20"><text:a xlink:type="simple" xlink:href="#Structure%20générale%20des%20tables"><text:span text:style-name="T10">0</text:span></text:a></text:p>
          </table:table-cell>
          <table:table-cell table:style-name="Tableau9.A3" office:value-type="string">
            <text:p text:style-name="P19">-</text:p>
          </table:table-cell>
          <table:table-cell table:style-name="Tableau9.E3" office:value-type="string">
            <text:p text:style-name="P18">Dernière date de modification</text:p>
          </table:table-cell>
        </table:table-row>
        <table:table-row>
          <table:table-cell table:style-name="Tableau9.A3" office:value-type="string">
            <text:p text:style-name="P18">VERSION_<text:span text:style-name="T11">T_</text:span>ADR</text:p>
          </table:table-cell>
          <table:table-cell table:style-name="Tableau9.A3" office:value-type="string">
            <text:p text:style-name="P18">Entier</text:p>
          </table:table-cell>
          <table:table-cell table:style-name="Tableau9.C3" office:value-type="float" office:value="0">
            <text:p text:style-name="P20"><text:a xlink:type="simple" xlink:href="#Structure%20générale%20des%20tables"><text:span text:style-name="T10">0</text:span></text:a></text:p>
          </table:table-cell>
          <table:table-cell table:style-name="Tableau9.C3" office:value-type="float" office:value="50">
            <text:p text:style-name="P19">50</text:p>
          </table:table-cell>
          <table:table-cell table:style-name="Tableau9.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TypeAdresse_Gest_TypeAdresse"/>ID_<text:span text:style-name="T13">T_</text:span>A<text:bookmark-end text:name="ID_TypeAdresse_Gest_TypeAdresse"/>DR : valeur unique, non null.</text:p>
        </text:list-item>
        <text:list-item>
          <text:p text:style-name="P33"><text:bookmark-start text:name="CodeTypeAdresse_Gest_TypeAdresse"/>CODE_<text:bookmark-end text:name="CodeTypeAdresse_Gest_TypeAdresse"/><text:span text:style-name="T13">T_</text:span>ADR : Valeur unique, non null.</text:p>
        </text:list-item>
        <text:list-item>
          <text:p text:style-name="P33"><text:bookmark-start text:name="LIBL_TypeAdresse_Gest_TypeAdresse"/>LIBL_<text:bookmark-end text:name="LIBL_TypeAdresse_Gest_TypeAdresse"/><text:span text:style-name="T13">T_</text:span>ADR : Libre.</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60"><text:span text:style-name="T23">Gestion suppression</text:span> : gestion des clés étrangères</text:p>
      <text:p text:style-name="P60">Tables liées à l' <text:span text:style-name="T32">ID_T_ADR</text:span></text:p>
      <text:p text:style-name="P61"><text:span text:style-name="T40">TA_R_ADR_T_ADR</text:span><text:span text:style-name="T9"> : </text:span><text:a xlink:type="simple" xlink:href="#ID_TypeAdresse"><text:span text:style-name="T41">ID_T_ADR</text:span></text:a></text:p>
      <text:p text:style-name="P37"/>
      <text:p text:style-name="P62"><text:bookmark-start text:name="Table R_Adresse_TypeAdresse"/><text:span text:style-name="T16">Table </text:span><text:bookmark-end text:name="Table R_Adresse_TypeAdresse"/><text:span text:style-name="T16">TA_R_ADR_T_ADR</text:span> :<text:span text:style-name="T22">Sert à mettre en relation un type d'adresse avec une adresse. Une adresse peut appartenir à plusieurs type comme par exemple une même adresse peut servir à la facturation et à la livraison. C'est une relation N -&gt; N.</text:span></text:p>
      <text:p text:style-name="P3"/>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table:number-columns-spanned="5" office:value-type="string">
              <text:p text:style-name="P16">Table <text:s/><text:span text:style-name="T16">TA_R_ADR_T_ADR</text:span></text:p>
            </table:table-cell>
            <table:covered-table-cell/>
            <table:covered-table-cell/>
            <table:covered-table-cell/>
            <table:covered-table-cell/>
          </table:table-row>
        </table:table-header-rows>
        <table:table-row>
          <table:table-cell table:style-name="Tableau10.A2" office:value-type="string">
            <text:p text:style-name="P17">Champ</text:p>
          </table:table-cell>
          <table:table-cell table:style-name="Tableau10.A2" office:value-type="string">
            <text:p text:style-name="P17">Type</text:p>
          </table:table-cell>
          <table:table-cell table:style-name="Tableau10.A2" office:value-type="string">
            <text:p text:style-name="P17">*</text:p>
          </table:table-cell>
          <table:table-cell table:style-name="Tableau10.A2" office:value-type="string">
            <text:p text:style-name="P17">Long</text:p>
          </table:table-cell>
          <table:table-cell table:style-name="Tableau10.E2" office:value-type="string">
            <text:p text:style-name="P17">Description</text:p>
          </table:table-cell>
        </table:table-row>
        <table:table-row>
          <table:table-cell table:style-name="Tableau10.A3" office:value-type="string">
            <text:p text:style-name="P18"><text:bookmark-start text:name="ID_R_Adresse_TypeAdresse"/>ID_<text:bookmark-end text:name="ID_R_Adresse_TypeAdresse"/>R_ADR_T_ADR</text:p>
          </table:table-cell>
          <table:table-cell table:style-name="Tableau10.A3" office:value-type="string">
            <text:p text:style-name="P18">Entier</text:p>
          </table:table-cell>
          <table:table-cell table:style-name="Tableau10.C3" office:value-type="float" office:value="0">
            <text:p text:style-name="P32"><text:a xlink:type="simple" xlink:href="#ID_R_Adresse_TypeAdresse_Gest_R_Adresse_TypeAdresse">0</text:a></text:p>
          </table:table-cell>
          <table:table-cell table:style-name="Tableau10.A3" office:value-type="string">
            <text:p text:style-name="P19">-</text:p>
          </table:table-cell>
          <table:table-cell table:style-name="Tableau10.E3" office:value-type="string">
            <text:p text:style-name="P18">N° d'identification</text:p>
          </table:table-cell>
        </table:table-row>
        <table:table-row>
          <table:table-cell table:style-name="Tableau10.A3" office:value-type="string">
            <text:p text:style-name="P18"><text:a xlink:type="simple" xlink:href="#ID_TypeAdresse">ID_T_ADR</text:a></text:p>
          </table:table-cell>
          <table:table-cell table:style-name="Tableau10.A3" office:value-type="string">
            <text:p text:style-name="P18">Entier</text:p>
          </table:table-cell>
          <table:table-cell table:style-name="Tableau10.C3" office:value-type="float" office:value="0">
            <text:p text:style-name="P63"><text:a xlink:type="simple" xlink:href="#ID_TypeAdresse_Gest_R_Adresse_TypeAdresse"><text:span text:style-name="T18">0</text:span></text:a></text:p>
          </table:table-cell>
          <table:table-cell table:style-name="Tableau10.A3" office:value-type="string">
            <text:p text:style-name="P19">-</text:p>
          </table:table-cell>
          <table:table-cell table:style-name="Tableau10.E3" office:value-type="string">
            <text:p text:style-name="P18">Identifiant de la « <text:a xlink:type="simple" xlink:href="#Table%20TypeAdresse">table TA_T_ADR </text:a>»</text:p>
          </table:table-cell>
        </table:table-row>
        <table:table-row>
          <table:table-cell table:style-name="Tableau10.A3" office:value-type="string">
            <text:p text:style-name="P18"><text:a xlink:type="simple" xlink:href="#ID_Adresse">ID_ADRESSE</text:a></text:p>
          </table:table-cell>
          <table:table-cell table:style-name="Tableau10.A3" office:value-type="string">
            <text:p text:style-name="P18">Entier</text:p>
          </table:table-cell>
          <table:table-cell table:style-name="Tableau10.C3" office:value-type="float" office:value="0">
            <text:p text:style-name="P32"><text:a xlink:type="simple" xlink:href="#ID_Adresse_Gest_R_Adresse_TypeAdresse">0</text:a></text:p>
          </table:table-cell>
          <table:table-cell table:style-name="Tableau10.A3" office:value-type="string">
            <text:p text:style-name="P19">-</text:p>
          </table:table-cell>
          <table:table-cell table:style-name="Tableau10.E3" office:value-type="string">
            <text:p text:style-name="P18">Identifiant de la « <text:a xlink:type="simple" xlink:href="#Table%20Adresse">table TA_ADRESSE</text:a> »</text:p>
          </table:table-cell>
        </table:table-row>
        <table:table-row>
          <table:table-cell table:style-name="Tableau10.A3" office:value-type="string">
            <text:p text:style-name="P18">QUI_CREE_R_ADR_T_ADR</text:p>
          </table:table-cell>
          <table:table-cell table:style-name="Tableau10.A3" office:value-type="string">
            <text:p text:style-name="P18">Texte</text:p>
          </table:table-cell>
          <table:table-cell table:style-name="Tableau10.C3" office:value-type="float" office:value="0">
            <text:p text:style-name="P20"><text:a xlink:type="simple" xlink:href="#Structure%20générale%20des%20tables"><text:span text:style-name="T10">0</text:span></text:a></text:p>
          </table:table-cell>
          <table:table-cell table:style-name="Tableau10.C3" office:value-type="float" office:value="50">
            <text:p text:style-name="P19">50</text:p>
          </table:table-cell>
          <table:table-cell table:style-name="Tableau10.E3" office:value-type="string">
            <text:p text:style-name="P18">Nom de l'utilisateur qui crée l'enregistrement</text:p>
          </table:table-cell>
        </table:table-row>
        <table:table-row>
          <table:table-cell table:style-name="Tableau10.A3" office:value-type="string">
            <text:p text:style-name="P18">QUAND_CREE_R_ADR_T_ADR</text:p>
          </table:table-cell>
          <table:table-cell table:style-name="Tableau10.A3" office:value-type="string">
            <text:p text:style-name="P18">Date</text:p>
          </table:table-cell>
          <table:table-cell table:style-name="Tableau10.C3" office:value-type="float" office:value="0">
            <text:p text:style-name="P20"><text:a xlink:type="simple" xlink:href="#Structure%20générale%20des%20tables"><text:span text:style-name="T10">0</text:span></text:a></text:p>
          </table:table-cell>
          <table:table-cell table:style-name="Tableau10.A3" office:value-type="string">
            <text:p text:style-name="P19">-</text:p>
          </table:table-cell>
          <table:table-cell table:style-name="Tableau10.E3" office:value-type="string">
            <text:p text:style-name="P18">Date de création de l'enregistrement</text:p>
          </table:table-cell>
        </table:table-row>
        <table:table-row>
          <table:table-cell table:style-name="Tableau10.A3" office:value-type="string">
            <text:p text:style-name="P18">QUI_MODIF_R_ADR_T_ADR</text:p>
          </table:table-cell>
          <table:table-cell table:style-name="Tableau10.A3" office:value-type="string">
            <text:p text:style-name="P18">Texte</text:p>
          </table:table-cell>
          <table:table-cell table:style-name="Tableau10.C3" office:value-type="float" office:value="0">
            <text:p text:style-name="P20"><text:a xlink:type="simple" xlink:href="#Structure%20générale%20des%20tables"><text:span text:style-name="T10">0</text:span></text:a></text:p>
          </table:table-cell>
          <table:table-cell table:style-name="Tableau10.C3" office:value-type="float" office:value="50">
            <text:p text:style-name="P19">50</text:p>
          </table:table-cell>
          <table:table-cell table:style-name="Tableau10.E3" office:value-type="string">
            <text:p text:style-name="P18">Nom du dernier utilisateur qui modifie l'enregistrement</text:p>
          </table:table-cell>
        </table:table-row>
        <table:table-row>
          <table:table-cell table:style-name="Tableau10.A3" office:value-type="string">
            <text:p text:style-name="P18">QUAND_MODIF_R_ADR_T_ADR</text:p>
          </table:table-cell>
          <table:table-cell table:style-name="Tableau10.A3" office:value-type="string">
            <text:p text:style-name="P18">Date</text:p>
          </table:table-cell>
          <table:table-cell table:style-name="Tableau10.C3" office:value-type="float" office:value="0">
            <text:p text:style-name="P20"><text:a xlink:type="simple" xlink:href="#Structure%20générale%20des%20tables"><text:span text:style-name="T10">0</text:span></text:a></text:p>
          </table:table-cell>
          <table:table-cell table:style-name="Tableau10.A3" office:value-type="string">
            <text:p text:style-name="P19">-</text:p>
          </table:table-cell>
          <table:table-cell table:style-name="Tableau10.E3" office:value-type="string">
            <text:p text:style-name="P18">Dernière date de modification</text:p>
          </table:table-cell>
        </table:table-row>
        <table:table-row>
          <table:table-cell table:style-name="Tableau10.A3" office:value-type="string">
            <text:p text:style-name="P18">VERSION_R_ADR_T_ADR</text:p>
          </table:table-cell>
          <table:table-cell table:style-name="Tableau10.A3" office:value-type="string">
            <text:p text:style-name="P18">Entier</text:p>
          </table:table-cell>
          <table:table-cell table:style-name="Tableau10.C3" office:value-type="float" office:value="0">
            <text:p text:style-name="P20"><text:a xlink:type="simple" xlink:href="#Structure%20générale%20des%20tables"><text:span text:style-name="T10">0</text:span></text:a></text:p>
          </table:table-cell>
          <table:table-cell table:style-name="Tableau10.C3" office:value-type="float" office:value="50">
            <text:p text:style-name="P19">50</text:p>
          </table:table-cell>
          <table:table-cell table:style-name="Tableau10.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58">Vérifier non existence de la clé double : ID_TA_T_ADR et ID_ADRESSE.</text:p>
        </text:list-item>
        <text:list-item>
          <text:p text:style-name="P33"><text:bookmark-start text:name="ID_R_Adresse_TypeAdresse_Gest_R_Adresse_TypeAdresse"/><text:bookmark-start text:name="ID_TypeAdresse_Gest_R_Adresse_TypeAdresse"/><text:bookmark-start text:name="ID_Adresse_Gest_R_Adresse_TypeAdresse"/>ID_<text:bookmark-end text:name="ID_R_Adresse_TypeAdresse_Gest_R_Adresse_TypeAdresse"/><text:bookmark-end text:name="ID_TypeAdresse_Gest_R_Adresse_TypeAdresse"/><text:bookmark-end text:name="ID_Adresse_Gest_R_Adresse_TypeAdresse"/>R_ADR_T_ADR : valeur unique, non null.</text:p>
        </text:list-item>
        <text:list-item>
          <text:p text:style-name="P33">ID_T_ADR : non null, vérifier existence dans « <text:a xlink:type="simple" xlink:href="#Table%20TypeAdresse">table TA_T_ADRESSE </text:a>».</text:p>
        </text:list-item>
        <text:list-item>
          <text:p text:style-name="P33">ID_Adresse : non null, vérifier existence dans « <text:a xlink:type="simple" xlink:href="#Table%20Adresse">table TA_ADRESSE</text:a> ».</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 </text:span></text:p>
        </text:list-item>
      </text:list>
      <text:p text:style-name="P36"/>
      <text:p text:style-name="P60"><text:span text:style-name="T23">Gestion suppression</text:span> : gestion des clés étrangères</text:p>
      <text:p text:style-name="P60">pas de table liée à l'<text:bookmark-start text:name="ID_R_Adresse_TypeAdresse1"/><text:span text:style-name="T32">ID_</text:span><text:bookmark-end text:name="ID_R_Adresse_TypeAdresse1"/><text:span text:style-name="T32">R_ADR_T_ADR</text:span></text:p>
      <text:p text:style-name="P64"/>
      <text:p text:style-name="Standard"/>
      <text:p text:style-name="Table_20_Titre"><text:bookmark-start text:name="Table Telephone"/><text:span text:style-name="T16">Table TA_TELEPHONE</text:span><text:bookmark-end text:name="Table Telephone"/> : <text:span text:style-name="T22">Un contact peut avoir plusieurs numéros de téléphone. De plus, on peut être amené à demander une personne en particulier pour ce numéro de téléphone, d'où le champ  « ID_I_Contact » facultatif qui représente l'identifiant d'un tiers de la table tiers.</text:span><text:span text:style-name="T42"> </text:span></text:p>
      <text:p text:style-name="P3"/>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table:number-columns-spanned="5" office:value-type="string">
              <text:p text:style-name="P16">Table TA_TELEPHONE</text:p>
            </table:table-cell>
            <table:covered-table-cell/>
            <table:covered-table-cell/>
            <table:covered-table-cell/>
            <table:covered-table-cell/>
          </table:table-row>
        </table:table-header-rows>
        <table:table-row>
          <table:table-cell table:style-name="Tableau11.A2" office:value-type="string">
            <text:p text:style-name="P17">Champ</text:p>
          </table:table-cell>
          <table:table-cell table:style-name="Tableau11.A2" office:value-type="string">
            <text:p text:style-name="P17">Type</text:p>
          </table:table-cell>
          <table:table-cell table:style-name="Tableau11.A2" office:value-type="string">
            <text:p text:style-name="P17">*</text:p>
          </table:table-cell>
          <table:table-cell table:style-name="Tableau11.A2" office:value-type="string">
            <text:p text:style-name="P17">Long</text:p>
          </table:table-cell>
          <table:table-cell table:style-name="Tableau11.E2" office:value-type="string">
            <text:p text:style-name="P17">Description</text:p>
          </table:table-cell>
        </table:table-row>
        <table:table-row>
          <table:table-cell table:style-name="Tableau11.A3" office:value-type="string">
            <text:p text:style-name="P18"><text:bookmark-start text:name="ID_Telephone_Telephone"/><text:a xlink:type="simple" xlink:href="#ID_Telephone">ID_TELEPHONE</text:a><text:bookmark-end text:name="ID_Telephone_Telephone"/></text:p>
          </table:table-cell>
          <table:table-cell table:style-name="Tableau11.A3" office:value-type="string">
            <text:p text:style-name="P18">Entier</text:p>
          </table:table-cell>
          <table:table-cell table:style-name="Tableau11.C3" office:value-type="float" office:value="0">
            <text:p text:style-name="P19"><text:a xlink:type="simple" xlink:href="#ID_Telephone_Gest_Telephone">0</text:a></text:p>
          </table:table-cell>
          <table:table-cell table:style-name="Tableau11.A3" office:value-type="string">
            <text:p text:style-name="P19">-</text:p>
          </table:table-cell>
          <table:table-cell table:style-name="Tableau11.E3" office:value-type="string">
            <text:p text:style-name="P18">N° d'identification</text:p>
          </table:table-cell>
        </table:table-row>
        <table:table-row>
          <table:table-cell table:style-name="Tableau11.A3" office:value-type="string">
            <text:p text:style-name="P18">NUMERO_TELEPHONE</text:p>
          </table:table-cell>
          <table:table-cell table:style-name="Tableau11.A3" office:value-type="string">
            <text:p text:style-name="P18">Texte</text:p>
          </table:table-cell>
          <table:table-cell table:style-name="Tableau11.C3" office:value-type="float" office:value="0">
            <text:p text:style-name="P19"><text:a xlink:type="simple" xlink:href="#NumeroTelephone_Gest_Telephone">0</text:a></text:p>
          </table:table-cell>
          <table:table-cell table:style-name="Tableau11.C3" office:value-type="float" office:value="20">
            <text:p text:style-name="P19">20</text:p>
          </table:table-cell>
          <table:table-cell table:style-name="Tableau11.E3" office:value-type="string">
            <text:p text:style-name="P18">Numéro de téléphone</text:p>
          </table:table-cell>
        </table:table-row>
        <table:table-row>
          <table:table-cell table:style-name="Tableau11.A3" office:value-type="string">
            <text:p text:style-name="P18">POSTE_TELEPHONE</text:p>
          </table:table-cell>
          <table:table-cell table:style-name="Tableau11.A3" office:value-type="string">
            <text:p text:style-name="P18">Texte</text:p>
          </table:table-cell>
          <table:table-cell table:style-name="Tableau11.A3" office:value-type="string">
            <text:p text:style-name="P19"><text:a xlink:type="simple" xlink:href="#Poste_Gest_Telephone">f</text:a></text:p>
          </table:table-cell>
          <table:table-cell table:style-name="Tableau11.C3" office:value-type="float" office:value="20">
            <text:p text:style-name="P19">20</text:p>
          </table:table-cell>
          <table:table-cell table:style-name="Tableau11.E3" office:value-type="string">
            <text:p text:style-name="P18">Numéro de Poste s'il y en a un</text:p>
          </table:table-cell>
        </table:table-row>
        <table:table-row>
          <table:table-cell table:style-name="Tableau11.A3" office:value-type="string">
            <text:p text:style-name="P46"><text:bookmark-start text:name="ID_I_Contact"/><text:a xlink:type="simple" xlink:href="#ID_Tiers">ID_I_</text:a><text:bookmark-end text:name="ID_I_Contact"/><text:a xlink:type="simple" xlink:href="#ID_Tiers">TIERS</text:a></text:p>
          </table:table-cell>
          <table:table-cell table:style-name="Tableau11.A3" office:value-type="string">
            <text:p text:style-name="P18">Entier</text:p>
          </table:table-cell>
          <table:table-cell table:style-name="Tableau11.A3" office:value-type="string">
            <text:p text:style-name="P19"><text:a xlink:type="simple" xlink:href="#ID_I_Contact_Gest_Telephone">f</text:a></text:p>
          </table:table-cell>
          <table:table-cell table:style-name="Tableau11.A3" office:value-type="string">
            <text:p text:style-name="P19">-</text:p>
          </table:table-cell>
          <table:table-cell table:style-name="Tableau11.E3" office:value-type="string">
            <text:p text:style-name="P46">Récupére un ID_Tiers dans « <text:a xlink:type="simple" xlink:href="#Table%20tiers">table TA_TIERS </text:a>» . Si ce champ est rempli, nous permet d'avoir toutes les informations de ce tiers, n° de téléphone, adresse,...</text:p>
          </table:table-cell>
        </table:table-row>
        <table:table-row>
          <table:table-cell table:style-name="Tableau11.A3" office:value-type="string">
            <text:p text:style-name="P18">QUI_CREE_TELEPHONE</text:p>
          </table:table-cell>
          <table:table-cell table:style-name="Tableau11.A3" office:value-type="string">
            <text:p text:style-name="P18">Texte</text:p>
          </table:table-cell>
          <table:table-cell table:style-name="Tableau11.C3" office:value-type="float" office:value="0">
            <text:p text:style-name="P20"><text:a xlink:type="simple" xlink:href="#Structure%20générale%20des%20tables"><text:span text:style-name="T10">0</text:span></text:a></text:p>
          </table:table-cell>
          <table:table-cell table:style-name="Tableau11.C3" office:value-type="float" office:value="50">
            <text:p text:style-name="P19">50</text:p>
          </table:table-cell>
          <table:table-cell table:style-name="Tableau11.E3" office:value-type="string">
            <text:p text:style-name="P18">Nom de l'utilisateur qui crée l'enregistrement</text:p>
          </table:table-cell>
        </table:table-row>
        <table:table-row>
          <table:table-cell table:style-name="Tableau11.A3" office:value-type="string">
            <text:p text:style-name="P18">QUAND_CREE_TELEPHONE</text:p>
          </table:table-cell>
          <table:table-cell table:style-name="Tableau11.A3" office:value-type="string">
            <text:p text:style-name="P18">Date</text:p>
          </table:table-cell>
          <table:table-cell table:style-name="Tableau11.C3" office:value-type="float" office:value="0">
            <text:p text:style-name="P20"><text:a xlink:type="simple" xlink:href="#Structure%20générale%20des%20tables"><text:span text:style-name="T10">0</text:span></text:a></text:p>
          </table:table-cell>
          <table:table-cell table:style-name="Tableau11.A3" office:value-type="string">
            <text:p text:style-name="P19">-</text:p>
          </table:table-cell>
          <table:table-cell table:style-name="Tableau11.E3" office:value-type="string">
            <text:p text:style-name="P18">Date de création de l'enregistrement</text:p>
          </table:table-cell>
        </table:table-row>
        <table:table-row>
          <table:table-cell table:style-name="Tableau11.A3" office:value-type="string">
            <text:p text:style-name="P18">QUI_MODIF_TELEPHONE</text:p>
          </table:table-cell>
          <table:table-cell table:style-name="Tableau11.A3" office:value-type="string">
            <text:p text:style-name="P18">Texte</text:p>
          </table:table-cell>
          <table:table-cell table:style-name="Tableau11.C3" office:value-type="float" office:value="0">
            <text:p text:style-name="P20"><text:a xlink:type="simple" xlink:href="#Structure%20générale%20des%20tables"><text:span text:style-name="T10">0</text:span></text:a></text:p>
          </table:table-cell>
          <table:table-cell table:style-name="Tableau11.C3" office:value-type="float" office:value="50">
            <text:p text:style-name="P19">50</text:p>
          </table:table-cell>
          <table:table-cell table:style-name="Tableau11.E3" office:value-type="string">
            <text:p text:style-name="P18">Nom du dernier utilisateur qui modifie l'enregistrement</text:p>
          </table:table-cell>
        </table:table-row>
        <table:table-row>
          <table:table-cell table:style-name="Tableau11.A3" office:value-type="string">
            <text:p text:style-name="P18">QUAND_MODIF_TELEPHONE</text:p>
          </table:table-cell>
          <table:table-cell table:style-name="Tableau11.A3" office:value-type="string">
            <text:p text:style-name="P18">Date</text:p>
          </table:table-cell>
          <table:table-cell table:style-name="Tableau11.C3" office:value-type="float" office:value="0">
            <text:p text:style-name="P20"><text:a xlink:type="simple" xlink:href="#Structure%20générale%20des%20tables"><text:span text:style-name="T10">0</text:span></text:a></text:p>
          </table:table-cell>
          <table:table-cell table:style-name="Tableau11.A3" office:value-type="string">
            <text:p text:style-name="P19">-</text:p>
          </table:table-cell>
          <table:table-cell table:style-name="Tableau11.E3" office:value-type="string">
            <text:p text:style-name="P18">Dernière date de modification</text:p>
          </table:table-cell>
        </table:table-row>
        <table:table-row>
          <table:table-cell table:style-name="Tableau11.A3" office:value-type="string">
            <text:p text:style-name="P18">VERSION_TELEPHONE</text:p>
          </table:table-cell>
          <table:table-cell table:style-name="Tableau11.A3" office:value-type="string">
            <text:p text:style-name="P18">Entier</text:p>
          </table:table-cell>
          <table:table-cell table:style-name="Tableau11.C3" office:value-type="float" office:value="0">
            <text:p text:style-name="P20"><text:a xlink:type="simple" xlink:href="#Structure%20générale%20des%20tables"><text:span text:style-name="T10">0</text:span></text:a></text:p>
          </table:table-cell>
          <table:table-cell table:style-name="Tableau11.C3" office:value-type="float" office:value="50">
            <text:p text:style-name="P19">50</text:p>
          </table:table-cell>
          <table:table-cell table:style-name="Tableau11.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Telephone_Gest_Telephone"/>ID_Telephone<text:bookmark-end text:name="ID_Telephone_Gest_Telephone"/> : valeur unique, non null.</text:p>
        </text:list-item>
        <text:list-item>
          <text:p text:style-name="P33"><text:bookmark-start text:name="NumeroTelephone_Gest_Telephone"/><text:bookmark-start text:name="Poste_Gest_Telephone"/><text:bookmark-start text:name="ID_I_Contact_Gest_Telephone"/>Numero_Telephone<text:bookmark-end text:name="NumeroTelephone_Gest_Telephone"/><text:bookmark-end text:name="Poste_Gest_Telephone"/><text:bookmark-end text:name="ID_I_Contact_Gest_Telephone"/> : non null, Vérifier format téléphone, <text:span text:style-name="T17">si incorrect, proposer eventuellement un écran de saisie des numéros de téléphone avec les indicatifs ex : +33 pour la france, +34 Espagne, ... , enlever « / » ou « . » et mettre un espace entre series de 2 chiffres ex : (05) 63 30 .... avec les 2 premiers entre parenthèses.</text:span></text:p>
        </text:list-item>
        <text:list-item>
          <text:p text:style-name="P33">Poste _Telephone: libre.</text:p>
        </text:list-item>
        <text:list-item>
          <text:p text:style-name="P33">ID_I_TIERS: si rempli, vérifier l'existence du contact dans « <text:a xlink:type="simple" xlink:href="#Table%20tiers">TABLE TA_TIERS </text:a>».</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p text:style-name="P35"/>
        </text:list-item>
      </text:list>
      <text:p text:style-name="P36">On récupère l' <text:a xlink:type="simple" xlink:href="#ID_Tiers"><text:span text:style-name="T29">ID_TIERS</text:span></text:a><text:span text:style-name="T22"> </text:span><text:span text:style-name="T17">valide</text:span> (contrôle de sa validité) qui permettra de créer la relation entre le téléphone et ce tiers. Aussi, l'insertion d'un téléphone déclenche l'insertion d'une relation sur la Table <text:s/><text:span text:style-name="T9">TA_R_TEL.</text:span> </text:p>
      <text:p text:style-name="P36"/>
      <text:p text:style-name="P60"><text:span text:style-name="T23">Gestion suppression</text:span> : gestion des clés étrangères</text:p>
      <text:p text:style-name="P60">Tables liées à l'<text:a xlink:type="simple" xlink:href="#ID_Telephone"><text:span text:style-name="T18">ID_TELEPHONE</text:span></text:a></text:p>
      <text:p text:style-name="P65">TA_R_TEL : <text:bookmark-start text:name="ID_Telephone1"/><text:a xlink:type="simple" xlink:href="#ID_Telephone_Telephone"><text:span text:style-name="T18">ID_TEL</text:span></text:a><text:bookmark-end text:name="ID_Telephone1"/><text:a xlink:type="simple" xlink:href="#ID_Telephone_Telephone"><text:span text:style-name="T18">EPHONE</text:span></text:a></text:p>
      <text:p text:style-name="P65">TA_R_TEL_T_TEL : <text:a xlink:type="simple" xlink:href="#ID_Telephone_Telephone"><text:span text:style-name="T18">ID_TELEPHONE</text:span></text:a></text:p>
      <text:p text:style-name="P64"/>
      <text:p text:style-name="Table_20_Titre"><text:bookmark-start text:name="Table R_Telephone"/><text:span text:style-name="T16">Table TA_R_TEL</text:span><text:bookmark-end text:name="Table R_Telephone"/> : <text:span text:style-name="T22">Sert à relier des numéros de téléphone à un contact. Un contact peut avoir plusieurs numéros de téléphone. On a une relation 1 -&gt; N </text:span><text:span text:style-name="T42">(à préciser avec philippe)</text:span></text:p>
      <text:p text:style-name="P3"/>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table:number-columns-spanned="5" office:value-type="string">
              <text:p text:style-name="P16">Table TA_R_TEL</text:p>
            </table:table-cell>
            <table:covered-table-cell/>
            <table:covered-table-cell/>
            <table:covered-table-cell/>
            <table:covered-table-cell/>
          </table:table-row>
        </table:table-header-rows>
        <table:table-row>
          <table:table-cell table:style-name="Tableau12.A2" office:value-type="string">
            <text:p text:style-name="P17">Champ</text:p>
          </table:table-cell>
          <table:table-cell table:style-name="Tableau12.A2" office:value-type="string">
            <text:p text:style-name="P17">Type</text:p>
          </table:table-cell>
          <table:table-cell table:style-name="Tableau12.A2" office:value-type="string">
            <text:p text:style-name="P17">*</text:p>
          </table:table-cell>
          <table:table-cell table:style-name="Tableau12.A2" office:value-type="string">
            <text:p text:style-name="P17">Long</text:p>
          </table:table-cell>
          <table:table-cell table:style-name="Tableau12.E2" office:value-type="string">
            <text:p text:style-name="P17">Description</text:p>
          </table:table-cell>
        </table:table-row>
        <table:table-row>
          <table:table-cell table:style-name="Tableau12.A3" office:value-type="string">
            <text:p text:style-name="P18"><text:bookmark-start text:name="ID_R_Telephone"/>ID_R_<text:bookmark-end text:name="ID_R_Telephone"/><text:span text:style-name="T11">TEL</text:span></text:p>
          </table:table-cell>
          <table:table-cell table:style-name="Tableau12.A3" office:value-type="string">
            <text:p text:style-name="P18">Entier</text:p>
          </table:table-cell>
          <table:table-cell table:style-name="Tableau12.C3" office:value-type="float" office:value="0">
            <text:p text:style-name="P32"><text:a xlink:type="simple" xlink:href="#ID_R_Telephone_Gest_R_Telephone">0</text:a></text:p>
          </table:table-cell>
          <table:table-cell table:style-name="Tableau12.A3" office:value-type="string">
            <text:p text:style-name="P19">-</text:p>
          </table:table-cell>
          <table:table-cell table:style-name="Tableau12.E3" office:value-type="string">
            <text:p text:style-name="P18">N° d'identification</text:p>
          </table:table-cell>
        </table:table-row>
        <table:table-row>
          <table:table-cell table:style-name="Tableau12.A3" office:value-type="string">
            <text:p text:style-name="P18"><text:a xlink:type="simple" xlink:href="#ID_Tiers">ID_TIERS</text:a></text:p>
          </table:table-cell>
          <table:table-cell table:style-name="Tableau12.A3" office:value-type="string">
            <text:p text:style-name="P18">Entier</text:p>
          </table:table-cell>
          <table:table-cell table:style-name="Tableau12.C3" office:value-type="float" office:value="0">
            <text:p text:style-name="P32"><text:a xlink:type="simple" xlink:href="#ID_Tiers_Gest_R_Telephone">0</text:a></text:p>
          </table:table-cell>
          <table:table-cell table:style-name="Tableau12.A3" office:value-type="string">
            <text:p text:style-name="P19">-</text:p>
          </table:table-cell>
          <table:table-cell table:style-name="Tableau12.E3" office:value-type="string">
            <text:p text:style-name="P18">Identifiant de la « <text:a xlink:type="simple" xlink:href="#Table%20tiers">table TA_TIERS </text:a>»</text:p>
          </table:table-cell>
        </table:table-row>
        <table:table-row>
          <table:table-cell table:style-name="Tableau12.A3" office:value-type="string">
            <text:p text:style-name="P18"><text:bookmark-start text:name="ID_Telephone"/><text:a xlink:type="simple" xlink:href="#ID_Telephone_Telephone">ID_TEL</text:a><text:bookmark-end text:name="ID_Telephone"/><text:a xlink:type="simple" xlink:href="#ID_Telephone_Telephone">EPHONE</text:a></text:p>
          </table:table-cell>
          <table:table-cell table:style-name="Tableau12.A3" office:value-type="string">
            <text:p text:style-name="P18"/>
          </table:table-cell>
          <table:table-cell table:style-name="Tableau12.C3" office:value-type="float" office:value="0">
            <text:p text:style-name="P32"><text:a xlink:type="simple" xlink:href="#ID_Telephone_Gest_R_Telephone">0</text:a></text:p>
          </table:table-cell>
          <table:table-cell table:style-name="Tableau12.A3" office:value-type="string">
            <text:p text:style-name="P19">-</text:p>
          </table:table-cell>
          <table:table-cell table:style-name="Tableau12.E3" office:value-type="string">
            <text:p text:style-name="P18">Identifiant de la « <text:a xlink:type="simple" xlink:href="#Table%20Telephone">table TA_TELEPHONE</text:a> »</text:p>
          </table:table-cell>
        </table:table-row>
        <table:table-row>
          <table:table-cell table:style-name="Tableau12.A3" office:value-type="string">
            <text:p text:style-name="P18">QUI_CREE_R_TEL</text:p>
          </table:table-cell>
          <table:table-cell table:style-name="Tableau12.A3" office:value-type="string">
            <text:p text:style-name="P18">Texte</text:p>
          </table:table-cell>
          <table:table-cell table:style-name="Tableau12.C3" office:value-type="float" office:value="0">
            <text:p text:style-name="P20"><text:a xlink:type="simple" xlink:href="#Structure%20générale%20des%20tables"><text:span text:style-name="T10">0</text:span></text:a></text:p>
          </table:table-cell>
          <table:table-cell table:style-name="Tableau12.C3" office:value-type="float" office:value="50">
            <text:p text:style-name="P19">50</text:p>
          </table:table-cell>
          <table:table-cell table:style-name="Tableau12.E3" office:value-type="string">
            <text:p text:style-name="P18">Nom de l'utilisateur qui crée l'enregistrement</text:p>
          </table:table-cell>
        </table:table-row>
        <table:table-row>
          <table:table-cell table:style-name="Tableau12.A3" office:value-type="string">
            <text:p text:style-name="P18">QUAND_CREE_R_<text:span text:style-name="T11">TEL</text:span></text:p>
          </table:table-cell>
          <table:table-cell table:style-name="Tableau12.A3" office:value-type="string">
            <text:p text:style-name="P18">Date</text:p>
          </table:table-cell>
          <table:table-cell table:style-name="Tableau12.C3" office:value-type="float" office:value="0">
            <text:p text:style-name="P20"><text:a xlink:type="simple" xlink:href="#Structure%20générale%20des%20tables"><text:span text:style-name="T10">0</text:span></text:a></text:p>
          </table:table-cell>
          <table:table-cell table:style-name="Tableau12.A3" office:value-type="string">
            <text:p text:style-name="P19">-</text:p>
          </table:table-cell>
          <table:table-cell table:style-name="Tableau12.E3" office:value-type="string">
            <text:p text:style-name="P18">Date de création de l'enregistrement</text:p>
          </table:table-cell>
        </table:table-row>
        <table:table-row>
          <table:table-cell table:style-name="Tableau12.A3" office:value-type="string">
            <text:p text:style-name="P18">QUI_MODIF_R_<text:span text:style-name="T11">TEL</text:span></text:p>
          </table:table-cell>
          <table:table-cell table:style-name="Tableau12.A3" office:value-type="string">
            <text:p text:style-name="P18">Texte</text:p>
          </table:table-cell>
          <table:table-cell table:style-name="Tableau12.C3" office:value-type="float" office:value="0">
            <text:p text:style-name="P20"><text:a xlink:type="simple" xlink:href="#Structure%20générale%20des%20tables"><text:span text:style-name="T10">0</text:span></text:a></text:p>
          </table:table-cell>
          <table:table-cell table:style-name="Tableau12.C3" office:value-type="float" office:value="50">
            <text:p text:style-name="P19">50</text:p>
          </table:table-cell>
          <table:table-cell table:style-name="Tableau12.E3" office:value-type="string">
            <text:p text:style-name="P18">Nom du dernier utilisateur qui modifie l'enregistrement</text:p>
          </table:table-cell>
        </table:table-row>
        <table:table-row>
          <table:table-cell table:style-name="Tableau12.A3" office:value-type="string">
            <text:p text:style-name="P18">QUAND_MODIF_R_<text:span text:style-name="T11">TEL</text:span></text:p>
          </table:table-cell>
          <table:table-cell table:style-name="Tableau12.A3" office:value-type="string">
            <text:p text:style-name="P18">Date</text:p>
          </table:table-cell>
          <table:table-cell table:style-name="Tableau12.C3" office:value-type="float" office:value="0">
            <text:p text:style-name="P20"><text:a xlink:type="simple" xlink:href="#Structure%20générale%20des%20tables"><text:span text:style-name="T10">0</text:span></text:a></text:p>
          </table:table-cell>
          <table:table-cell table:style-name="Tableau12.A3" office:value-type="string">
            <text:p text:style-name="P19">-</text:p>
          </table:table-cell>
          <table:table-cell table:style-name="Tableau12.E3" office:value-type="string">
            <text:p text:style-name="P18">Dernière date de modification</text:p>
          </table:table-cell>
        </table:table-row>
        <table:table-row>
          <table:table-cell table:style-name="Tableau12.A3" office:value-type="string">
            <text:p text:style-name="P18">VERSION_R_<text:span text:style-name="T11">TEL</text:span></text:p>
          </table:table-cell>
          <table:table-cell table:style-name="Tableau12.A3" office:value-type="string">
            <text:p text:style-name="P18">Entier</text:p>
          </table:table-cell>
          <table:table-cell table:style-name="Tableau12.C3" office:value-type="float" office:value="0">
            <text:p text:style-name="P20"><text:a xlink:type="simple" xlink:href="#Structure%20générale%20des%20tables"><text:span text:style-name="T10">0</text:span></text:a></text:p>
          </table:table-cell>
          <table:table-cell table:style-name="Tableau12.C3" office:value-type="float" office:value="50">
            <text:p text:style-name="P19">50</text:p>
          </table:table-cell>
          <table:table-cell table:style-name="Tableau12.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58">Vérifier non existence de la clé double : ID_TA_TIERS et ID_TA_TELEPHONE.</text:p>
        </text:list-item>
        <text:list-item>
          <text:p text:style-name="P33"><text:bookmark-start text:name="ID_R_Telephone_Gest_R_Telephone"/><text:bookmark-start text:name="ID_Tiers_Gest_R_Telephone"/><text:bookmark-start text:name="ID_Telephone_Gest_R_Telephone"/>ID_R_<text:bookmark-end text:name="ID_R_Telephone_Gest_R_Telephone"/><text:bookmark-end text:name="ID_Tiers_Gest_R_Telephone"/><text:bookmark-end text:name="ID_Telephone_Gest_R_Telephone"/><text:span text:style-name="T13">TEL</text:span> : valeur unique, non null.</text:p>
        </text:list-item>
        <text:list-item>
          <text:p text:style-name="P33">ID_TIERS : non null, Vérifier existence dans « <text:a xlink:type="simple" xlink:href="#Table%20tiers">table TA_TIERS </text:a>».</text:p>
        </text:list-item>
        <text:list-item>
          <text:p text:style-name="P54"><text:span text:style-name="T35">ID_TELEPHONE : non null, vérifier l'existence dans « </text:span><text:a xlink:type="simple" xlink:href="#Table%20Telephone"><text:span text:style-name="T29">table TA_TELEPHONE</text:span></text:a><text:span text:style-name="T35"> »</text:span>.</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60"><text:span text:style-name="T23">Gestion suppression</text:span> : gestion des clés étrangères</text:p>
      <text:p text:style-name="P60">Pas de table liée à l'<text:bookmark-start text:name="ID_R_Telephone1"/><text:span text:style-name="T32">ID_R_</text:span><text:bookmark-end text:name="ID_R_Telephone1"/><text:span text:style-name="T32">TEL</text:span></text:p>
      <text:p text:style-name="P66"/>
      <text:p text:style-name="P67"/>
      <text:p text:style-name="Table_20_Titre"><text:bookmark-start text:name="Table TypeTelephone"/><text:span text:style-name="T16">Table TA_T_</text:span><text:bookmark-end text:name="Table TypeTelephone"/><text:span text:style-name="T16">TEL</text:span> : <text:span text:style-name="T22">Sert à préciser le type de téléphone. Par ex : bureau, domicile, Portable, fax, etc...</text:span></text:p>
      <text:p text:style-name="P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table:number-columns-spanned="5" office:value-type="string">
              <text:p text:style-name="P16">Table TA_T_TEL</text:p>
            </table:table-cell>
            <table:covered-table-cell/>
            <table:covered-table-cell/>
            <table:covered-table-cell/>
            <table:covered-table-cell/>
          </table:table-row>
        </table:table-header-rows>
        <table:table-row>
          <table:table-cell table:style-name="Tableau13.A2" office:value-type="string">
            <text:p text:style-name="P17">Champ</text:p>
          </table:table-cell>
          <table:table-cell table:style-name="Tableau13.A2" office:value-type="string">
            <text:p text:style-name="P17">Type</text:p>
          </table:table-cell>
          <table:table-cell table:style-name="Tableau13.A2" office:value-type="string">
            <text:p text:style-name="P17">*</text:p>
          </table:table-cell>
          <table:table-cell table:style-name="Tableau13.A2" office:value-type="string">
            <text:p text:style-name="P17">Long</text:p>
          </table:table-cell>
          <table:table-cell table:style-name="Tableau13.E2" office:value-type="string">
            <text:p text:style-name="P17">Description</text:p>
          </table:table-cell>
        </table:table-row>
        <table:table-row>
          <table:table-cell table:style-name="Tableau13.A3" office:value-type="string">
            <text:p text:style-name="P18"><text:bookmark-start text:name="ID_TypeTelephone"/>ID_T_TEL<text:bookmark-end text:name="ID_TypeTelephone"/></text:p>
          </table:table-cell>
          <table:table-cell table:style-name="Tableau13.A3" office:value-type="string">
            <text:p text:style-name="P18">Entier</text:p>
          </table:table-cell>
          <table:table-cell table:style-name="Tableau13.C3" office:value-type="float" office:value="0">
            <text:p text:style-name="P32"><text:a xlink:type="simple" xlink:href="#ID_TypeTelephone_Gest_TypeTelephone">0</text:a></text:p>
          </table:table-cell>
          <table:table-cell table:style-name="Tableau13.A3" office:value-type="string">
            <text:p text:style-name="P19">-</text:p>
          </table:table-cell>
          <table:table-cell table:style-name="Tableau13.E3" office:value-type="string">
            <text:p text:style-name="P18">N° d'identification</text:p>
          </table:table-cell>
        </table:table-row>
        <table:table-row>
          <table:table-cell table:style-name="Tableau13.A3" office:value-type="string">
            <text:p text:style-name="P18">CODE_T_TEL</text:p>
          </table:table-cell>
          <table:table-cell table:style-name="Tableau13.A3" office:value-type="string">
            <text:p text:style-name="P18">Entier</text:p>
          </table:table-cell>
          <table:table-cell table:style-name="Tableau13.C3" office:value-type="float" office:value="0">
            <text:p text:style-name="P32"><text:a xlink:type="simple" xlink:href="#CodeTypeTelephone_Gest_TypeTelephone">0</text:a></text:p>
          </table:table-cell>
          <table:table-cell table:style-name="Tableau13.C3" office:value-type="float" office:value="20">
            <text:p text:style-name="P19">20</text:p>
          </table:table-cell>
          <table:table-cell table:style-name="Tableau13.E3" office:value-type="string">
            <text:p text:style-name="P18">Code comme : bureau, domicile, portable ...</text:p>
          </table:table-cell>
        </table:table-row>
        <table:table-row>
          <table:table-cell table:style-name="Tableau13.A3" office:value-type="string">
            <text:p text:style-name="P18">LIBL_T_TEL</text:p>
          </table:table-cell>
          <table:table-cell table:style-name="Tableau13.A3" office:value-type="string">
            <text:p text:style-name="P18">Texte</text:p>
          </table:table-cell>
          <table:table-cell table:style-name="Tableau13.A3" office:value-type="string">
            <text:p text:style-name="P19"><text:a xlink:type="simple" xlink:href="#LIBL_TypeTelephone_Gest_TypeTelephone">f</text:a></text:p>
          </table:table-cell>
          <table:table-cell table:style-name="Tableau13.C3" office:value-type="float" office:value="100">
            <text:p text:style-name="P19">100</text:p>
          </table:table-cell>
          <table:table-cell table:style-name="Tableau13.E3" office:value-type="string">
            <text:p text:style-name="P18">Libellé long décrivant le type de téléphone plus précisement</text:p>
          </table:table-cell>
        </table:table-row>
        <table:table-row>
          <table:table-cell table:style-name="Tableau13.A3" office:value-type="string">
            <text:p text:style-name="P18">QUI_CREE_T_TEL</text:p>
          </table:table-cell>
          <table:table-cell table:style-name="Tableau13.A3" office:value-type="string">
            <text:p text:style-name="P18">Texte</text:p>
          </table:table-cell>
          <table:table-cell table:style-name="Tableau13.C3" office:value-type="float" office:value="0">
            <text:p text:style-name="P20"><text:a xlink:type="simple" xlink:href="#Structure%20générale%20des%20tables"><text:span text:style-name="T10">0</text:span></text:a></text:p>
          </table:table-cell>
          <table:table-cell table:style-name="Tableau13.C3" office:value-type="float" office:value="50">
            <text:p text:style-name="P19">50</text:p>
          </table:table-cell>
          <table:table-cell table:style-name="Tableau13.E3" office:value-type="string">
            <text:p text:style-name="P18">Nom de l'utilisateur qui crée l'enregistrement</text:p>
          </table:table-cell>
        </table:table-row>
        <table:table-row>
          <table:table-cell table:style-name="Tableau13.A3" office:value-type="string">
            <text:p text:style-name="P18">QUAND_CREE_T_TEL</text:p>
          </table:table-cell>
          <table:table-cell table:style-name="Tableau13.A3" office:value-type="string">
            <text:p text:style-name="P18">Date</text:p>
          </table:table-cell>
          <table:table-cell table:style-name="Tableau13.C3" office:value-type="float" office:value="0">
            <text:p text:style-name="P20"><text:a xlink:type="simple" xlink:href="#Structure%20générale%20des%20tables"><text:span text:style-name="T10">0</text:span></text:a></text:p>
          </table:table-cell>
          <table:table-cell table:style-name="Tableau13.A3" office:value-type="string">
            <text:p text:style-name="P19">-</text:p>
          </table:table-cell>
          <table:table-cell table:style-name="Tableau13.E3" office:value-type="string">
            <text:p text:style-name="P18">Date de création de l'enregistrement</text:p>
          </table:table-cell>
        </table:table-row>
        <table:table-row>
          <table:table-cell table:style-name="Tableau13.A3" office:value-type="string">
            <text:p text:style-name="P18">QUI_MODIF_T_TEL</text:p>
          </table:table-cell>
          <table:table-cell table:style-name="Tableau13.A3" office:value-type="string">
            <text:p text:style-name="P18">Texte</text:p>
          </table:table-cell>
          <table:table-cell table:style-name="Tableau13.C3" office:value-type="float" office:value="0">
            <text:p text:style-name="P20"><text:a xlink:type="simple" xlink:href="#Structure%20générale%20des%20tables"><text:span text:style-name="T10">0</text:span></text:a></text:p>
          </table:table-cell>
          <table:table-cell table:style-name="Tableau13.C3" office:value-type="float" office:value="50">
            <text:p text:style-name="P19">50</text:p>
          </table:table-cell>
          <table:table-cell table:style-name="Tableau13.E3" office:value-type="string">
            <text:p text:style-name="P18">Nom du dernier utilisateur qui modifie l'enregistrement</text:p>
          </table:table-cell>
        </table:table-row>
        <table:table-row>
          <table:table-cell table:style-name="Tableau13.A3" office:value-type="string">
            <text:p text:style-name="P18">QUAND_MODIF_T_TEL</text:p>
          </table:table-cell>
          <table:table-cell table:style-name="Tableau13.A3" office:value-type="string">
            <text:p text:style-name="P18">Date</text:p>
          </table:table-cell>
          <table:table-cell table:style-name="Tableau13.C3" office:value-type="float" office:value="0">
            <text:p text:style-name="P20"><text:a xlink:type="simple" xlink:href="#Structure%20générale%20des%20tables"><text:span text:style-name="T10">0</text:span></text:a></text:p>
          </table:table-cell>
          <table:table-cell table:style-name="Tableau13.A3" office:value-type="string">
            <text:p text:style-name="P19">-</text:p>
          </table:table-cell>
          <table:table-cell table:style-name="Tableau13.E3" office:value-type="string">
            <text:p text:style-name="P18">Dernière date de modification</text:p>
          </table:table-cell>
        </table:table-row>
        <table:table-row>
          <table:table-cell table:style-name="Tableau13.A3" office:value-type="string">
            <text:p text:style-name="P18">VERSION_T_TEL</text:p>
          </table:table-cell>
          <table:table-cell table:style-name="Tableau13.A3" office:value-type="string">
            <text:p text:style-name="P18">Entier</text:p>
          </table:table-cell>
          <table:table-cell table:style-name="Tableau13.C3" office:value-type="float" office:value="0">
            <text:p text:style-name="P20"><text:a xlink:type="simple" xlink:href="#Structure%20générale%20des%20tables"><text:span text:style-name="T10">0</text:span></text:a></text:p>
          </table:table-cell>
          <table:table-cell table:style-name="Tableau13.C3" office:value-type="float" office:value="50">
            <text:p text:style-name="P19">50</text:p>
          </table:table-cell>
          <table:table-cell table:style-name="Tableau13.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22"><text:s/></text:p>
      <text:p text:style-name="P22"><text:span text:style-name="T8">Règles de gestion</text:span> : </text:p>
      <text:list text:style-name="L6">
        <text:list-item>
          <text:p text:style-name="P33"><text:bookmark-start text:name="ID_TypeTelephone_Gest_TypeTelephone"/><text:bookmark-start text:name="CodeTypeTelephone_Gest_TypeTelephone"/>ID_<text:bookmark-end text:name="ID_TypeTelephone_Gest_TypeTelephone"/><text:bookmark-end text:name="CodeTypeTelephone_Gest_TypeTelephone"/>T_TEL: valeur unique, non null.</text:p>
        </text:list-item>
        <text:list-item>
          <text:p text:style-name="P33">CODE_T_TEL : Valeur unique, non null.</text:p>
        </text:list-item>
        <text:list-item>
          <text:p text:style-name="P33"><text:bookmark-start text:name="LIBL_TypeTelephone_Gest_TypeTelephone"/>LIBL_T_TEL <text:bookmark-end text:name="LIBL_TypeTelephone_Gest_TypeTelephone"/>: Libre.</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60"><text:span text:style-name="T23">Gestion suppression</text:span> : gestion des clés étrangères</text:p>
      <text:p text:style-name="P60">Tables liées à l'<text:span text:style-name="T32">ID_T_TEL</text:span></text:p>
      <text:p text:style-name="P68"><text:span text:style-name="T9">TA_R_TEL_T_TEL : </text:span><text:a xlink:type="simple" xlink:href="#ID_TypeTelephone"><text:span text:style-name="T43">ID_T_TEL</text:span></text:a></text:p>
      <text:p text:style-name="P37"/>
      <text:p text:style-name="P37"/>
      <text:p text:style-name="Table_20_Titre"><text:bookmark-start text:name="Table R_Telephone_TypeTelephone"/><text:span text:style-name="T16">Table TA_R_TEL_T_TEL</text:span><text:bookmark-end text:name="Table R_Telephone_TypeTelephone"/> : <text:span text:style-name="T22">Sert à relier les numéros de téléphone avec un type de téléphone. Un numéro peut être attribué à plusieurs types. Ex : un numéro de bureau qui sert aussi de fax. On a une relation N -&gt; N.</text:span></text:p>
      <text:p text:style-name="P3"/>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table-cell table:style-name="Tableau14.A1" table:number-columns-spanned="5" office:value-type="string">
              <text:p text:style-name="P16">Table <text:s/>TA_<text:span text:style-name="T16">R_TEL_T_TEL</text:span></text:p>
            </table:table-cell>
            <table:covered-table-cell/>
            <table:covered-table-cell/>
            <table:covered-table-cell/>
            <table:covered-table-cell/>
          </table:table-row>
        </table:table-header-rows>
        <table:table-row>
          <table:table-cell table:style-name="Tableau14.A2" office:value-type="string">
            <text:p text:style-name="P17">Champ</text:p>
          </table:table-cell>
          <table:table-cell table:style-name="Tableau14.A2" office:value-type="string">
            <text:p text:style-name="P17">Type</text:p>
          </table:table-cell>
          <table:table-cell table:style-name="Tableau14.A2" office:value-type="string">
            <text:p text:style-name="P17">*</text:p>
          </table:table-cell>
          <table:table-cell table:style-name="Tableau14.A2" office:value-type="string">
            <text:p text:style-name="P17">Long</text:p>
          </table:table-cell>
          <table:table-cell table:style-name="Tableau14.E2" office:value-type="string">
            <text:p text:style-name="P17">Description</text:p>
          </table:table-cell>
        </table:table-row>
        <table:table-row>
          <table:table-cell table:style-name="Tableau14.A3" office:value-type="string">
            <text:p text:style-name="P18">ID_<text:span text:style-name="T11">R_TEL_T_TEL</text:span></text:p>
          </table:table-cell>
          <table:table-cell table:style-name="Tableau14.A3" office:value-type="string">
            <text:p text:style-name="P18">Entier</text:p>
          </table:table-cell>
          <table:table-cell table:style-name="Tableau14.C3" office:value-type="float" office:value="0">
            <text:p text:style-name="P32"><text:a xlink:type="simple" xlink:href="#ID_R_Telephone_TypeTelephone_Gest_R_Telephone_TypeTelephone">0</text:a></text:p>
          </table:table-cell>
          <table:table-cell table:style-name="Tableau14.A3" office:value-type="string">
            <text:p text:style-name="P19">-</text:p>
          </table:table-cell>
          <table:table-cell table:style-name="Tableau14.E3" office:value-type="string">
            <text:p text:style-name="P18">N° d'identification</text:p>
          </table:table-cell>
        </table:table-row>
        <table:table-row>
          <table:table-cell table:style-name="Tableau14.A3" office:value-type="string">
            <text:p text:style-name="P18"><text:a xlink:type="simple" xlink:href="#ID_Telephone_Telephone"><text:span text:style-name="T18">ID_TELEPHONE</text:span></text:a></text:p>
          </table:table-cell>
          <table:table-cell table:style-name="Tableau14.A3" office:value-type="string">
            <text:p text:style-name="P18">Entier</text:p>
          </table:table-cell>
          <table:table-cell table:style-name="Tableau14.C3" office:value-type="float" office:value="0">
            <text:p text:style-name="P32"><text:a xlink:type="simple" xlink:href="#ID_Telephone_Gest_R_Telephone_TypeTelephone">0</text:a></text:p>
          </table:table-cell>
          <table:table-cell table:style-name="Tableau14.A3" office:value-type="string">
            <text:p text:style-name="P19">-</text:p>
          </table:table-cell>
          <table:table-cell table:style-name="Tableau14.E3" office:value-type="string">
            <text:p text:style-name="P18">Identifiant de la «<text:a xlink:type="simple" xlink:href="#Table%20Telephone"> TABLE TA_TELEPHONE </text:a>»</text:p>
          </table:table-cell>
        </table:table-row>
        <table:table-row>
          <table:table-cell table:style-name="Tableau14.A3" office:value-type="string">
            <text:p text:style-name="P18"><text:a xlink:type="simple" xlink:href="#ID_TypeTelephone">ID_T_TEL</text:a></text:p>
          </table:table-cell>
          <table:table-cell table:style-name="Tableau14.A3" office:value-type="string">
            <text:p text:style-name="P18"/>
          </table:table-cell>
          <table:table-cell table:style-name="Tableau14.C3" office:value-type="float" office:value="0">
            <text:p text:style-name="P32"><text:a xlink:type="simple" xlink:href="#ID_TypeTelephone_Gest_R_Telephone_TypeTelephone">0</text:a></text:p>
          </table:table-cell>
          <table:table-cell table:style-name="Tableau14.A3" office:value-type="string">
            <text:p text:style-name="P19">-</text:p>
          </table:table-cell>
          <table:table-cell table:style-name="Tableau14.E3" office:value-type="string">
            <text:p text:style-name="P18">Identifiant de la « <text:a xlink:type="simple" xlink:href="#Table%20TypeTelephone">TABLE TA_T_TEL</text:a>»</text:p>
          </table:table-cell>
        </table:table-row>
        <table:table-row>
          <table:table-cell table:style-name="Tableau14.A3" office:value-type="string">
            <text:p text:style-name="P18">QUI_CREE_<text:span text:style-name="T11">R_TEL_T_TEL</text:span></text:p>
          </table:table-cell>
          <table:table-cell table:style-name="Tableau14.A3" office:value-type="string">
            <text:p text:style-name="P18">Texte</text:p>
          </table:table-cell>
          <table:table-cell table:style-name="Tableau14.C3" office:value-type="float" office:value="0">
            <text:p text:style-name="P20"><text:a xlink:type="simple" xlink:href="#Structure%20générale%20des%20tables"><text:span text:style-name="T10">0</text:span></text:a></text:p>
          </table:table-cell>
          <table:table-cell table:style-name="Tableau14.C3" office:value-type="float" office:value="50">
            <text:p text:style-name="P19">50</text:p>
          </table:table-cell>
          <table:table-cell table:style-name="Tableau14.E3" office:value-type="string">
            <text:p text:style-name="P18">Nom de l'utilisateur qui crée l'enregistrement</text:p>
          </table:table-cell>
        </table:table-row>
        <table:table-row>
          <table:table-cell table:style-name="Tableau14.A3" office:value-type="string">
            <text:p text:style-name="P18">QUAND_CREE_<text:span text:style-name="T11">R_TEL_T_TEL</text:span></text:p>
          </table:table-cell>
          <table:table-cell table:style-name="Tableau14.A3" office:value-type="string">
            <text:p text:style-name="P18">Date</text:p>
          </table:table-cell>
          <table:table-cell table:style-name="Tableau14.C3" office:value-type="float" office:value="0">
            <text:p text:style-name="P20"><text:a xlink:type="simple" xlink:href="#Structure%20générale%20des%20tables"><text:span text:style-name="T10">0</text:span></text:a></text:p>
          </table:table-cell>
          <table:table-cell table:style-name="Tableau14.A3" office:value-type="string">
            <text:p text:style-name="P19">-</text:p>
          </table:table-cell>
          <table:table-cell table:style-name="Tableau14.E3" office:value-type="string">
            <text:p text:style-name="P18">Date de création de l'enregistrement</text:p>
          </table:table-cell>
        </table:table-row>
        <table:table-row>
          <table:table-cell table:style-name="Tableau14.A3" office:value-type="string">
            <text:p text:style-name="P18">QUI_MODIF_<text:span text:style-name="T11">R_TEL_T_TEL</text:span></text:p>
          </table:table-cell>
          <table:table-cell table:style-name="Tableau14.A3" office:value-type="string">
            <text:p text:style-name="P18">Texte</text:p>
          </table:table-cell>
          <table:table-cell table:style-name="Tableau14.C3" office:value-type="float" office:value="0">
            <text:p text:style-name="P20"><text:a xlink:type="simple" xlink:href="#Structure%20générale%20des%20tables"><text:span text:style-name="T10">0</text:span></text:a></text:p>
          </table:table-cell>
          <table:table-cell table:style-name="Tableau14.C3" office:value-type="float" office:value="50">
            <text:p text:style-name="P19">50</text:p>
          </table:table-cell>
          <table:table-cell table:style-name="Tableau14.E3" office:value-type="string">
            <text:p text:style-name="P18">Nom du dernier utilisateur qui modifie l'enregistrement</text:p>
          </table:table-cell>
        </table:table-row>
        <table:table-row>
          <table:table-cell table:style-name="Tableau14.A3" office:value-type="string">
            <text:p text:style-name="P18">QUAND_MODIF_<text:span text:style-name="T11">R_TEL_T_TEL</text:span></text:p>
          </table:table-cell>
          <table:table-cell table:style-name="Tableau14.A3" office:value-type="string">
            <text:p text:style-name="P18">Date</text:p>
          </table:table-cell>
          <table:table-cell table:style-name="Tableau14.C3" office:value-type="float" office:value="0">
            <text:p text:style-name="P20"><text:a xlink:type="simple" xlink:href="#Structure%20générale%20des%20tables"><text:span text:style-name="T10">0</text:span></text:a></text:p>
          </table:table-cell>
          <table:table-cell table:style-name="Tableau14.A3" office:value-type="string">
            <text:p text:style-name="P19">-</text:p>
          </table:table-cell>
          <table:table-cell table:style-name="Tableau14.E3" office:value-type="string">
            <text:p text:style-name="P18">Dernière date de modification</text:p>
          </table:table-cell>
        </table:table-row>
        <table:table-row>
          <table:table-cell table:style-name="Tableau14.A3" office:value-type="string">
            <text:p text:style-name="P18">VERSION_<text:span text:style-name="T11">R_TEL_T_TEL</text:span></text:p>
          </table:table-cell>
          <table:table-cell table:style-name="Tableau14.A3" office:value-type="string">
            <text:p text:style-name="P18">Entier</text:p>
          </table:table-cell>
          <table:table-cell table:style-name="Tableau14.C3" office:value-type="float" office:value="0">
            <text:p text:style-name="P20"><text:a xlink:type="simple" xlink:href="#Structure%20générale%20des%20tables"><text:span text:style-name="T10">0</text:span></text:a></text:p>
          </table:table-cell>
          <table:table-cell table:style-name="Tableau14.C3" office:value-type="float" office:value="50">
            <text:p text:style-name="P19">50</text:p>
          </table:table-cell>
          <table:table-cell table:style-name="Tableau14.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58">Vérifier non existence de la clé double : ID_TA_T_TEL et ID_TA_TELEPHONE. </text:p>
        </text:list-item>
        <text:list-item>
          <text:p text:style-name="P33"><text:bookmark-start text:name="ID_R_Telephone_TypeTelephone_Gest_R_Telephone_TypeTelephone"/>ID_<text:span text:style-name="T13">R_TEL_</text:span><text:bookmark-end text:name="ID_R_Telephone_TypeTelephone_Gest_R_Telephone_TypeTelephone"/><text:span text:style-name="T13">T_TEL</text:span> : valeur unique, non null.</text:p>
        </text:list-item>
        <text:list-item>
          <text:p text:style-name="P33"><text:bookmark-start text:name="ID_Telephone_Gest_R_Telephone_TypeTelephone"/><text:bookmark-start text:name="ID_TypeTelephone_Gest_R_Telephone_TypeTelephone"/>ID_<text:bookmark-end text:name="ID_Telephone_Gest_R_Telephone_TypeTelephone"/><text:bookmark-end text:name="ID_TypeTelephone_Gest_R_Telephone_TypeTelephone"/>TELEPHONE : non null, vérifier l'existence dans « <text:a xlink:type="simple" xlink:href="#Table%20Telephone">table TA_TELEPHONE</text:a> ».</text:p>
        </text:list-item>
        <text:list-item>
          <text:p text:style-name="P33">ID_T_TEL : non null, vérifier l'existence dans « <text:a xlink:type="simple" xlink:href="#Table%20TypeTelephone">table TA_T_TEL </text:a>».</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Standard"/>
      <text:p text:style-name="P60"><text:span text:style-name="T23">Gestion suppression</text:span> : gestion des clés étrangères</text:p>
      <text:p text:style-name="P60">Pas de table liée à l'<text:span text:style-name="T32">ID_R_TEL_T_TEL</text:span></text:p>
      <text:p text:style-name="Standard"/>
      <text:p text:style-name="Table_20_Titre"><text:bookmark-start text:name="Table Email"/><text:span text:style-name="T16">Table TA_EMAIL</text:span><text:bookmark-end text:name="Table Email"/> : <text:span text:style-name="T22">Sert à attribuer des adresses mail à un contact.</text:span></text:p>
      <text:p text:style-name="P3"/>
      <table:table table:name="Tableau15" table:style-name="Tableau15">
        <table:table-column table:style-name="Tableau15.A"/>
        <table:table-column table:style-name="Tableau15.B"/>
        <table:table-column table:style-name="Tableau15.C"/>
        <table:table-column table:style-name="Tableau15.D"/>
        <table:table-column table:style-name="Tableau15.E"/>
        <table:table-header-rows>
          <table:table-row>
            <table:table-cell table:style-name="Tableau15.A1" table:number-columns-spanned="5" office:value-type="string">
              <text:p text:style-name="P16">Table TA_EMAIL</text:p>
            </table:table-cell>
            <table:covered-table-cell/>
            <table:covered-table-cell/>
            <table:covered-table-cell/>
            <table:covered-table-cell/>
          </table:table-row>
        </table:table-header-rows>
        <table:table-row>
          <table:table-cell table:style-name="Tableau15.A2" office:value-type="string">
            <text:p text:style-name="P17">Champ</text:p>
          </table:table-cell>
          <table:table-cell table:style-name="Tableau15.A2" office:value-type="string">
            <text:p text:style-name="P17">Type</text:p>
          </table:table-cell>
          <table:table-cell table:style-name="Tableau15.A2" office:value-type="string">
            <text:p text:style-name="P17">*</text:p>
          </table:table-cell>
          <table:table-cell table:style-name="Tableau15.A2" office:value-type="string">
            <text:p text:style-name="P17">Long</text:p>
          </table:table-cell>
          <table:table-cell table:style-name="Tableau15.E2" office:value-type="string">
            <text:p text:style-name="P17">Description</text:p>
          </table:table-cell>
        </table:table-row>
        <table:table-row>
          <table:table-cell table:style-name="Tableau15.A3" office:value-type="string">
            <text:p text:style-name="P18"><text:bookmark-start text:name="ID_Email_Email"/><text:a xlink:type="simple" xlink:href="#ID_Email">ID_EMAIL</text:a><text:bookmark-end text:name="ID_Email_Email"/></text:p>
          </table:table-cell>
          <table:table-cell table:style-name="Tableau15.A3" office:value-type="string">
            <text:p text:style-name="P18">Entier</text:p>
          </table:table-cell>
          <table:table-cell table:style-name="Tableau15.C3" office:value-type="float" office:value="0">
            <text:p text:style-name="P32"><text:a xlink:type="simple" xlink:href="#ID_Email_Email">0</text:a></text:p>
          </table:table-cell>
          <table:table-cell table:style-name="Tableau15.A3" office:value-type="string">
            <text:p text:style-name="P19">-</text:p>
          </table:table-cell>
          <table:table-cell table:style-name="Tableau15.E3" office:value-type="string">
            <text:p text:style-name="P18">N° d'identification</text:p>
          </table:table-cell>
        </table:table-row>
        <table:table-row>
          <table:table-cell table:style-name="Tableau15.A3" office:value-type="string">
            <text:p text:style-name="P18">ADRESSE_EMAIL</text:p>
          </table:table-cell>
          <table:table-cell table:style-name="Tableau15.A3" office:value-type="string">
            <text:p text:style-name="P18">Texte</text:p>
          </table:table-cell>
          <table:table-cell table:style-name="Tableau15.C3" office:value-type="float" office:value="0">
            <text:p text:style-name="P32"><text:a xlink:type="simple" xlink:href="#AdresseEmail_Gest_Email">0</text:a></text:p>
          </table:table-cell>
          <table:table-cell table:style-name="Tableau15.C3" office:value-type="float" office:value="255">
            <text:p text:style-name="P19">255</text:p>
          </table:table-cell>
          <table:table-cell table:style-name="Tableau15.E3" office:value-type="string">
            <text:p text:style-name="P18">Adresse mail</text:p>
          </table:table-cell>
        </table:table-row>
        <table:table-row>
          <table:table-cell table:style-name="Tableau15.A3" office:value-type="string">
            <text:p text:style-name="P18">QUI_CREE_EMAIL</text:p>
          </table:table-cell>
          <table:table-cell table:style-name="Tableau15.A3" office:value-type="string">
            <text:p text:style-name="P18">Texte</text:p>
          </table:table-cell>
          <table:table-cell table:style-name="Tableau15.C3" office:value-type="float" office:value="0">
            <text:p text:style-name="P20"><text:a xlink:type="simple" xlink:href="#Structure%20générale%20des%20tables"><text:span text:style-name="T10">0</text:span></text:a></text:p>
          </table:table-cell>
          <table:table-cell table:style-name="Tableau15.C3" office:value-type="float" office:value="50">
            <text:p text:style-name="P19">50</text:p>
          </table:table-cell>
          <table:table-cell table:style-name="Tableau15.E3" office:value-type="string">
            <text:p text:style-name="P18">Nom de l'utilisateur qui crée l'enregistrement</text:p>
          </table:table-cell>
        </table:table-row>
        <table:table-row>
          <table:table-cell table:style-name="Tableau15.A3" office:value-type="string">
            <text:p text:style-name="P18">QUAND_CREE_EMAIL</text:p>
          </table:table-cell>
          <table:table-cell table:style-name="Tableau15.A3" office:value-type="string">
            <text:p text:style-name="P18">Date</text:p>
          </table:table-cell>
          <table:table-cell table:style-name="Tableau15.C3" office:value-type="float" office:value="0">
            <text:p text:style-name="P20"><text:a xlink:type="simple" xlink:href="#Structure%20générale%20des%20tables"><text:span text:style-name="T10">0</text:span></text:a></text:p>
          </table:table-cell>
          <table:table-cell table:style-name="Tableau15.A3" office:value-type="string">
            <text:p text:style-name="P19">-</text:p>
          </table:table-cell>
          <table:table-cell table:style-name="Tableau15.E3" office:value-type="string">
            <text:p text:style-name="P18">Date de création de l'enregistrement</text:p>
          </table:table-cell>
        </table:table-row>
        <table:table-row>
          <table:table-cell table:style-name="Tableau15.A3" office:value-type="string">
            <text:p text:style-name="P18">QUI_MODIF_EMAIL</text:p>
          </table:table-cell>
          <table:table-cell table:style-name="Tableau15.A3" office:value-type="string">
            <text:p text:style-name="P18">Texte</text:p>
          </table:table-cell>
          <table:table-cell table:style-name="Tableau15.C3" office:value-type="float" office:value="0">
            <text:p text:style-name="P20"><text:a xlink:type="simple" xlink:href="#Structure%20générale%20des%20tables"><text:span text:style-name="T10">0</text:span></text:a></text:p>
          </table:table-cell>
          <table:table-cell table:style-name="Tableau15.C3" office:value-type="float" office:value="50">
            <text:p text:style-name="P19">50</text:p>
          </table:table-cell>
          <table:table-cell table:style-name="Tableau15.E3" office:value-type="string">
            <text:p text:style-name="P18">Nom du dernier utilisateur qui modifie l'enregistrement</text:p>
          </table:table-cell>
        </table:table-row>
        <table:table-row>
          <table:table-cell table:style-name="Tableau15.A3" office:value-type="string">
            <text:p text:style-name="P18">QUAND_MODIF_EMAIL</text:p>
          </table:table-cell>
          <table:table-cell table:style-name="Tableau15.A3" office:value-type="string">
            <text:p text:style-name="P18">Date</text:p>
          </table:table-cell>
          <table:table-cell table:style-name="Tableau15.C3" office:value-type="float" office:value="0">
            <text:p text:style-name="P20"><text:a xlink:type="simple" xlink:href="#Structure%20générale%20des%20tables"><text:span text:style-name="T10">0</text:span></text:a></text:p>
          </table:table-cell>
          <table:table-cell table:style-name="Tableau15.A3" office:value-type="string">
            <text:p text:style-name="P19">-</text:p>
          </table:table-cell>
          <table:table-cell table:style-name="Tableau15.E3" office:value-type="string">
            <text:p text:style-name="P18">Dernière date de modification</text:p>
          </table:table-cell>
        </table:table-row>
        <table:table-row>
          <table:table-cell table:style-name="Tableau15.A3" office:value-type="string">
            <text:p text:style-name="P18">VERSION_EMAIL</text:p>
          </table:table-cell>
          <table:table-cell table:style-name="Tableau15.A3" office:value-type="string">
            <text:p text:style-name="P18">Entier</text:p>
          </table:table-cell>
          <table:table-cell table:style-name="Tableau15.C3" office:value-type="float" office:value="0">
            <text:p text:style-name="P20"><text:a xlink:type="simple" xlink:href="#Structure%20générale%20des%20tables"><text:span text:style-name="T10">0</text:span></text:a></text:p>
          </table:table-cell>
          <table:table-cell table:style-name="Tableau15.C3" office:value-type="float" office:value="50">
            <text:p text:style-name="P19">50</text:p>
          </table:table-cell>
          <table:table-cell table:style-name="Tableau15.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 Email_Gest_Email"/><text:bookmark-start text:name="AdresseEmail_Gest_Email"/>ID_ EMAIL<text:bookmark-end text:name="ID_ Email_Gest_Email"/><text:bookmark-end text:name="AdresseEmail_Gest_Email"/> : valeur unique, non null.</text:p>
        </text:list-item>
        <text:list-item>
          <text:p text:style-name="P33">ADRESSE_EMAIL : <text:s/>non null. <text:span text:style-name="T17">Vérifier format Email</text:span>.</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36">On récupère l' <text:a xlink:type="simple" xlink:href="#ID_Tiers"><text:span text:style-name="T29">ID_TIERS</text:span></text:a><text:span text:style-name="T22"> </text:span><text:span text:style-name="T17">valide</text:span> (contrôle de sa validité) qui permettra de créer la relation entre l'Email et ce tiers. Aussi, l'insertion d'un Email déclenche l'insertion d'une relation sur la Table <text:s/><text:span text:style-name="T9">TA_R_EMAIL.</text:span> </text:p>
      <text:p text:style-name="P36"/>
      <text:p text:style-name="P36"/>
      <text:p text:style-name="P60"><text:span text:style-name="T23">Gestion suppression</text:span> : gestion des clés étrangères</text:p>
      <text:p text:style-name="P60">Tables liées à l'<text:a xlink:type="simple" xlink:href="#ID_Email"><text:span text:style-name="T18">ID_EMAIL</text:span></text:a></text:p>
      <text:p text:style-name="P69"><text:span text:style-name="T9">TA_R_EMAIL : </text:span><text:a xlink:type="simple" xlink:href="#ID_Email_Email"><text:span text:style-name="T43">ID_EMAIL</text:span></text:a></text:p>
      <text:p text:style-name="P37"/>
      <text:p text:style-name="P37"/>
      <text:p text:style-name="Table_20_Titre"><text:bookmark-start text:name="Table R_Email"/><text:span text:style-name="T16">Table TA_R_EMAIL</text:span><text:bookmark-end text:name="Table R_Email"/> : <text:span text:style-name="T22">Sert à relier une adresse Email à un contact.Un contact peut en avoir plusieurs. On a un relation 1 -&gt; N.</text:span></text:p>
      <text:p text:style-name="P3"/>
      <table:table table:name="Tableau16" table:style-name="Tableau16">
        <table:table-column table:style-name="Tableau16.A"/>
        <table:table-column table:style-name="Tableau16.B"/>
        <table:table-column table:style-name="Tableau16.C"/>
        <table:table-column table:style-name="Tableau16.D"/>
        <table:table-column table:style-name="Tableau16.E"/>
        <table:table-header-rows>
          <table:table-row>
            <table:table-cell table:style-name="Tableau16.A1" table:number-columns-spanned="5" office:value-type="string">
              <text:p text:style-name="P16">Table TA_R_EMAIL</text:p>
            </table:table-cell>
            <table:covered-table-cell/>
            <table:covered-table-cell/>
            <table:covered-table-cell/>
            <table:covered-table-cell/>
          </table:table-row>
        </table:table-header-rows>
        <table:table-row>
          <table:table-cell table:style-name="Tableau16.A2" office:value-type="string">
            <text:p text:style-name="P17">Champ</text:p>
          </table:table-cell>
          <table:table-cell table:style-name="Tableau16.A2" office:value-type="string">
            <text:p text:style-name="P17">Type</text:p>
          </table:table-cell>
          <table:table-cell table:style-name="Tableau16.A2" office:value-type="string">
            <text:p text:style-name="P17">*</text:p>
          </table:table-cell>
          <table:table-cell table:style-name="Tableau16.A2" office:value-type="string">
            <text:p text:style-name="P17">Long</text:p>
          </table:table-cell>
          <table:table-cell table:style-name="Tableau16.E2" office:value-type="string">
            <text:p text:style-name="P17">Description</text:p>
          </table:table-cell>
        </table:table-row>
        <table:table-row>
          <table:table-cell table:style-name="Tableau16.A3" office:value-type="string">
            <text:p text:style-name="P18">ID_R_EMAIL</text:p>
          </table:table-cell>
          <table:table-cell table:style-name="Tableau16.A3" office:value-type="string">
            <text:p text:style-name="P18">Entier</text:p>
          </table:table-cell>
          <table:table-cell table:style-name="Tableau16.C3" office:value-type="float" office:value="0">
            <text:p text:style-name="P32"><text:a xlink:type="simple" xlink:href="#ID_Email_Gest_R_Email">0</text:a></text:p>
          </table:table-cell>
          <table:table-cell table:style-name="Tableau16.A3" office:value-type="string">
            <text:p text:style-name="P19">-</text:p>
          </table:table-cell>
          <table:table-cell table:style-name="Tableau16.E3" office:value-type="string">
            <text:p text:style-name="P18">N° d'identification</text:p>
          </table:table-cell>
        </table:table-row>
        <table:table-row>
          <table:table-cell table:style-name="Tableau16.A3" office:value-type="string">
            <text:p text:style-name="P18"><text:a xlink:type="simple" xlink:href="#ID_Tiers"><text:span text:style-name="T18">ID_TIERS</text:span></text:a></text:p>
          </table:table-cell>
          <table:table-cell table:style-name="Tableau16.A3" office:value-type="string">
            <text:p text:style-name="P18">Entier</text:p>
          </table:table-cell>
          <table:table-cell table:style-name="Tableau16.C3" office:value-type="float" office:value="0">
            <text:p text:style-name="P32"><text:a xlink:type="simple" xlink:href="#ID_Tiers_Gest_R_Email">0</text:a></text:p>
          </table:table-cell>
          <table:table-cell table:style-name="Tableau16.A3" office:value-type="string">
            <text:p text:style-name="P19">-</text:p>
          </table:table-cell>
          <table:table-cell table:style-name="Tableau16.E3" office:value-type="string">
            <text:p text:style-name="P18">Identifiant de la «<text:a xlink:type="simple" xlink:href="#Table%20tiers"> table TA_TIERS</text:a> »</text:p>
          </table:table-cell>
        </table:table-row>
        <table:table-row>
          <table:table-cell table:style-name="Tableau16.A3" office:value-type="string">
            <text:p text:style-name="P18"><text:bookmark-start text:name="ID_Email"/><text:a xlink:type="simple" xlink:href="#ID_Email_Email">ID_EMAIL</text:a><text:bookmark-end text:name="ID_Email"/></text:p>
          </table:table-cell>
          <table:table-cell table:style-name="Tableau16.A3" office:value-type="string">
            <text:p text:style-name="P18">Entier</text:p>
          </table:table-cell>
          <table:table-cell table:style-name="Tableau16.C3" office:value-type="float" office:value="0">
            <text:p text:style-name="P32"><text:a xlink:type="simple" xlink:href="#ID_R_Email_Gest_R_Email">0</text:a></text:p>
          </table:table-cell>
          <table:table-cell table:style-name="Tableau16.A3" office:value-type="string">
            <text:p text:style-name="P19">-</text:p>
          </table:table-cell>
          <table:table-cell table:style-name="Tableau16.E3" office:value-type="string">
            <text:p text:style-name="P18">Identifiant de la « <text:a xlink:type="simple" xlink:href="#Table%20Email">table TA_EMAIL</text:a> »</text:p>
          </table:table-cell>
        </table:table-row>
        <table:table-row>
          <table:table-cell table:style-name="Tableau16.A3" office:value-type="string">
            <text:p text:style-name="P18">QUI_CREE_R_EMAIL</text:p>
          </table:table-cell>
          <table:table-cell table:style-name="Tableau16.A3" office:value-type="string">
            <text:p text:style-name="P18">Texte</text:p>
          </table:table-cell>
          <table:table-cell table:style-name="Tableau16.C3" office:value-type="float" office:value="0">
            <text:p text:style-name="P20"><text:a xlink:type="simple" xlink:href="#Structure%20générale%20des%20tables"><text:span text:style-name="T10">0</text:span></text:a></text:p>
          </table:table-cell>
          <table:table-cell table:style-name="Tableau16.C3" office:value-type="float" office:value="50">
            <text:p text:style-name="P19">50</text:p>
          </table:table-cell>
          <table:table-cell table:style-name="Tableau16.E3" office:value-type="string">
            <text:p text:style-name="P18">Nom de l'utilisateur qui crée l'enregistrement</text:p>
          </table:table-cell>
        </table:table-row>
        <table:table-row>
          <table:table-cell table:style-name="Tableau16.A3" office:value-type="string">
            <text:p text:style-name="P18">QUAND_CREE_R_EMAIL</text:p>
          </table:table-cell>
          <table:table-cell table:style-name="Tableau16.A3" office:value-type="string">
            <text:p text:style-name="P18">Date</text:p>
          </table:table-cell>
          <table:table-cell table:style-name="Tableau16.C3" office:value-type="float" office:value="0">
            <text:p text:style-name="P20"><text:a xlink:type="simple" xlink:href="#Structure%20générale%20des%20tables"><text:span text:style-name="T10">0</text:span></text:a></text:p>
          </table:table-cell>
          <table:table-cell table:style-name="Tableau16.A3" office:value-type="string">
            <text:p text:style-name="P19">-</text:p>
          </table:table-cell>
          <table:table-cell table:style-name="Tableau16.E3" office:value-type="string">
            <text:p text:style-name="P18">Date de création de l'enregistrement</text:p>
          </table:table-cell>
        </table:table-row>
        <table:table-row>
          <table:table-cell table:style-name="Tableau16.A3" office:value-type="string">
            <text:p text:style-name="P18">QUI_MODIF_R_EMAIL</text:p>
          </table:table-cell>
          <table:table-cell table:style-name="Tableau16.A3" office:value-type="string">
            <text:p text:style-name="P18">Texte</text:p>
          </table:table-cell>
          <table:table-cell table:style-name="Tableau16.C3" office:value-type="float" office:value="0">
            <text:p text:style-name="P20"><text:a xlink:type="simple" xlink:href="#Structure%20générale%20des%20tables"><text:span text:style-name="T10">0</text:span></text:a></text:p>
          </table:table-cell>
          <table:table-cell table:style-name="Tableau16.C3" office:value-type="float" office:value="50">
            <text:p text:style-name="P19">50</text:p>
          </table:table-cell>
          <table:table-cell table:style-name="Tableau16.E3" office:value-type="string">
            <text:p text:style-name="P18">Nom du dernier utilisateur qui modifie l'enregistrement</text:p>
          </table:table-cell>
        </table:table-row>
        <table:table-row>
          <table:table-cell table:style-name="Tableau16.A3" office:value-type="string">
            <text:p text:style-name="P18">QUAND_MODIF_R_EMAIL</text:p>
          </table:table-cell>
          <table:table-cell table:style-name="Tableau16.A3" office:value-type="string">
            <text:p text:style-name="P18">Date</text:p>
          </table:table-cell>
          <table:table-cell table:style-name="Tableau16.C3" office:value-type="float" office:value="0">
            <text:p text:style-name="P20"><text:a xlink:type="simple" xlink:href="#Structure%20générale%20des%20tables"><text:span text:style-name="T10">0</text:span></text:a></text:p>
          </table:table-cell>
          <table:table-cell table:style-name="Tableau16.A3" office:value-type="string">
            <text:p text:style-name="P19">-</text:p>
          </table:table-cell>
          <table:table-cell table:style-name="Tableau16.E3" office:value-type="string">
            <text:p text:style-name="P18">Dernière date de modification</text:p>
          </table:table-cell>
        </table:table-row>
        <table:table-row>
          <table:table-cell table:style-name="Tableau16.A3" office:value-type="string">
            <text:p text:style-name="P18">VERSION_R_EMAIL</text:p>
          </table:table-cell>
          <table:table-cell table:style-name="Tableau16.A3" office:value-type="string">
            <text:p text:style-name="P18">Entier</text:p>
          </table:table-cell>
          <table:table-cell table:style-name="Tableau16.C3" office:value-type="float" office:value="0">
            <text:p text:style-name="P20"><text:a xlink:type="simple" xlink:href="#Structure%20générale%20des%20tables"><text:span text:style-name="T10">0</text:span></text:a></text:p>
          </table:table-cell>
          <table:table-cell table:style-name="Tableau16.C3" office:value-type="float" office:value="50">
            <text:p text:style-name="P19">50</text:p>
          </table:table-cell>
          <table:table-cell table:style-name="Tableau16.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span text:style-name="T9">Vérifier non existence de la clé double : ID_Tiers et ID_Email. </text:span><text:s/></text:p>
        </text:list-item>
        <text:list-item>
          <text:p text:style-name="P33"><text:bookmark-start text:name="ID_R_Email_Gest_R_Email"/><text:bookmark-start text:name="ID_Tiers_Gest_R_Email"/><text:bookmark-start text:name="ID_Email_Gest_R_Email"/>ID_R_EMAIL<text:bookmark-end text:name="ID_R_Email_Gest_R_Email"/><text:bookmark-end text:name="ID_Tiers_Gest_R_Email"/><text:bookmark-end text:name="ID_Email_Gest_R_Email"/>: valeur unique, non null.</text:p>
        </text:list-item>
        <text:list-item>
          <text:p text:style-name="P33">ID_TIERS : NON NULL, VERIFIER L'EXISTENCE DANS «<text:a xlink:type="simple" xlink:href="#Table%20tiers"> TABLE TA_TIERS</text:a> ».</text:p>
        </text:list-item>
        <text:list-item>
          <text:p text:style-name="P33">ID_EMAIL : non null, vérifier l'existence dans <text:s/>« <text:a xlink:type="simple" xlink:href="#Table%20Email">TABLE TA_EMAIL</text:a> ».</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36"/>
      <text:p text:style-name="P60"><text:span text:style-name="T23">Gestion suppression</text:span> : gestion des clés étrangères</text:p>
      <text:p text:style-name="P60">Pas de table liée à l'<text:span text:style-name="T32">ID_R_EMAIL</text:span></text:p>
      <text:p text:style-name="P64"/>
      <text:p text:style-name="Table_20_Titre"><text:bookmark-start text:name="Table SiteInternet"/><text:span text:style-name="T16">Table </text:span><text:bookmark-end text:name="Table SiteInternet"/><text:span text:style-name="T16">TA_WEB</text:span> : <text:span text:style-name="T22">Sert à attribuer des sites internet à un contact.</text:span></text:p>
      <text:p text:style-name="P3"/>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table:number-columns-spanned="5" office:value-type="string">
              <text:p text:style-name="P16">Table <text:s/><text:span text:style-name="T16"><text:s/>TA_WEB</text:span></text:p>
            </table:table-cell>
            <table:covered-table-cell/>
            <table:covered-table-cell/>
            <table:covered-table-cell/>
            <table:covered-table-cell/>
          </table:table-row>
        </table:table-header-rows>
        <table:table-row>
          <table:table-cell table:style-name="Tableau17.A2" office:value-type="string">
            <text:p text:style-name="P17">Champ</text:p>
          </table:table-cell>
          <table:table-cell table:style-name="Tableau17.A2" office:value-type="string">
            <text:p text:style-name="P17">Type</text:p>
          </table:table-cell>
          <table:table-cell table:style-name="Tableau17.A2" office:value-type="string">
            <text:p text:style-name="P17">*</text:p>
          </table:table-cell>
          <table:table-cell table:style-name="Tableau17.A2" office:value-type="string">
            <text:p text:style-name="P17">Long</text:p>
          </table:table-cell>
          <table:table-cell table:style-name="Tableau17.E2" office:value-type="string">
            <text:p text:style-name="P17">Description</text:p>
          </table:table-cell>
        </table:table-row>
        <table:table-row>
          <table:table-cell table:style-name="Tableau17.A3" office:value-type="string">
            <text:p text:style-name="P18"><text:bookmark-start text:name="ID_ SiteInternet_SiteInternet"/><text:a xlink:type="simple" xlink:href="#ID_%20SiteInternet"><text:span text:style-name="T44">I</text:span></text:a><text:bookmark-end text:name="ID_ SiteInternet_SiteInternet"/><text:a xlink:type="simple" xlink:href="#ID_%20SiteInternet"><text:span text:style-name="T44">D_WEB</text:span></text:a></text:p>
          </table:table-cell>
          <table:table-cell table:style-name="Tableau17.A3" office:value-type="string">
            <text:p text:style-name="P18">Entier</text:p>
          </table:table-cell>
          <table:table-cell table:style-name="Tableau17.C3" office:value-type="float" office:value="0">
            <text:p text:style-name="P19"><text:a xlink:type="simple" xlink:href="#ID_Web_Gest_Web">0</text:a></text:p>
          </table:table-cell>
          <table:table-cell table:style-name="Tableau17.A3" office:value-type="string">
            <text:p text:style-name="P19">-</text:p>
          </table:table-cell>
          <table:table-cell table:style-name="Tableau17.E3" office:value-type="string">
            <text:p text:style-name="P18">N° d'identification</text:p>
          </table:table-cell>
        </table:table-row>
        <table:table-row>
          <table:table-cell table:style-name="Tableau17.A3" office:value-type="string">
            <text:p text:style-name="P18">ADRESSE_WEB</text:p>
          </table:table-cell>
          <table:table-cell table:style-name="Tableau17.A3" office:value-type="string">
            <text:p text:style-name="P18">Texte</text:p>
          </table:table-cell>
          <table:table-cell table:style-name="Tableau17.C3" office:value-type="float" office:value="0">
            <text:p text:style-name="P19"><text:a xlink:type="simple" xlink:href="#AdresseWeb_Gest_Web">0</text:a></text:p>
          </table:table-cell>
          <table:table-cell table:style-name="Tableau17.C3" office:value-type="float" office:value="255">
            <text:p text:style-name="P19">255</text:p>
          </table:table-cell>
          <table:table-cell table:style-name="Tableau17.E3" office:value-type="string">
            <text:p text:style-name="P18">Adresse du site internet</text:p>
          </table:table-cell>
        </table:table-row>
        <table:table-row>
          <table:table-cell table:style-name="Tableau17.A3" office:value-type="string">
            <text:p text:style-name="P18">QUI_CREE_WEB</text:p>
          </table:table-cell>
          <table:table-cell table:style-name="Tableau17.A3" office:value-type="string">
            <text:p text:style-name="P18">Texte</text:p>
          </table:table-cell>
          <table:table-cell table:style-name="Tableau17.C3" office:value-type="float" office:value="0">
            <text:p text:style-name="P20"><text:a xlink:type="simple" xlink:href="#Structure%20générale%20des%20tables"><text:span text:style-name="T10">0</text:span></text:a></text:p>
          </table:table-cell>
          <table:table-cell table:style-name="Tableau17.C3" office:value-type="float" office:value="50">
            <text:p text:style-name="P19">50</text:p>
          </table:table-cell>
          <table:table-cell table:style-name="Tableau17.E3" office:value-type="string">
            <text:p text:style-name="P18">Nom de l'utilisateur qui crée l'enregistrement</text:p>
          </table:table-cell>
        </table:table-row>
        <table:table-row>
          <table:table-cell table:style-name="Tableau17.A3" office:value-type="string">
            <text:p text:style-name="P18">QUAND_CREE_WEB</text:p>
          </table:table-cell>
          <table:table-cell table:style-name="Tableau17.A3" office:value-type="string">
            <text:p text:style-name="P18">Date</text:p>
          </table:table-cell>
          <table:table-cell table:style-name="Tableau17.C3" office:value-type="float" office:value="0">
            <text:p text:style-name="P20"><text:a xlink:type="simple" xlink:href="#Structure%20générale%20des%20tables"><text:span text:style-name="T10">0</text:span></text:a></text:p>
          </table:table-cell>
          <table:table-cell table:style-name="Tableau17.A3" office:value-type="string">
            <text:p text:style-name="P19">-</text:p>
          </table:table-cell>
          <table:table-cell table:style-name="Tableau17.E3" office:value-type="string">
            <text:p text:style-name="P18">Date de création de l'enregistrement</text:p>
          </table:table-cell>
        </table:table-row>
        <table:table-row>
          <table:table-cell table:style-name="Tableau17.A3" office:value-type="string">
            <text:p text:style-name="P18">QUI_MODIF_WEB</text:p>
          </table:table-cell>
          <table:table-cell table:style-name="Tableau17.A3" office:value-type="string">
            <text:p text:style-name="P18">Texte</text:p>
          </table:table-cell>
          <table:table-cell table:style-name="Tableau17.C3" office:value-type="float" office:value="0">
            <text:p text:style-name="P20"><text:a xlink:type="simple" xlink:href="#Structure%20générale%20des%20tables"><text:span text:style-name="T10">0</text:span></text:a></text:p>
          </table:table-cell>
          <table:table-cell table:style-name="Tableau17.C3" office:value-type="float" office:value="50">
            <text:p text:style-name="P19">50</text:p>
          </table:table-cell>
          <table:table-cell table:style-name="Tableau17.E3" office:value-type="string">
            <text:p text:style-name="P18">Nom du dernier utilisateur qui modifie l'enregistrement</text:p>
          </table:table-cell>
        </table:table-row>
        <table:table-row>
          <table:table-cell table:style-name="Tableau17.A3" office:value-type="string">
            <text:p text:style-name="P18">QUAND_MODIF_WEB</text:p>
          </table:table-cell>
          <table:table-cell table:style-name="Tableau17.A3" office:value-type="string">
            <text:p text:style-name="P18">Date</text:p>
          </table:table-cell>
          <table:table-cell table:style-name="Tableau17.C3" office:value-type="float" office:value="0">
            <text:p text:style-name="P20"><text:a xlink:type="simple" xlink:href="#Structure%20générale%20des%20tables"><text:span text:style-name="T10">0</text:span></text:a></text:p>
          </table:table-cell>
          <table:table-cell table:style-name="Tableau17.A3" office:value-type="string">
            <text:p text:style-name="P19">-</text:p>
          </table:table-cell>
          <table:table-cell table:style-name="Tableau17.E3" office:value-type="string">
            <text:p text:style-name="P18">Dernière date de modification</text:p>
          </table:table-cell>
        </table:table-row>
        <table:table-row>
          <table:table-cell table:style-name="Tableau17.A3" office:value-type="string">
            <text:p text:style-name="P18">VERSION_WEB</text:p>
          </table:table-cell>
          <table:table-cell table:style-name="Tableau17.A3" office:value-type="string">
            <text:p text:style-name="P18">Entier</text:p>
          </table:table-cell>
          <table:table-cell table:style-name="Tableau17.C3" office:value-type="float" office:value="0">
            <text:p text:style-name="P20"><text:a xlink:type="simple" xlink:href="#Structure%20générale%20des%20tables"><text:span text:style-name="T10">0</text:span></text:a></text:p>
          </table:table-cell>
          <table:table-cell table:style-name="Tableau17.C3" office:value-type="float" office:value="50">
            <text:p text:style-name="P19">50</text:p>
          </table:table-cell>
          <table:table-cell table:style-name="Tableau17.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span text:style-name="T45">http://</text:span></text:p>
      <text:list text:style-name="L6">
        <text:list-item>
          <text:p text:style-name="P33"><text:bookmark-start text:name="ID_Web_Gest_Web"/>ID_WEB<text:bookmark-end text:name="ID_Web_Gest_Web"/>: valeur unique, non null.</text:p>
        </text:list-item>
        <text:list-item>
          <text:p text:style-name="P33"><text:bookmark-start text:name="AdresseWeb_Gest_Web"/>ADRESSE_WEB<text:bookmark-end text:name="AdresseWeb_Gest_Web"/> : <text:s/>non null, vérifier format Site, rajouter « <text:span text:style-name="T45">http:// » si non compris.</text:span></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59"/>
      <text:p text:style-name="P36">On récupère l' <text:a xlink:type="simple" xlink:href="#ID_Tiers"><text:span text:style-name="T29">ID_TIERS</text:span></text:a><text:span text:style-name="T22"> </text:span><text:span text:style-name="T17">valide</text:span> (contrôle de sa validité) qui permettra de créer la relation entre le site web et ce tiers. Aussi, l'insertion d'un site web déclenche l'insertion d'une relation sur la Table <text:s/><text:span text:style-name="T9">TA_R_WEB.</text:span> </text:p>
      <text:p text:style-name="P36"/>
      <text:p text:style-name="P60"><text:span text:style-name="T23">Gestion suppression</text:span> : gestion des clés étrangères</text:p>
      <text:p text:style-name="P60">Tables liées à l'<text:bookmark-start text:name="ID_ SiteInternet_SiteInternet1"/><text:a xlink:type="simple" xlink:href="#ID_%20SiteInternet"><text:span text:style-name="T46">I</text:span></text:a><text:bookmark-end text:name="ID_ SiteInternet_SiteInternet1"/><text:a xlink:type="simple" xlink:href="#ID_%20SiteInternet"><text:span text:style-name="T46">D_WEB</text:span></text:a></text:p>
      <text:p text:style-name="P70"><text:span text:style-name="T9">TA_R_WEB</text:span> : <text:bookmark-start text:name="ID_ SiteInternet1"/><text:a xlink:type="simple" xlink:href="#ID_%20SiteInternet_SiteInternet"><text:span text:style-name="T18">ID_</text:span></text:a><text:bookmark-end text:name="ID_ SiteInternet1"/><text:a xlink:type="simple" xlink:href="#ID_%20SiteInternet_SiteInternet"><text:span text:style-name="T46">WEB</text:span></text:a></text:p>
      <text:p text:style-name="P67"/>
      <text:p text:style-name="Table_20_Titre"><text:bookmark-start text:name="Table R_SiteInternet"/><text:span text:style-name="T16">Table TA_R_</text:span><text:bookmark-end text:name="Table R_SiteInternet"/><text:span text:style-name="T16">WEB</text:span> : <text:span text:style-name="T22">Sert à relier un site internet à un contact.Un contact peut en avoir plusieurs. On a un relation 1 -&gt; N.</text:span></text:p>
      <text:p text:style-name="P3"/>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table:number-columns-spanned="5" office:value-type="string">
              <text:p text:style-name="P16">Table <text:s/>TA_<text:span text:style-name="T16">R_WEB</text:span></text:p>
            </table:table-cell>
            <table:covered-table-cell/>
            <table:covered-table-cell/>
            <table:covered-table-cell/>
            <table:covered-table-cell/>
          </table:table-row>
        </table:table-header-rows>
        <table:table-row>
          <table:table-cell table:style-name="Tableau18.A2" office:value-type="string">
            <text:p text:style-name="P17">Champ</text:p>
          </table:table-cell>
          <table:table-cell table:style-name="Tableau18.A2" office:value-type="string">
            <text:p text:style-name="P17">Type</text:p>
          </table:table-cell>
          <table:table-cell table:style-name="Tableau18.A2" office:value-type="string">
            <text:p text:style-name="P17">*</text:p>
          </table:table-cell>
          <table:table-cell table:style-name="Tableau18.A2" office:value-type="string">
            <text:p text:style-name="P17">Long</text:p>
          </table:table-cell>
          <table:table-cell table:style-name="Tableau18.E2" office:value-type="string">
            <text:p text:style-name="P17">Description</text:p>
          </table:table-cell>
        </table:table-row>
        <table:table-row>
          <table:table-cell table:style-name="Tableau18.A3" office:value-type="string">
            <text:p text:style-name="P18">ID_<text:span text:style-name="T11">R_WEB</text:span></text:p>
          </table:table-cell>
          <table:table-cell table:style-name="Tableau18.A3" office:value-type="string">
            <text:p text:style-name="P18">Entier</text:p>
          </table:table-cell>
          <table:table-cell table:style-name="Tableau18.C3" office:value-type="float" office:value="0">
            <text:p text:style-name="P32"><text:a xlink:type="simple" xlink:href="#ID_%20R_Web_Gest_R_Web">0</text:a></text:p>
          </table:table-cell>
          <table:table-cell table:style-name="Tableau18.A3" office:value-type="string">
            <text:p text:style-name="P19">-</text:p>
          </table:table-cell>
          <table:table-cell table:style-name="Tableau18.E3" office:value-type="string">
            <text:p text:style-name="P18">N° d'identification</text:p>
          </table:table-cell>
        </table:table-row>
        <table:table-row>
          <table:table-cell table:style-name="Tableau18.A3" office:value-type="string">
            <text:p text:style-name="P18"><text:a xlink:type="simple" xlink:href="#ID_Tiers"><text:span text:style-name="T4">ID_TIERS</text:span></text:a></text:p>
          </table:table-cell>
          <table:table-cell table:style-name="Tableau18.A3" office:value-type="string">
            <text:p text:style-name="P18">Entier</text:p>
          </table:table-cell>
          <table:table-cell table:style-name="Tableau18.C3" office:value-type="float" office:value="0">
            <text:p text:style-name="P32"><text:a xlink:type="simple" xlink:href="#ID_Tiers_Gest_R_Web">0</text:a></text:p>
          </table:table-cell>
          <table:table-cell table:style-name="Tableau18.A3" office:value-type="string">
            <text:p text:style-name="P19">-</text:p>
          </table:table-cell>
          <table:table-cell table:style-name="Tableau18.E3" office:value-type="string">
            <text:p text:style-name="P18">Identifiant de la «<text:a xlink:type="simple" xlink:href="#Table%20tiers"> table TA_TIERS</text:a> »</text:p>
          </table:table-cell>
        </table:table-row>
        <table:table-row>
          <table:table-cell table:style-name="Tableau18.A3" office:value-type="string">
            <text:p text:style-name="P18"><text:bookmark-start text:name="ID_ SiteInternet"/><text:a xlink:type="simple" xlink:href="#ID_%20SiteInternet_SiteInternet">ID_</text:a><text:bookmark-end text:name="ID_ SiteInternet"/><text:a xlink:type="simple" xlink:href="#ID_%20SiteInternet_SiteInternet"><text:span text:style-name="T44">WEB</text:span></text:a></text:p>
          </table:table-cell>
          <table:table-cell table:style-name="Tableau18.A3" office:value-type="string">
            <text:p text:style-name="P18"/>
          </table:table-cell>
          <table:table-cell table:style-name="Tableau18.C3" office:value-type="float" office:value="0">
            <text:p text:style-name="P32"><text:a xlink:type="simple" xlink:href="#ID_Web_Gest_R_Web">0</text:a></text:p>
          </table:table-cell>
          <table:table-cell table:style-name="Tableau18.A3" office:value-type="string">
            <text:p text:style-name="P19">-</text:p>
          </table:table-cell>
          <table:table-cell table:style-name="Tableau18.E3" office:value-type="string">
            <text:p text:style-name="P18">Identifiant de la «<text:a xlink:type="simple" xlink:href="#Table%20SiteInternet"> TABLE TA_WEB</text:a>»</text:p>
          </table:table-cell>
        </table:table-row>
        <table:table-row>
          <table:table-cell table:style-name="Tableau18.A3" office:value-type="string">
            <text:p text:style-name="P18">QUI_CREE_<text:span text:style-name="T11">R_WEB</text:span></text:p>
          </table:table-cell>
          <table:table-cell table:style-name="Tableau18.A3" office:value-type="string">
            <text:p text:style-name="P18">Texte</text:p>
          </table:table-cell>
          <table:table-cell table:style-name="Tableau18.C3" office:value-type="float" office:value="0">
            <text:p text:style-name="P20"><text:a xlink:type="simple" xlink:href="#Structure%20générale%20des%20tables"><text:span text:style-name="T10">0</text:span></text:a></text:p>
          </table:table-cell>
          <table:table-cell table:style-name="Tableau18.C3" office:value-type="float" office:value="50">
            <text:p text:style-name="P19">50</text:p>
          </table:table-cell>
          <table:table-cell table:style-name="Tableau18.E3" office:value-type="string">
            <text:p text:style-name="P18">Nom de l'utilisateur qui crée l'enregistrement</text:p>
          </table:table-cell>
        </table:table-row>
        <table:table-row>
          <table:table-cell table:style-name="Tableau18.A3" office:value-type="string">
            <text:p text:style-name="P18">QUAND_CREE_<text:span text:style-name="T11">R_WEB</text:span></text:p>
          </table:table-cell>
          <table:table-cell table:style-name="Tableau18.A3" office:value-type="string">
            <text:p text:style-name="P18">Date</text:p>
          </table:table-cell>
          <table:table-cell table:style-name="Tableau18.C3" office:value-type="float" office:value="0">
            <text:p text:style-name="P20"><text:a xlink:type="simple" xlink:href="#Structure%20générale%20des%20tables"><text:span text:style-name="T10">0</text:span></text:a></text:p>
          </table:table-cell>
          <table:table-cell table:style-name="Tableau18.A3" office:value-type="string">
            <text:p text:style-name="P19">-</text:p>
          </table:table-cell>
          <table:table-cell table:style-name="Tableau18.E3" office:value-type="string">
            <text:p text:style-name="P18">Date de création de l'enregistrement</text:p>
          </table:table-cell>
        </table:table-row>
        <table:table-row>
          <table:table-cell table:style-name="Tableau18.A3" office:value-type="string">
            <text:p text:style-name="P18">QUI_MODIF_<text:span text:style-name="T11">R_WEB</text:span></text:p>
          </table:table-cell>
          <table:table-cell table:style-name="Tableau18.A3" office:value-type="string">
            <text:p text:style-name="P18">Texte</text:p>
          </table:table-cell>
          <table:table-cell table:style-name="Tableau18.C3" office:value-type="float" office:value="0">
            <text:p text:style-name="P20"><text:a xlink:type="simple" xlink:href="#Structure%20générale%20des%20tables"><text:span text:style-name="T10">0</text:span></text:a></text:p>
          </table:table-cell>
          <table:table-cell table:style-name="Tableau18.C3" office:value-type="float" office:value="50">
            <text:p text:style-name="P19">50</text:p>
          </table:table-cell>
          <table:table-cell table:style-name="Tableau18.E3" office:value-type="string">
            <text:p text:style-name="P18">Nom du dernier utilisateur qui modifie l'enregistrement</text:p>
          </table:table-cell>
        </table:table-row>
        <table:table-row>
          <table:table-cell table:style-name="Tableau18.A3" office:value-type="string">
            <text:p text:style-name="P18">QUAND_MODIF_<text:span text:style-name="T11">R_WEB</text:span></text:p>
          </table:table-cell>
          <table:table-cell table:style-name="Tableau18.A3" office:value-type="string">
            <text:p text:style-name="P18">Date</text:p>
          </table:table-cell>
          <table:table-cell table:style-name="Tableau18.C3" office:value-type="float" office:value="0">
            <text:p text:style-name="P20"><text:a xlink:type="simple" xlink:href="#Structure%20générale%20des%20tables"><text:span text:style-name="T10">0</text:span></text:a></text:p>
          </table:table-cell>
          <table:table-cell table:style-name="Tableau18.A3" office:value-type="string">
            <text:p text:style-name="P19">-</text:p>
          </table:table-cell>
          <table:table-cell table:style-name="Tableau18.E3" office:value-type="string">
            <text:p text:style-name="P18">Dernière date de modification</text:p>
          </table:table-cell>
        </table:table-row>
        <table:table-row>
          <table:table-cell table:style-name="Tableau18.A3" office:value-type="string">
            <text:p text:style-name="P18">VERSION_<text:span text:style-name="T11">R_WEB</text:span></text:p>
          </table:table-cell>
          <table:table-cell table:style-name="Tableau18.A3" office:value-type="string">
            <text:p text:style-name="P18">Entier</text:p>
          </table:table-cell>
          <table:table-cell table:style-name="Tableau18.C3" office:value-type="float" office:value="0">
            <text:p text:style-name="P20"><text:a xlink:type="simple" xlink:href="#Structure%20générale%20des%20tables"><text:span text:style-name="T10">0</text:span></text:a></text:p>
          </table:table-cell>
          <table:table-cell table:style-name="Tableau18.C3" office:value-type="float" office:value="50">
            <text:p text:style-name="P19">50</text:p>
          </table:table-cell>
          <table:table-cell table:style-name="Tableau18.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58">Vérifier non existence de la clé double : ID_Tiers et ID_SiteInternet. <text:s/></text:p>
        </text:list-item>
        <text:list-item>
          <text:p text:style-name="P33"><text:bookmark-start text:name="ID_ R_Web_Gest_R_Web"/><text:bookmark-start text:name="ID_Tiers_Gest_R_Web"/><text:bookmark-start text:name="ID_R_Web_Gest_R_Web"/>ID_ <text:span text:style-name="T13">R_Web</text:span><text:bookmark-end text:name="ID_ R_Web_Gest_R_Web"/><text:bookmark-end text:name="ID_Tiers_Gest_R_Web"/><text:bookmark-end text:name="ID_R_Web_Gest_R_Web"/> : valeur unique, non null.</text:p>
        </text:list-item>
        <text:list-item>
          <text:p text:style-name="P33">ID_Tiers : non null, vérifier existence dans <text:s/>«<text:a xlink:type="simple" xlink:href="#Table%20tiers"> table TA_TIERS</text:a> »</text:p>
        </text:list-item>
        <text:list-item>
          <text:p text:style-name="P33"><text:bookmark-start text:name="ID_Web_Gest_R_Web"/>ID_Web<text:bookmark-end text:name="ID_Web_Gest_R_Web"/> : non null, vérifier existence dans «<text:a xlink:type="simple" xlink:href="#Table%20SiteInternet"> table TA_WEB</text:a> »</text:p>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60"><text:span text:style-name="T23">Gestion suppression</text:span> : gestion des clés étrangères</text:p>
      <text:p text:style-name="P37">Pas de table liée à l'ID_R_WEB</text:p>
      <text:p text:style-name="P37"/>
      <text:p text:style-name="P37"/>
      <text:p text:style-name="P37"/>
      <text:p text:style-name="P37"><text:bookmark-start text:name="TA_COMPL"/>TA_COMPL<text:bookmark-end text:name="TA_COMPL"/> : Description d'un complément d'information sur un tiers .</text:p>
      <text:p text:style-name="P31"/>
      <table:table table:name="Tableau19" table:style-name="Tableau19">
        <table:table-column table:style-name="Tableau19.A"/>
        <table:table-column table:style-name="Tableau19.B"/>
        <table:table-column table:style-name="Tableau19.C"/>
        <table:table-column table:style-name="Tableau19.D"/>
        <table:table-column table:style-name="Tableau19.E"/>
        <table:table-header-rows>
          <table:table-row>
            <table:table-cell table:style-name="Tableau19.A1" table:number-columns-spanned="5" office:value-type="string">
              <text:p text:style-name="P16">Table <text:span text:style-name="T33">TA_COMPL</text:span></text:p>
            </table:table-cell>
            <table:covered-table-cell/>
            <table:covered-table-cell/>
            <table:covered-table-cell/>
            <table:covered-table-cell/>
          </table:table-row>
        </table:table-header-rows>
        <table:table-row>
          <table:table-cell table:style-name="Tableau19.A2" office:value-type="string">
            <text:p text:style-name="P17">Champ</text:p>
          </table:table-cell>
          <table:table-cell table:style-name="Tableau19.A2" office:value-type="string">
            <text:p text:style-name="P17">Type</text:p>
          </table:table-cell>
          <table:table-cell table:style-name="Tableau19.A2" office:value-type="string">
            <text:p text:style-name="P17">*</text:p>
          </table:table-cell>
          <table:table-cell table:style-name="Tableau19.A2" office:value-type="string">
            <text:p text:style-name="P17">Long</text:p>
          </table:table-cell>
          <table:table-cell table:style-name="Tableau19.E2" office:value-type="string">
            <text:p text:style-name="P17">Description</text:p>
          </table:table-cell>
        </table:table-row>
        <table:table-row>
          <table:table-cell table:style-name="Tableau19.A3" office:value-type="string">
            <text:p text:style-name="P71">ID<text:span text:style-name="T21">_COMPL</text:span></text:p>
          </table:table-cell>
          <table:table-cell table:style-name="Tableau19.A3" office:value-type="string">
            <text:p text:style-name="P18">Entier</text:p>
          </table:table-cell>
          <table:table-cell table:style-name="Tableau19.A3" office:value-type="string">
            <text:p text:style-name="P19">0</text:p>
          </table:table-cell>
          <table:table-cell table:style-name="Tableau19.A3" office:value-type="string">
            <text:p text:style-name="P19">-</text:p>
          </table:table-cell>
          <table:table-cell table:style-name="Tableau19.E3" office:value-type="string">
            <text:p text:style-name="P18">N° d'identification, <text:span text:style-name="T15">index primaire</text:span></text:p>
          </table:table-cell>
        </table:table-row>
        <table:table-row>
          <table:table-cell table:style-name="Tableau19.A3" office:value-type="string">
            <text:p text:style-name="P18"><text:a xlink:type="simple" xlink:href="#ID_TIERS_Tab">ID_TIERS</text:a></text:p>
          </table:table-cell>
          <table:table-cell table:style-name="Tableau19.A3" office:value-type="string">
            <text:p text:style-name="P18"/>
          </table:table-cell>
          <table:table-cell table:style-name="Tableau19.A3" office:value-type="string">
            <text:p text:style-name="P19">0</text:p>
          </table:table-cell>
          <table:table-cell table:style-name="Tableau19.A3" office:value-type="string">
            <text:p text:style-name="P19">-</text:p>
          </table:table-cell>
          <table:table-cell table:style-name="Tableau19.E3" office:value-type="string">
            <text:p text:style-name="P18">Identifiant de la « table  <text:span text:style-name="T16">TA_TIERS </text:span>»</text:p>
          </table:table-cell>
        </table:table-row>
        <table:table-row>
          <table:table-cell table:style-name="Tableau19.A3" office:value-type="string">
            <text:p text:style-name="P18">TVA_I_COM_COMPL</text:p>
          </table:table-cell>
          <table:table-cell table:style-name="Tableau19.A3" office:value-type="string">
            <text:p text:style-name="P18">Texte</text:p>
          </table:table-cell>
          <table:table-cell table:style-name="Tableau19.A3" office:value-type="string">
            <text:p text:style-name="P19"><text:a xlink:type="simple" xlink:href="#TVA_I_COM_TIERS_Regle">f</text:a></text:p>
          </table:table-cell>
          <table:table-cell table:style-name="Tableau19.A3" office:value-type="string">
            <text:p text:style-name="P19">50</text:p>
          </table:table-cell>
          <table:table-cell table:style-name="Tableau19.E3" office:value-type="string">
            <text:p text:style-name="P18">Indique le numéro de Tva intracommunautaire du tiers qui est obligatoire sur une facture.</text:p>
          </table:table-cell>
        </table:table-row>
        <table:table-row>
          <table:table-cell table:style-name="Tableau19.A3" office:value-type="string">
            <text:p text:style-name="P18">SIRET_COMPL</text:p>
          </table:table-cell>
          <table:table-cell table:style-name="Tableau19.A3" office:value-type="string">
            <text:p text:style-name="P18">Text</text:p>
          </table:table-cell>
          <table:table-cell table:style-name="Tableau19.A3" office:value-type="string">
            <text:p text:style-name="P19">f</text:p>
          </table:table-cell>
          <table:table-cell table:style-name="Tableau19.A3" office:value-type="string">
            <text:p text:style-name="P19">100</text:p>
          </table:table-cell>
          <table:table-cell table:style-name="Tableau19.E3" office:value-type="string">
            <text:p text:style-name="P72">Indique le numéro SIRET</text:p>
          </table:table-cell>
        </table:table-row>
        <table:table-row>
          <table:table-cell table:style-name="Tableau19.A3" office:value-type="string">
            <text:p text:style-name="P18">QUI_CREE<text:span text:style-name="T47">_COMPL</text:span></text:p>
          </table:table-cell>
          <table:table-cell table:style-name="Tableau19.A3" office:value-type="string">
            <text:p text:style-name="P18">Texte</text:p>
          </table:table-cell>
          <table:table-cell table:style-name="Tableau19.A3" office:value-type="string">
            <text:p text:style-name="P20"><text:a xlink:type="simple" xlink:href="#Structure%20générale%20des%20tables"><text:span text:style-name="T29">0</text:span></text:a></text:p>
          </table:table-cell>
          <table:table-cell table:style-name="Tableau19.D7" office:value-type="float" office:value="50">
            <text:p text:style-name="P19">50</text:p>
          </table:table-cell>
          <table:table-cell table:style-name="Tableau19.E3" office:value-type="string">
            <text:p text:style-name="P18">Nom de l'utilisateur qui crée l'enregistrement</text:p>
          </table:table-cell>
        </table:table-row>
        <table:table-row>
          <table:table-cell table:style-name="Tableau19.A3" office:value-type="string">
            <text:p text:style-name="P18">QUAND_CREE<text:span text:style-name="T47">_COMPL</text:span></text:p>
          </table:table-cell>
          <table:table-cell table:style-name="Tableau19.A3" office:value-type="string">
            <text:p text:style-name="P18">Date</text:p>
          </table:table-cell>
          <table:table-cell table:style-name="Tableau19.D7" office:value-type="float" office:value="0">
            <text:p text:style-name="P20"><text:a xlink:type="simple" xlink:href="#Structure%20générale%20des%20tables"><text:span text:style-name="T10">0</text:span></text:a></text:p>
          </table:table-cell>
          <table:table-cell table:style-name="Tableau19.A3" office:value-type="string">
            <text:p text:style-name="P19">-</text:p>
          </table:table-cell>
          <table:table-cell table:style-name="Tableau19.E3" office:value-type="string">
            <text:p text:style-name="P18">Date de création de l'enregistrement</text:p>
          </table:table-cell>
        </table:table-row>
        <table:table-row>
          <table:table-cell table:style-name="Tableau19.A3" office:value-type="string">
            <text:p text:style-name="P18">QUI_MODIF<text:span text:style-name="T47">_COMPL</text:span></text:p>
          </table:table-cell>
          <table:table-cell table:style-name="Tableau19.A3" office:value-type="string">
            <text:p text:style-name="P18">Texte</text:p>
          </table:table-cell>
          <table:table-cell table:style-name="Tableau19.D7" office:value-type="float" office:value="0">
            <text:p text:style-name="P20"><text:a xlink:type="simple" xlink:href="#Structure%20générale%20des%20tables"><text:span text:style-name="T10">0</text:span></text:a></text:p>
          </table:table-cell>
          <table:table-cell table:style-name="Tableau19.D7" office:value-type="float" office:value="50">
            <text:p text:style-name="P19">50</text:p>
          </table:table-cell>
          <table:table-cell table:style-name="Tableau19.E3" office:value-type="string">
            <text:p text:style-name="P18">Nom du dernier utilisateur qui modifie l'enregistrement</text:p>
          </table:table-cell>
        </table:table-row>
        <table:table-row>
          <table:table-cell table:style-name="Tableau19.A3" office:value-type="string">
            <text:p text:style-name="P18">QUAND_MODIF<text:span text:style-name="T47">_COMPL</text:span></text:p>
          </table:table-cell>
          <table:table-cell table:style-name="Tableau19.A3" office:value-type="string">
            <text:p text:style-name="P18">Date</text:p>
          </table:table-cell>
          <table:table-cell table:style-name="Tableau19.D7" office:value-type="float" office:value="0">
            <text:p text:style-name="P20"><text:a xlink:type="simple" xlink:href="#Structure%20générale%20des%20tables"><text:span text:style-name="T10">0</text:span></text:a></text:p>
          </table:table-cell>
          <table:table-cell table:style-name="Tableau19.A3" office:value-type="string">
            <text:p text:style-name="P19">-</text:p>
          </table:table-cell>
          <table:table-cell table:style-name="Tableau19.E3" office:value-type="string">
            <text:p text:style-name="P18">Dernière date de modification</text:p>
          </table:table-cell>
        </table:table-row>
        <table:table-row>
          <table:table-cell table:style-name="Tableau19.A3" office:value-type="string">
            <text:p text:style-name="P18">VERSION<text:span text:style-name="T47">_COMPL</text:span></text:p>
          </table:table-cell>
          <table:table-cell table:style-name="Tableau19.A3" office:value-type="string">
            <text:p text:style-name="P18">Entier</text:p>
          </table:table-cell>
          <table:table-cell table:style-name="Tableau19.D7" office:value-type="float" office:value="0">
            <text:p text:style-name="P20"><text:a xlink:type="simple" xlink:href="#Structure%20générale%20des%20tables"><text:span text:style-name="T10">0</text:span></text:a></text:p>
          </table:table-cell>
          <table:table-cell table:style-name="Tableau19.D7" office:value-type="float" office:value="50">
            <text:p text:style-name="P19">50</text:p>
          </table:table-cell>
          <table:table-cell table:style-name="Tableau19.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text:a xlink:type="simple" xlink:href="#légende%20"><text:span text:style-name="T3"/></text:a></text:p>
      <text:p text:style-name="P22"><text:span text:style-name="T8">Règles de gestion</text:span> : </text:p>
      <text:list text:style-name="L13">
        <text:list-item>
          <text:p text:style-name="P73"><text:s text:c="2"/>: valeur unique, non null.</text:p>
        </text:list-item>
        <text:list-item>
          <text:p text:style-name="P73"><text:bookmark-start text:name="CODE_ARTICLE11"/>CODE_<text:bookmark-end text:name="CODE_ARTICLE11"/> : Valeur unique, non null.</text:p>
        </text:list-item>
        <text:list-item>
          <text:p text:style-name="P74"><text:bookmark-start text:name="TVA_I_COM_TIERS_Regle"/>TVA_I_COM_TIERS<text:bookmark-end text:name="TVA_I_COM_TIERS_Regle"/> : non null</text:p>
        </text:list-item>
      </text:list>
      <text:list text:style-name="L14">
        <text:list-item>
          <text:p text:style-name="P75"><text:span text:style-name="T25">Pour les autres champs, voir « </text:span><text:a xlink:type="simple" xlink:href="#Structure%20générale%20des%20tables"><text:span text:style-name="T26">S</text:span></text:a><text:a xlink:type="simple" xlink:href="#Structure%20générale%20des%20tables"><text:span text:style-name="T27">tructure générale des tables </text:span></text:a><text:span text:style-name="T28">»</text:span></text:p>
          <text:p text:style-name="P76"/>
        </text:list-item>
      </text:list>
      <text:p text:style-name="P36"><text:span text:style-name="T15">Suppression</text:span> : </text:p>
      <text:p text:style-name="P36"/>
      <text:p text:style-name="P36"><text:span text:style-name="T15">Modification</text:span> : </text:p>
      <text:list text:style-name="L15">
        <text:list-item>
          <text:p text:style-name="P77">tous les champs peuvent être modifiés, sauf l'identifiant.</text:p>
        </text:list-item>
      </text:list>
      <text:p text:style-name="P9"><text:span text:style-name="T23">Gestion suppression</text:span> : </text:p>
      <text:p text:style-name="P78"/>
      <text:p text:style-name="P37"/>
      <text:p text:style-name="P37"/>
      <text:p text:style-name="P45"><text:span text:style-name="T33">Table </text:span><text:bookmark-start text:name="TA_T_ENTITE"/><text:span text:style-name="T33">TA_T_ENTITE</text:span><text:bookmark-end text:name="TA_T_ENTITE"/> : <text:span text:style-name="T22">Précise le type d'organisation ou d'entreprise dont fait partie l'entité.</text:span></text:p>
      <text:p text:style-name="P3"><text:bookmark-start text:name="Table Entite2"/><text:bookmark-end text:name="Table Entite2"/></text:p>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table:number-columns-spanned="5" office:value-type="string">
              <text:p text:style-name="P16">Table TA_T_ENTITE</text:p>
            </table:table-cell>
            <table:covered-table-cell/>
            <table:covered-table-cell/>
            <table:covered-table-cell/>
            <table:covered-table-cell/>
          </table:table-row>
        </table:table-header-rows>
        <table:table-row>
          <table:table-cell table:style-name="Tableau22.A2" office:value-type="string">
            <text:p text:style-name="P17">Champ</text:p>
          </table:table-cell>
          <table:table-cell table:style-name="Tableau22.A2" office:value-type="string">
            <text:p text:style-name="P17">Type</text:p>
          </table:table-cell>
          <table:table-cell table:style-name="Tableau22.A2" office:value-type="string">
            <text:p text:style-name="P17">*</text:p>
          </table:table-cell>
          <table:table-cell table:style-name="Tableau22.A2" office:value-type="string">
            <text:p text:style-name="P17">Long</text:p>
          </table:table-cell>
          <table:table-cell table:style-name="Tableau22.E2" office:value-type="string">
            <text:p text:style-name="P17">Description</text:p>
          </table:table-cell>
        </table:table-row>
        <table:table-row>
          <table:table-cell table:style-name="Tableau22.A3" office:value-type="string">
            <text:p text:style-name="P18"><text:bookmark-start text:name="ID_Entite1"/><text:bookmark-start text:name="ID_T_ENTITE"/><text:a xlink:type="simple" xlink:href="#ID_T_ENTITE">ID_T_ENTITE</text:a><text:bookmark-end text:name="ID_Entite1"/><text:bookmark-end text:name="ID_T_ENTITE"/></text:p>
          </table:table-cell>
          <table:table-cell table:style-name="Tableau22.A3" office:value-type="string">
            <text:p text:style-name="P18">Entier</text:p>
          </table:table-cell>
          <table:table-cell table:style-name="Tableau22.C3" office:value-type="float" office:value="0">
            <text:p text:style-name="P32"><text:a xlink:type="simple" xlink:href="#ID_Entite_Gest_Entite">0</text:a></text:p>
          </table:table-cell>
          <table:table-cell table:style-name="Tableau22.A3" office:value-type="string">
            <text:p text:style-name="P19">-</text:p>
          </table:table-cell>
          <table:table-cell table:style-name="Tableau22.E3" office:value-type="string">
            <text:p text:style-name="P18">N° d'identification</text:p>
          </table:table-cell>
        </table:table-row>
        <table:table-row>
          <table:table-cell table:style-name="Tableau22.A3" office:value-type="string">
            <text:p text:style-name="P18">CODE_<text:span text:style-name="T11">T_</text:span>ENTITE</text:p>
          </table:table-cell>
          <table:table-cell table:style-name="Tableau22.A3" office:value-type="string">
            <text:p text:style-name="P18">Texte</text:p>
          </table:table-cell>
          <table:table-cell table:style-name="Tableau22.C3" office:value-type="float" office:value="0">
            <text:p text:style-name="P32"><text:a xlink:type="simple" xlink:href="#NomEntite_Gest_entite">0</text:a></text:p>
          </table:table-cell>
          <table:table-cell table:style-name="Tableau22.C3" office:value-type="float" office:value="20">
            <text:p text:style-name="P19">20</text:p>
          </table:table-cell>
          <table:table-cell table:style-name="Tableau22.E3" office:value-type="string">
            <text:p text:style-name="P18">Code du type d'entité <text:s/>ex : Associaton, SARL, ...</text:p>
          </table:table-cell>
        </table:table-row>
        <table:table-row>
          <table:table-cell table:style-name="Tableau22.A3" office:value-type="string">
            <text:p text:style-name="P18">LIBL_<text:span text:style-name="T11">T_</text:span>ENTITE</text:p>
          </table:table-cell>
          <table:table-cell table:style-name="Tableau22.A3" office:value-type="string">
            <text:p text:style-name="P18">Texte</text:p>
          </table:table-cell>
          <table:table-cell table:style-name="Tableau22.C3" office:value-type="float" office:value="0">
            <text:p text:style-name="P19"><text:a xlink:type="simple" xlink:href="#LIBL_Entite_Gest_Entite">0</text:a></text:p>
          </table:table-cell>
          <table:table-cell table:style-name="Tableau22.C3" office:value-type="float" office:value="100">
            <text:p text:style-name="P19">100</text:p>
          </table:table-cell>
          <table:table-cell table:style-name="Tableau22.E3" office:value-type="string">
            <text:p text:style-name="P18">Description longue du type d'entité.</text:p>
          </table:table-cell>
        </table:table-row>
        <table:table-row>
          <table:table-cell table:style-name="Tableau22.A3" office:value-type="string">
            <text:p text:style-name="P18">QUI_CREE_<text:span text:style-name="T11">T_</text:span>ENTITE</text:p>
          </table:table-cell>
          <table:table-cell table:style-name="Tableau22.A3" office:value-type="string">
            <text:p text:style-name="P18">Texte</text:p>
          </table:table-cell>
          <table:table-cell table:style-name="Tableau22.C3" office:value-type="float" office:value="0">
            <text:p text:style-name="P20"><text:a xlink:type="simple" xlink:href="#Structure%20générale%20des%20tables"><text:span text:style-name="T10">0</text:span></text:a></text:p>
          </table:table-cell>
          <table:table-cell table:style-name="Tableau22.C3" office:value-type="float" office:value="50">
            <text:p text:style-name="P19">50</text:p>
          </table:table-cell>
          <table:table-cell table:style-name="Tableau22.E3" office:value-type="string">
            <text:p text:style-name="P18">Nom de l'utilisateur qui crée l'enregistrement</text:p>
          </table:table-cell>
        </table:table-row>
        <table:table-row>
          <table:table-cell table:style-name="Tableau22.A3" office:value-type="string">
            <text:p text:style-name="P18">QUAND_CREE_<text:span text:style-name="T11">T_</text:span>ENTITE</text:p>
          </table:table-cell>
          <table:table-cell table:style-name="Tableau22.A3" office:value-type="string">
            <text:p text:style-name="P18">Date</text:p>
          </table:table-cell>
          <table:table-cell table:style-name="Tableau22.C3" office:value-type="float" office:value="0">
            <text:p text:style-name="P20"><text:a xlink:type="simple" xlink:href="#Structure%20générale%20des%20tables"><text:span text:style-name="T10">0</text:span></text:a></text:p>
          </table:table-cell>
          <table:table-cell table:style-name="Tableau22.A3" office:value-type="string">
            <text:p text:style-name="P19">-</text:p>
          </table:table-cell>
          <table:table-cell table:style-name="Tableau22.E3" office:value-type="string">
            <text:p text:style-name="P18">Date de création de l'enregistrement</text:p>
          </table:table-cell>
        </table:table-row>
        <table:table-row>
          <table:table-cell table:style-name="Tableau22.A3" office:value-type="string">
            <text:p text:style-name="P18">QUI_MODIF_<text:span text:style-name="T11">T_</text:span>ENTITE</text:p>
          </table:table-cell>
          <table:table-cell table:style-name="Tableau22.A3" office:value-type="string">
            <text:p text:style-name="P18">Texte</text:p>
          </table:table-cell>
          <table:table-cell table:style-name="Tableau22.C3" office:value-type="float" office:value="0">
            <text:p text:style-name="P20"><text:a xlink:type="simple" xlink:href="#Structure%20générale%20des%20tables"><text:span text:style-name="T10">0</text:span></text:a></text:p>
          </table:table-cell>
          <table:table-cell table:style-name="Tableau22.C3" office:value-type="float" office:value="50">
            <text:p text:style-name="P19">50</text:p>
          </table:table-cell>
          <table:table-cell table:style-name="Tableau22.E3" office:value-type="string">
            <text:p text:style-name="P18">Nom du dernier utilisateur qui modifie l'enregistrement</text:p>
          </table:table-cell>
        </table:table-row>
        <table:table-row>
          <table:table-cell table:style-name="Tableau22.A3" office:value-type="string">
            <text:p text:style-name="P18">QUAND_MODIF_<text:span text:style-name="T11">T_</text:span>ENTITE</text:p>
          </table:table-cell>
          <table:table-cell table:style-name="Tableau22.A3" office:value-type="string">
            <text:p text:style-name="P18">Date</text:p>
          </table:table-cell>
          <table:table-cell table:style-name="Tableau22.C3" office:value-type="float" office:value="0">
            <text:p text:style-name="P20"><text:a xlink:type="simple" xlink:href="#Structure%20générale%20des%20tables"><text:span text:style-name="T10">0</text:span></text:a></text:p>
          </table:table-cell>
          <table:table-cell table:style-name="Tableau22.A3" office:value-type="string">
            <text:p text:style-name="P19">-</text:p>
          </table:table-cell>
          <table:table-cell table:style-name="Tableau22.E3" office:value-type="string">
            <text:p text:style-name="P18">Dernière date de modification</text:p>
          </table:table-cell>
        </table:table-row>
        <table:table-row>
          <table:table-cell table:style-name="Tableau22.A3" office:value-type="string">
            <text:p text:style-name="P18">VERSION_<text:span text:style-name="T11">T_</text:span>ENTITE</text:p>
          </table:table-cell>
          <table:table-cell table:style-name="Tableau22.A3" office:value-type="string">
            <text:p text:style-name="P18">Entier</text:p>
          </table:table-cell>
          <table:table-cell table:style-name="Tableau22.C3" office:value-type="float" office:value="0">
            <text:p text:style-name="P20"><text:a xlink:type="simple" xlink:href="#Structure%20générale%20des%20tables"><text:span text:style-name="T10">0</text:span></text:a></text:p>
          </table:table-cell>
          <table:table-cell table:style-name="Tableau22.C3" office:value-type="float" office:value="50">
            <text:p text:style-name="P19">50</text:p>
          </table:table-cell>
          <table:table-cell table:style-name="Tableau22.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16">
        <text:list-item>
          <text:p text:style-name="P79"><text:bookmark-start text:name="ID_Entite_Gest_Entite1"/>ID_<text:span text:style-name="T13">T_</text:span>ENTITE<text:bookmark-end text:name="ID_Entite_Gest_Entite1"/> : valeur unique, non null.</text:p>
        </text:list-item>
        <text:list-item>
          <text:p text:style-name="P79"><text:bookmark-start text:name="NomEntite_Gest_entite1"/>CODE_<text:span text:style-name="T13">T_</text:span>ENTITE<text:bookmark-end text:name="NomEntite_Gest_entite1"/> : Valeur unique, not null.</text:p>
        </text:list-item>
        <text:list-item>
          <text:p text:style-name="P79"><text:bookmark-start text:name="LIBL_Entite_Gest_Entite1"/>LIBL_<text:span text:style-name="T13">T_</text:span>ENTITE<text:bookmark-end text:name="LIBL_Entite_Gest_Entite1"/> : <text:s/>not null.</text:p>
        </text:list-item>
        <text:list-item>
          <text:p text:style-name="P80">Pour les autres champs, voir « <text:a xlink:type="simple" xlink:href="#Structure%20générale%20des%20tables">S</text:a><text:a xlink:type="simple" xlink:href="#Structure%20générale%20des%20tables"><text:span text:style-name="T10">tructure générale des tables </text:span></text:a><text:span text:style-name="T22">» </text:span></text:p>
        </text:list-item>
      </text:list>
      <text:p text:style-name="P36"/>
      <text:p text:style-name="P40"><text:span text:style-name="T31">Suppression</text:span> : <text:span text:style-name="T32">autorisée que si le type n'est pas utilisé</text:span>.</text:p>
      <text:p text:style-name="P48"><text:span text:style-name="T15">Modification</text:span> : le champ <text:a xlink:type="simple" xlink:href="#ID_Entite_Tiers"><text:span text:style-name="T29">ID_T_ENTITE</text:span></text:a><text:span text:style-name="T35"> ne peut être modifié que s'il n'est pas utilisé, les autres peuvent être modifiés avec message de confirmation si utilisés.</text:span></text:p>
      <text:p text:style-name="P36"/>
      <text:p text:style-name="P9"><text:span text:style-name="T23">Gestion suppression</text:span> : gestion des clés étrangères</text:p>
      <text:p text:style-name="P42">Tables liées à l'<text:a xlink:type="simple" xlink:href="#ID_Entite_Tiers">ID_T_ENTITE</text:a> : </text:p>
      <text:list text:style-name="L17">
        <text:list-item>
          <text:p text:style-name="P81">TA_TIERS</text:p>
        </text:list-item>
      </text:list>
      <text:p text:style-name="P44"/>
      <text:p text:style-name="P8"/>
      <text:p text:style-name="P8"/>
      <text:p text:style-name="Standard"><text:bookmark-start text:name="Module de Parametrages"/><text:span text:style-name="T15">Module de Parametrages</text:span><text:bookmark-end text:name="Module de Parametrages"/> :</text:p>
      <text:p text:style-name="Standard"/>
      <text:p text:style-name="Table_20_Titre"><text:bookmark-start text:name="Table Parametrage "/><text:span text:style-name="T16">Table TA_Parametrage</text:span> <text:bookmark-end text:name="Table Parametrage "/>: </text:p>
      <text:p text:style-name="P3"/>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table:number-columns-spanned="5" office:value-type="string">
              <text:p text:style-name="P16">Table TA_Parametrage</text:p>
            </table:table-cell>
            <table:covered-table-cell/>
            <table:covered-table-cell/>
            <table:covered-table-cell/>
            <table:covered-table-cell/>
          </table:table-row>
        </table:table-header-rows>
        <table:table-row>
          <table:table-cell table:style-name="Tableau20.A2" office:value-type="string">
            <text:p text:style-name="P17">Champ</text:p>
          </table:table-cell>
          <table:table-cell table:style-name="Tableau20.A2" office:value-type="string">
            <text:p text:style-name="P17">Type</text:p>
          </table:table-cell>
          <table:table-cell table:style-name="Tableau20.A2" office:value-type="string">
            <text:p text:style-name="P17">*</text:p>
          </table:table-cell>
          <table:table-cell table:style-name="Tableau20.A2" office:value-type="string">
            <text:p text:style-name="P17">Long</text:p>
          </table:table-cell>
          <table:table-cell table:style-name="Tableau20.E2" office:value-type="string">
            <text:p text:style-name="P17">Description</text:p>
          </table:table-cell>
        </table:table-row>
        <table:table-row>
          <table:table-cell table:style-name="Tableau20.A3" office:value-type="string">
            <text:p text:style-name="P18">ID_PARAMETRAGE</text:p>
          </table:table-cell>
          <table:table-cell table:style-name="Tableau20.A3" office:value-type="string">
            <text:p text:style-name="P18">Entier</text:p>
          </table:table-cell>
          <table:table-cell table:style-name="Tableau20.C3" office:value-type="float" office:value="0">
            <text:p text:style-name="P32"><text:a xlink:type="simple" xlink:href="#ID_Parametrage_Gest_Parametrage">0</text:a></text:p>
          </table:table-cell>
          <table:table-cell table:style-name="Tableau20.A3" office:value-type="string">
            <text:p text:style-name="P19">-</text:p>
          </table:table-cell>
          <table:table-cell table:style-name="Tableau20.E3" office:value-type="string">
            <text:p text:style-name="P18">N° d'identification</text:p>
          </table:table-cell>
        </table:table-row>
        <table:table-row>
          <table:table-cell table:style-name="Tableau20.A3" office:value-type="string">
            <text:p text:style-name="P18"/>
          </table:table-cell>
          <table:table-cell table:style-name="Tableau20.A3" office:value-type="string">
            <text:p text:style-name="P18"/>
          </table:table-cell>
          <table:table-cell table:style-name="Tableau20.C3" office:value-type="float">
            <text:p text:style-name="P32"/>
          </table:table-cell>
          <table:table-cell table:style-name="Tableau20.A3" office:value-type="string">
            <text:p text:style-name="P19">-</text:p>
          </table:table-cell>
          <table:table-cell table:style-name="Tableau20.E3" office:value-type="string">
            <text:p text:style-name="P18"/>
          </table:table-cell>
        </table:table-row>
        <table:table-row>
          <table:table-cell table:style-name="Tableau20.A3" office:value-type="string">
            <text:p text:style-name="P18"/>
          </table:table-cell>
          <table:table-cell table:style-name="Tableau20.A3" office:value-type="string">
            <text:p text:style-name="P18"/>
          </table:table-cell>
          <table:table-cell table:style-name="Tableau20.C3" office:value-type="float">
            <text:p text:style-name="P32"/>
          </table:table-cell>
          <table:table-cell table:style-name="Tableau20.A3" office:value-type="string">
            <text:p text:style-name="P19">-</text:p>
          </table:table-cell>
          <table:table-cell table:style-name="Tableau20.E3" office:value-type="string">
            <text:p text:style-name="P18"/>
          </table:table-cell>
        </table:table-row>
        <table:table-row>
          <table:table-cell table:style-name="Tableau20.A3" office:value-type="string">
            <text:p text:style-name="P18">QUI_CREE_PARAMETRAGE</text:p>
          </table:table-cell>
          <table:table-cell table:style-name="Tableau20.A3" office:value-type="string">
            <text:p text:style-name="P18">Texte</text:p>
          </table:table-cell>
          <table:table-cell table:style-name="Tableau20.C3" office:value-type="float" office:value="0">
            <text:p text:style-name="P20"><text:a xlink:type="simple" xlink:href="#Structure%20générale%20des%20tables"><text:span text:style-name="T10">0</text:span></text:a></text:p>
          </table:table-cell>
          <table:table-cell table:style-name="Tableau20.C3" office:value-type="float" office:value="50">
            <text:p text:style-name="P19">50</text:p>
          </table:table-cell>
          <table:table-cell table:style-name="Tableau20.E3" office:value-type="string">
            <text:p text:style-name="P18">Nom de l'utilisateur qui crée l'enregistrement</text:p>
          </table:table-cell>
        </table:table-row>
        <table:table-row>
          <table:table-cell table:style-name="Tableau20.A3" office:value-type="string">
            <text:p text:style-name="P18">QUAND_CREE_PARAMETRAGE</text:p>
          </table:table-cell>
          <table:table-cell table:style-name="Tableau20.A3" office:value-type="string">
            <text:p text:style-name="P18">Date</text:p>
          </table:table-cell>
          <table:table-cell table:style-name="Tableau20.C3" office:value-type="float" office:value="0">
            <text:p text:style-name="P20"><text:a xlink:type="simple" xlink:href="#Structure%20générale%20des%20tables"><text:span text:style-name="T10">0</text:span></text:a></text:p>
          </table:table-cell>
          <table:table-cell table:style-name="Tableau20.A3" office:value-type="string">
            <text:p text:style-name="P19">-</text:p>
          </table:table-cell>
          <table:table-cell table:style-name="Tableau20.E3" office:value-type="string">
            <text:p text:style-name="P18">Date de création de l'enregistrement</text:p>
          </table:table-cell>
        </table:table-row>
        <table:table-row>
          <table:table-cell table:style-name="Tableau20.A3" office:value-type="string">
            <text:p text:style-name="P18">QUI_MODIF_PARAMETRAGE</text:p>
          </table:table-cell>
          <table:table-cell table:style-name="Tableau20.A3" office:value-type="string">
            <text:p text:style-name="P18">Texte</text:p>
          </table:table-cell>
          <table:table-cell table:style-name="Tableau20.C3" office:value-type="float" office:value="0">
            <text:p text:style-name="P20"><text:a xlink:type="simple" xlink:href="#Structure%20générale%20des%20tables"><text:span text:style-name="T10">0</text:span></text:a></text:p>
          </table:table-cell>
          <table:table-cell table:style-name="Tableau20.C3" office:value-type="float" office:value="50">
            <text:p text:style-name="P19">50</text:p>
          </table:table-cell>
          <table:table-cell table:style-name="Tableau20.E3" office:value-type="string">
            <text:p text:style-name="P18">Nom du dernier utilisateur qui modifie l'enregistrement</text:p>
          </table:table-cell>
        </table:table-row>
        <table:table-row>
          <table:table-cell table:style-name="Tableau20.A3" office:value-type="string">
            <text:p text:style-name="P18">QUAND_MODIF_PARAMETRAGE</text:p>
          </table:table-cell>
          <table:table-cell table:style-name="Tableau20.A3" office:value-type="string">
            <text:p text:style-name="P18">Date</text:p>
          </table:table-cell>
          <table:table-cell table:style-name="Tableau20.C3" office:value-type="float" office:value="0">
            <text:p text:style-name="P20"><text:a xlink:type="simple" xlink:href="#Structure%20générale%20des%20tables"><text:span text:style-name="T10">0</text:span></text:a></text:p>
          </table:table-cell>
          <table:table-cell table:style-name="Tableau20.A3" office:value-type="string">
            <text:p text:style-name="P19">-</text:p>
          </table:table-cell>
          <table:table-cell table:style-name="Tableau20.E3" office:value-type="string">
            <text:p text:style-name="P18">Dernière date de modification</text:p>
          </table:table-cell>
        </table:table-row>
        <table:table-row>
          <table:table-cell table:style-name="Tableau20.A3" office:value-type="string">
            <text:p text:style-name="P18">VERSION_PARAMETRAGE</text:p>
          </table:table-cell>
          <table:table-cell table:style-name="Tableau20.A3" office:value-type="string">
            <text:p text:style-name="P18">Entier</text:p>
          </table:table-cell>
          <table:table-cell table:style-name="Tableau20.C3" office:value-type="float" office:value="0">
            <text:p text:style-name="P20"><text:a xlink:type="simple" xlink:href="#Structure%20générale%20des%20tables"><text:span text:style-name="T10">0</text:span></text:a></text:p>
          </table:table-cell>
          <table:table-cell table:style-name="Tableau20.C3" office:value-type="float" office:value="50">
            <text:p text:style-name="P19">50</text:p>
          </table:table-cell>
          <table:table-cell table:style-name="Tableau20.E3" office:value-type="string">
            <text:p text:style-name="P18">Numéro de version lors de la dernière modification.</text:p>
          </table:table-cell>
        </table:table-row>
      </table:table>
      <text:p text:style-name="P3"><text:a xlink:type="simple" xlink:href="#légende%20"><text:span text:style-name="T10">Légende</text:span></text:a><text:a xlink:type="simple" xlink:href="#légende%20"><text:span text:style-name="T3"> :</text:span></text:a></text:p>
      <text:p text:style-name="P3"/>
      <text:p text:style-name="P22"><text:span text:style-name="T8">Règles de gestion</text:span> : </text:p>
      <text:list text:style-name="L6">
        <text:list-item>
          <text:p text:style-name="P33"><text:bookmark-start text:name="ID_Parametrage_Gest_Parametrage"/>ID_PARAMETRAGE<text:bookmark-end text:name="ID_Parametrage_Gest_Parametrage"/> : valeur unique, non null.</text:p>
        </text:list-item>
        <text:list-item>
          <text:p text:style-name="P33"/>
        </text:list-item>
        <text:list-item>
          <text:p text:style-name="P35">Pour les autres champs, voir « <text:a xlink:type="simple" xlink:href="#Structure%20générale%20des%20tables">S</text:a><text:a xlink:type="simple" xlink:href="#Structure%20générale%20des%20tables"><text:span text:style-name="T10">tructure générale des tables </text:span></text:a><text:span text:style-name="T22">»</text:span></text:p>
        </text:list-item>
      </text:list>
      <text:p text:style-name="P36"/>
      <text:p text:style-name="P36"/>
      <text:p text:style-name="P82"><text:bookmark-start text:name="Infos diverses"/><text:span text:style-name="T8">Infos diverses</text:span><text:bookmark-end text:name="Infos diverses"/> :</text:p>
      <text:p text:style-name="P37">Toutes les tables modifiées directement par l'utilisateur à travers une fenêtre de saisie (grille ou formulaire) auront un index primaire, et on utilise la table directement. Pour toutes les autres, pas d'index et on utilise une vue.</text:p>
      <text:p text:style-name="P37"/>
      <text:p text:style-name="P37"><text:span text:style-name="T48">Gestion de la suppression</text:span> :</text:p>
      <text:p text:style-name="P37">Si suppression d'un tiers : </text:p>
      <text:list text:style-name="L18">
        <text:list-item>
          <text:p text:style-name="P83">suppression de tous les enregistrements des tables de relation comprenant ce tiers.</text:p>
        </text:list-item>
        <text:list-item>
          <text:p text:style-name="P84">lors de la suppression d'une relation, si l'enregistrement d'une table complémentaire (comme TA_ADRESSE) <text:s/>n'est plus utilisé, le supprimer automatiquement (procédure déclencher par la suppression d'une relation).</text:p>
        </text:list-item>
      </text:list>
      <text:p text:style-name="P37">Si suppression d'un enregistrement complémentaire ou d'un type :</text:p>
      <text:list text:style-name="L18">
        <text:list-item>
          <text:p text:style-name="P83">Si utilisé, ne pas autoriser la suppression.</text:p>
        </text:list-item>
      </text:list>
      <text:p text:style-name="P85"/>
      <text:p text:style-name="P37"><text:span text:style-name="T48">Gestion de la modification</text:span> :</text:p>
      <text:p text:style-name="P37">Si modification d'un tiers (tout sauf l'identifiant):</text:p>
      <text:list text:style-name="L18">
        <text:list-item>
          <text:p text:style-name="P83">rien de particulier.</text:p>
        </text:list-item>
      </text:list>
      <text:p text:style-name="P37">Si modification d'un enregistrement complémentaire ou d'un type (tout sauf l'identifiant):</text:p>
      <text:list text:style-name="L18">
        <text:list-item>
          <text:p text:style-name="P83">Si utilisé, autorisation après message de confirmation.</text:p>
        </text:list-item>
      </text:list>
      <text:p text:style-name="P37"/>
      <text:p text:style-name="P86"><text:span text:style-name="T49">Gestion de l'insertion</text:span> : </text:p>
      <text:p text:style-name="P85">Si insertion d'une infos complémentaire :</text:p>
      <text:list text:style-name="L19">
        <text:list-item>
          <text:p text:style-name="P87">l'objet complémentaire gère la relation avec le demandeur. C'est lui qui s'occupe de poster la relation entre la nouvelle info complémentaire (identifiant) et le demandeur (identifiant). Ce qui implique que le demandeur doit obligatoirement exister (poster).</text:p>
          <text:p text:style-name="P87"/>
        </text:list-item>
      </text:list>
      <text:p text:style-name="P85"/>
      <text:p text:style-name="P85"/>
      <text:p text:style-name="P88"/>
      <text:p text:style-name="P6"><text:bookmark-start text:name="Représentation sur tableau"/>Représentation sur tableau<text:bookmark-end text:name="Représentation sur tableau"/><text:span text:style-name="T11"> :</text:span></text:p>
      <text:p text:style-name="P85"/>
      <table:table table:name="Tableau21" table:style-name="Tableau21">
        <table:table-column table:style-name="Tableau21.A"/>
        <table:table-column table:style-name="Tableau21.B"/>
        <table:table-column table:style-name="Tableau21.C" table:number-columns-repeated="2"/>
        <table:table-column table:style-name="Tableau21.E"/>
        <table:table-header-rows>
          <table:table-row>
            <table:table-cell table:style-name="Tableau21.A1" table:number-columns-spanned="2" office:value-type="string">
              <text:p text:style-name="Table_20_Heading"/>
            </table:table-cell>
            <table:covered-table-cell/>
            <table:table-cell table:style-name="Tableau21.A1" office:value-type="string">
              <text:p text:style-name="Table_20_Heading">Insertion</text:p>
            </table:table-cell>
            <table:table-cell table:style-name="Tableau21.A1" office:value-type="string">
              <text:p text:style-name="Table_20_Heading">Modification</text:p>
              <text:p text:style-name="P89">Modification de l'identifiant = suppression</text:p>
            </table:table-cell>
            <table:table-cell table:style-name="Tableau21.E1" office:value-type="string">
              <text:p text:style-name="Table_20_Heading">Suppression</text:p>
            </table:table-cell>
          </table:table-row>
        </table:table-header-rows>
        <table:table-row>
          <table:table-cell table:style-name="Tableau21.A2" office:value-type="string">
            <text:p text:style-name="P90">Tiers</text:p>
          </table:table-cell>
          <table:table-cell table:number-columns-spanned="4">
            <table:table table:is-sub-table="true">
              <table:table-column table:style-name="Tableau21.A"/>
              <table:table-column table:style-name="Tableau21.C" table:number-columns-repeated="2"/>
              <table:table-column table:style-name="Tableau21.B2.4"/>
              <table:table-row>
                <table:table-cell table:style-name="Tableau21.A2" office:value-type="string">
                  <text:p text:style-name="P91">Hors base</text:p>
                </table:table-cell>
                <table:table-cell table:style-name="Tableau21.B2.2.1" office:value-type="string">
                  <text:p text:style-name="P92"/>
                </table:table-cell>
                <table:table-cell table:style-name="Tableau21.B2.2.1" office:value-type="string">
                  <text:p text:style-name="P93"/>
                </table:table-cell>
                <table:table-cell table:style-name="Tableau21.B2.4.1" office:value-type="string">
                  <text:p text:style-name="Table_20_Contents"><text:s text:c="2"/></text:p>
                </table:table-cell>
              </table:table-row>
              <table:table-row>
                <table:table-cell table:style-name="Tableau21.A2" office:value-type="string">
                  <text:p text:style-name="P91">Base</text:p>
                </table:table-cell>
                <table:table-cell table:style-name="Tableau21.B2.2.1" office:value-type="string">
                  <text:p text:style-name="P92"/>
                </table:table-cell>
                <table:table-cell table:style-name="Tableau21.B2.2.1" office:value-type="string">
                  <text:p text:style-name="P92"/>
                </table:table-cell>
                <table:table-cell table:style-name="Tableau21.B2.4.2" office:value-type="string">
                  <text:p text:style-name="Table_20_Contents">Gère la suppression de l'id <text:s/>partout où il est utilisé. <text:bookmark-start text:name=" cf_Tiers_base_suppression"/><text:a xlink:type="simple" xlink:href="#Tiers  base  Suppression ">cf</text:a><text:bookmark-end text:name=" cf_Tiers_base_suppression"/></text:p>
                </table:table-cell>
              </table:table-row>
            </table:table>
          </table:table-cell>
          <table:covered-table-cell/>
          <table:covered-table-cell/>
          <table:covered-table-cell/>
        </table:table-row>
        <table:table-row>
          <table:table-cell table:style-name="Tableau21.A2" office:value-type="string">
            <text:p text:style-name="P90">Type</text:p>
          </table:table-cell>
          <table:table-cell table:number-columns-spanned="4">
            <table:table table:is-sub-table="true">
              <table:table-column table:style-name="Tableau21.A"/>
              <table:table-column table:style-name="Tableau21.C" table:number-columns-repeated="2"/>
              <table:table-column table:style-name="Tableau21.B2.4"/>
              <table:table-row>
                <table:table-cell table:style-name="Tableau21.A2" office:value-type="string">
                  <text:p text:style-name="P91">Hors base</text:p>
                </table:table-cell>
                <table:table-cell table:style-name="Tableau21.B2.2.1" office:value-type="string">
                  <text:p text:style-name="P94"/>
                </table:table-cell>
                <table:table-cell table:style-name="Tableau21.B3.3.1" office:value-type="string">
                  <text:p text:style-name="Table_20_Contents">Vérifie si utilisé dans quel cas demande confirmation de la modification. <text:bookmark-start text:name="cf_Type_HB_Modification"/><text:a xlink:type="simple" xlink:href="#Type  Hors base  modification">cf</text:a><text:bookmark-end text:name="cf_Type_HB_Modification"/></text:p>
                </table:table-cell>
                <table:table-cell table:style-name="Tableau21.B2.4.2" office:value-type="string">
                  <text:p text:style-name="Table_20_Contents">Vérifie si utilisé dans quel cas refuse la suppression. <text:bookmark-start text:name="cf_Type_HB_suppresstion"/><text:a xlink:type="simple" xlink:href="#Type  Hors base  suppression">cf</text:a><text:bookmark-end text:name="cf_Type_HB_suppresstion"/></text:p>
                </table:table-cell>
              </table:table-row>
              <table:table-row>
                <table:table-cell table:style-name="Tableau21.A2" office:value-type="string">
                  <text:p text:style-name="P91">Base</text:p>
                </table:table-cell>
                <table:table-cell table:style-name="Tableau21.B2.2.1" office:value-type="string">
                  <text:p text:style-name="P94"/>
                </table:table-cell>
                <table:table-cell table:style-name="Tableau21.B2.2.1" office:value-type="string">
                  <text:p text:style-name="P94"/>
                </table:table-cell>
                <table:table-cell table:style-name="Tableau21.B2.4.2" office:value-type="string">
                  <text:p text:style-name="Table_20_Contents">Gère la suppression de l'id <text:s/>partout où il est utilisé. <text:bookmark-start text:name="cf_Type_Base_suppression"/><text:a xlink:type="simple" xlink:href="#Type  base  suppression">cf</text:a><text:bookmark-end text:name="cf_Type_Base_suppression"/></text:p>
                </table:table-cell>
              </table:table-row>
            </table:table>
          </table:table-cell>
          <table:covered-table-cell/>
          <table:covered-table-cell/>
          <table:covered-table-cell/>
        </table:table-row>
        <table:table-row table:style-name="Tableau21.4">
          <table:table-cell table:style-name="Tableau21.A2" office:value-type="string">
            <text:p text:style-name="P90">Complémentaire</text:p>
          </table:table-cell>
          <table:table-cell table:number-columns-spanned="4">
            <table:table table:is-sub-table="true">
              <table:table-column table:style-name="Tableau21.A"/>
              <table:table-column table:style-name="Tableau21.C" table:number-columns-repeated="2"/>
              <table:table-column table:style-name="Tableau21.B2.4"/>
              <table:table-row table:style-name="Tableau21.4">
                <table:table-cell table:style-name="Tableau21.A2" office:value-type="string">
                  <text:p text:style-name="P91">Hors base</text:p>
                </table:table-cell>
                <table:table-cell table:style-name="Tableau21.B3.3.1" office:value-type="string">
                  <text:p text:style-name="Table_20_Contents">Gère l'insertion d'une nouvelle relation avec le demandeur. <text:bookmark-start text:name="cf_Comp_hb_Insertion"/><text:a xlink:type="simple" xlink:href="#Compl  Hors base  insertion">cf</text:a><text:bookmark-end text:name="cf_Comp_hb_Insertion"/></text:p>
                </table:table-cell>
                <table:table-cell table:style-name="Tableau21.B3.3.1" office:value-type="string">
                  <text:p text:style-name="Table_20_Contents">Vérifie si utilisé dans quel cas demande confirmation de la modification. <text:bookmark-start text:name="cf_Comp_hb_modification"/><text:a xlink:type="simple" xlink:href="#Compl  Hors base  modification">cf</text:a><text:bookmark-end text:name="cf_Comp_hb_modification"/></text:p>
                </table:table-cell>
                <table:table-cell table:style-name="Tableau21.B2.4.2" office:value-type="string">
                  <text:p text:style-name="Table_20_Contents">Vérifie si utilisé dans quel cas refuse la suppression. <text:bookmark-start text:name="cf_Comp_hb_suppression"/><text:a xlink:type="simple" xlink:href="#Compl  Hors base  suppression">cf</text:a><text:bookmark-end text:name="cf_Comp_hb_suppression"/></text:p>
                </table:table-cell>
              </table:table-row>
              <table:table-row table:style-name="Tableau21.B4.2">
                <table:table-cell table:style-name="Tableau21.A2" office:value-type="string">
                  <text:p text:style-name="P91">Base</text:p>
                </table:table-cell>
                <table:table-cell table:style-name="Tableau21.B3.3.1" office:value-type="string">
                  <text:p text:style-name="P95"><text:span text:style-name="T50">Remarque</text:span> : si la procédure d'insertion d'une info complémentaire n'arrive pas à terme, risque d'enregistrement orphelin !!!</text:p>
                </table:table-cell>
                <table:table-cell table:style-name="Tableau21.B2.2.1" office:value-type="string">
                  <text:p text:style-name="P94"/>
                </table:table-cell>
                <table:table-cell table:style-name="Tableau21.B2.4.2" office:value-type="string">
                  <text:p text:style-name="Table_20_Contents">Gère la suppression de l'id <text:s/>partout où il est utilisé. <text:bookmark-start text:name="cf_Comp_base_suppression"/><text:a xlink:type="simple" xlink:href="#Compl  base  suppression">cf</text:a><text:bookmark-end text:name="cf_Comp_base_suppression"/></text:p>
                </table:table-cell>
              </table:table-row>
            </table:table>
          </table:table-cell>
          <table:covered-table-cell/>
          <table:covered-table-cell/>
          <table:covered-table-cell/>
        </table:table-row>
        <table:table-row>
          <table:table-cell table:style-name="Tableau21.A2" office:value-type="string">
            <text:p text:style-name="P90">Relation</text:p>
          </table:table-cell>
          <table:table-cell table:number-columns-spanned="4">
            <table:table table:is-sub-table="true">
              <table:table-column table:style-name="Tableau21.A"/>
              <table:table-column table:style-name="Tableau21.C" table:number-columns-repeated="2"/>
              <table:table-column table:style-name="Tableau21.B2.4"/>
              <table:table-row>
                <table:table-cell table:style-name="Tableau21.A2" office:value-type="string">
                  <text:p text:style-name="P91">Hors base</text:p>
                </table:table-cell>
                <table:table-cell table:style-name="Tableau21.B2.2.1" office:value-type="string">
                  <text:p text:style-name="P94"/>
                </table:table-cell>
                <table:table-cell table:style-name="Tableau21.B2.2.1" office:value-type="string">
                  <text:p text:style-name="P94"/>
                </table:table-cell>
                <table:table-cell table:style-name="Tableau21.B5.4.1" office:value-type="string">
                  <text:p text:style-name="P95"/>
                </table:table-cell>
              </table:table-row>
              <table:table-row>
                <table:table-cell table:style-name="Tableau21.A2" office:value-type="string">
                  <text:p text:style-name="P91">Base</text:p>
                </table:table-cell>
                <table:table-cell table:style-name="Tableau21.B2.2.1" office:value-type="string">
                  <text:p text:style-name="P94"/>
                </table:table-cell>
                <table:table-cell table:style-name="Tableau21.B2.2.1" office:value-type="string">
                  <text:p text:style-name="P94"/>
                </table:table-cell>
                <table:table-cell table:style-name="Tableau21.B2.4.2" office:value-type="string">
                  <text:p text:style-name="P95">- Gère la suppression de l'id <text:s/>partout où il est utilisé. <text:bookmark-start text:name="cf_relation_base_suppression_1"/><text:a xlink:type="simple" xlink:href="#Relation  base  suppression 1ère partie">cf</text:a><text:bookmark-end text:name="cf_relation_base_suppression_1"/></text:p>
                  <text:p text:style-name="Table_20_Contents">- Déclenche la procedure de suppression de <text:s/>l'enregistrement complémentaire s'il n'est plus utilisé. <text:bookmark-start text:name="cf_relation_base_suppression_2"/><text:a xlink:type="simple" xlink:href="#Relation  base  suppression 2ième partie">cf</text:a><text:bookmark-end text:name="cf_relation_base_suppression_2"/></text:p>
                </table:table-cell>
              </table:table-row>
            </table:table>
          </table:table-cell>
          <table:covered-table-cell/>
          <table:covered-table-cell/>
          <table:covered-table-cell/>
        </table:table-row>
      </table:table>
      <text:p text:style-name="P85"/>
      <text:p text:style-name="P6">Tables concernées :</text:p>
      <text:p text:style-name="P37"><text:bookmark-start text:name="Tiers  base  Suppression "/><text:a xlink:type="simple" xlink:href="# cf_Tiers_base_suppression">Tiers / base / Suppression</text:a> <text:bookmark-end text:name="Tiers  base  Suppression "/>: </text:p>
      <text:list text:style-name="L20">
        <text:list-item>
          <text:p text:style-name="P96">TA_TIERS</text:p>
        </text:list-item>
      </text:list>
      <text:p text:style-name="P37"><text:bookmark-start text:name="Type  Hors base  modification"/><text:a xlink:type="simple" xlink:href="#cf_Type_HB_Modification">Type / Hors base / modification</text:a><text:bookmark-end text:name="Type  Hors base  modification"/> : </text:p>
      <text:list text:style-name="L21">
        <text:list-item>
          <text:p text:style-name="P97">TA_T_CIVILITE</text:p>
        </text:list-item>
        <text:list-item>
          <text:p text:style-name="P97">TA_T_TIERS</text:p>
        </text:list-item>
        <text:list-item>
          <text:p text:style-name="P97">TA_T_ENTITE</text:p>
        </text:list-item>
      </text:list>
      <text:p text:style-name="P37"><text:bookmark-start text:name="Type  Hors base  suppression"/><text:a xlink:type="simple" xlink:href="#cf_Type_HB_suppresstion">Type / Hors base / suppression</text:a><text:bookmark-end text:name="Type  Hors base  suppression"/><text:a xlink:type="simple" xlink:href="#cf_Type_HB_suppresstion"> </text:a>: </text:p>
      <text:list text:style-name="L22">
        <text:list-item>
          <text:p text:style-name="P98">TA_T_CIVILITE</text:p>
        </text:list-item>
        <text:list-item>
          <text:p text:style-name="P98">TA_T_TIERS</text:p>
        </text:list-item>
        <text:list-item>
          <text:p text:style-name="P98">TA_T_ENTITE</text:p>
        </text:list-item>
      </text:list>
      <text:p text:style-name="P37"><text:bookmark-start text:name="Type  base  suppression"/><text:a xlink:type="simple" xlink:href="#cf_Type_Base_suppression">Type / base / suppression</text:a><text:bookmark-end text:name="Type  base  suppression"/><text:a xlink:type="simple" xlink:href="#cf_Type_Base_suppression"> </text:a>: </text:p>
      <text:list text:style-name="L23">
        <text:list-item>
          <text:p text:style-name="P99">TA_T_CIVILITE</text:p>
        </text:list-item>
        <text:list-item>
          <text:p text:style-name="P99">TA_T_TIERS</text:p>
        </text:list-item>
        <text:list-item>
          <text:p text:style-name="P99">TA_T_ENTITE</text:p>
        </text:list-item>
        <text:list-item>
          <text:p text:style-name="P99">TA_COMMENTAIRE</text:p>
        </text:list-item>
        <text:list-item>
          <text:p text:style-name="P99">TA_BANQUE</text:p>
        </text:list-item>
        <text:list-item>
          <text:p text:style-name="P99">TA_T_TEL</text:p>
        </text:list-item>
        <text:list-item>
          <text:p text:style-name="P99">TA_T_ADR</text:p>
        </text:list-item>
      </text:list>
      <text:p text:style-name="P37"><text:bookmark-start text:name="Compl  Hors base  insertion"/><text:a xlink:type="simple" xlink:href="#cf_Comp_hb_Insertion">Compl / Hors base / insertion</text:a><text:bookmark-end text:name="Compl  Hors base  insertion"/><text:a xlink:type="simple" xlink:href="#cf_Comp_hb_Insertion"> </text:a>: </text:p>
      <text:list text:style-name="L24">
        <text:list-item>
          <text:p text:style-name="P100">TA_ADRESSE</text:p>
        </text:list-item>
        <text:list-item>
          <text:p text:style-name="P100">TA_TELEPHONE</text:p>
        </text:list-item>
        <text:list-item>
          <text:p text:style-name="P100">TA_EMAIL</text:p>
        </text:list-item>
        <text:list-item>
          <text:p text:style-name="P100">TA_WEB</text:p>
        </text:list-item>
      </text:list>
      <text:p text:style-name="P37"><text:bookmark-start text:name="Compl  Hors base  modification"/><text:a xlink:type="simple" xlink:href="#cf_Comp_hb_modification">Compl / Hors base / modification</text:a><text:bookmark-end text:name="Compl  Hors base  modification"/> : </text:p>
      <text:list text:style-name="L25">
        <text:list-item>
          <text:p text:style-name="P101">TA_ADRESSE</text:p>
        </text:list-item>
        <text:list-item>
          <text:p text:style-name="P101">TA_TELEPHONE</text:p>
        </text:list-item>
        <text:list-item>
          <text:p text:style-name="P101">TA_EMAIL</text:p>
        </text:list-item>
        <text:list-item>
          <text:p text:style-name="P101">TA_WEB</text:p>
        </text:list-item>
      </text:list>
      <text:p text:style-name="P37"><text:bookmark-start text:name="Compl  Hors base  suppression"/><text:a xlink:type="simple" xlink:href="#cf_Comp_hb_suppression">Compl / Hors base / suppression</text:a><text:bookmark-end text:name="Compl  Hors base  suppression"/> :</text:p>
      <text:list text:style-name="L26">
        <text:list-item>
          <text:p text:style-name="P102">TA_ADRESSE</text:p>
        </text:list-item>
        <text:list-item>
          <text:p text:style-name="P102">TA_TELEPHONE</text:p>
        </text:list-item>
        <text:list-item>
          <text:p text:style-name="P102">TA_EMAIL</text:p>
        </text:list-item>
        <text:list-item>
          <text:p text:style-name="P102">TA_WEB</text:p>
        </text:list-item>
      </text:list>
      <text:p text:style-name="P37"><text:bookmark-start text:name="Compl  base  suppression"/><text:a xlink:type="simple" xlink:href="#cf_Comp_base_suppression">Compl / base / suppression</text:a><text:bookmark-end text:name="Compl  base  suppression"/> :</text:p>
      <text:list text:style-name="L27">
        <text:list-item>
          <text:p text:style-name="P103">TA_ADRESSE</text:p>
        </text:list-item>
        <text:list-item>
          <text:p text:style-name="P103">TA_TELEPHONE</text:p>
        </text:list-item>
        <text:list-item>
          <text:p text:style-name="P103">TA_EMAIL</text:p>
        </text:list-item>
        <text:list-item>
          <text:p text:style-name="P103">TA_WEB</text:p>
        </text:list-item>
      </text:list>
      <text:p text:style-name="P37"><text:bookmark-start text:name="Relation  base  suppression 1ère partie"/><text:a xlink:type="simple" xlink:href="#cf_relation_base_suppression_1">Relation / base / suppression 1ère partie</text:a><text:bookmark-end text:name="Relation  base  suppression 1ère partie"/> :</text:p>
      <text:list text:style-name="L28">
        <text:list-item>
          <text:p text:style-name="P104"><text:span text:style-name="T47">TA</text:span>_R_TEL</text:p>
        </text:list-item>
        <text:list-item>
          <text:p text:style-name="P105">TA_R_ADR</text:p>
        </text:list-item>
      </text:list>
      <text:p text:style-name="P37"><text:bookmark-start text:name="Relation  base  suppression 2ième partie"/><text:a xlink:type="simple" xlink:href="#cf_relation_base_suppression_2">Relation / base / suppression 2ième partie</text:a><text:bookmark-end text:name="Relation  base  suppression 2ième partie"/> :</text:p>
      <text:list text:style-name="L29">
        <text:list-item>
          <text:p text:style-name="P106">TA_R_ADR</text:p>
        </text:list-item>
        <text:list-item>
          <text:p text:style-name="P106">TA_R_EMAIL</text:p>
        </text:list-item>
        <text:list-item>
          <text:p text:style-name="P106">TA_R_WEB</text:p>
        </text:list-item>
        <text:list-item>
          <text:p text:style-name="P106">TA_R_TEL</text:p>
        </text:list-item>
      </text:list>
      <text:p text:style-name="P37"><text:a xlink:type="simple" xlink:href="#cf_relation_base_suppression_2"><text:span text:style-name="T51"/></text:a></text:p>
      <text:p text:style-name="P82"/>
      <text:p text:style-name="P107"><text:bookmark-start text:name="En cours et à faire"/>En cours et à faire<text:bookmark-end text:name="En cours et à faire"/><text:span text:style-name="T13"> : </text:span></text:p>
      <text:list text:style-name="L30">
        <text:list-item>
          <text:p text:style-name="P108">Créer une procédure Empty à la place de la constante <text:s/>C_STR_VIDE, car une zone vide peut comporter des espaces.</text:p>
        </text:list-item>
        <text:list-item>
          <text:p text:style-name="P108">Voir le problème de récupération du « F2 » sur la grille.</text:p>
        </text:list-item>
      </text:list>
      <text:p text:style-name="P109"><text:span text:style-name="T15">Sur les zones de saisie individuelles, les touches suivantes entrâinent</text:span> :</text:p>
      <text:list text:style-name="L31">
        <text:list-item>
          <text:p text:style-name="P110">« Entree » = validation et passage à la zone suivante.</text:p>
        </text:list-item>
        <text:list-item>
          <text:p text:style-name="P110">« flèche haut et flèche bas » = « entree »</text:p>
        </text:list-item>
        <text:list-item>
          <text:p text:style-name="P110">« flèches droite ou gauche » = si en edition, passage au caractère suivant ou précédant, sinon passage à la zone suivante.</text:p>
        </text:list-item>
      </text:list>
      <text:p text:style-name="P109"><text:s/></text:p>
      <text:p text:style-name="P109"><text:span text:style-name="T15">Sur les grilles de saisie</text:span> : </text:p>
      <text:list text:style-name="L32">
        <text:list-item>
          <text:p text:style-name="P111">« entree » = validation de la colonne et passage à la suivante, si dernière colonne, validation de la ligne et passage à la ligne suivante.</text:p>
        </text:list-item>
        <text:list-item>
          <text:p text:style-name="P111"/>
        </text:list-item>
      </text:list>
      <text:p text:style-name="P109"/>
      <text:p text:style-name="P109">Sur «ActionAnnuler» ou «ActionFermer », ne pas faire de vérification de sortie de zone de saisie, la vérification générale doit se faire que s'il y a demande d'enregistrement des modifications en cours.</text:p>
      <text:p text:style-name="P109"/>
      <text:p text:style-name="P109">Sur fermeture avec la « X », déclencher <text:span text:style-name="T15">« ActionFermer »</text:span> </text:p>
      <text:p text:style-name="P109"/>
      <text:p text:style-name="P109"><text:s/><text:span text:style-name="T9">TA_C_PAIEMENT : </text:span><text:a xlink:type="simple" xlink:href="../../../../../../../../Documents%20and%20Settings/isa/Mes%20documents/Description%20Gestion%20Commerciale/Description%20des%20factures.odt#ID_C_PAIEMENT_Tab"><text:span text:style-name="T24">ID_C_PAIEMENT</text:span></text:a> : <text:span text:style-name="T52">A traiter dans les triggers lors de la suppression d'un tiers</text:span></text:p>
      <text:p text:style-name="P109"/>
      <text:list text:style-name="L33">
        <text:list-item>
          <text:p text:style-name="P112">Rentrer en modification <text:span text:style-name="T15">automatiquement</text:span></text:p>
        </text:list-item>
        <text:list-item>
          <text:p text:style-name="P112">Si <text:span text:style-name="T9">F8</text:span> sur une zone modifiable, alors rester sur cette zone</text:p>
        </text:list-item>
        <text:list-item>
          <text:p text:style-name="P112"/>
        </text:list-item>
      </text:list>
      <text:p text:style-name="P113"/>
      <text:p text:style-name="P114"><text:bookmark-start text:name="Description des écrans  "/><text:span text:style-name="T9">Description des écrans</text:span><text:span text:style-name="T16"> </text:span><text:span text:style-name="T13">: </text:span><text:bookmark-end text:name="Description des écrans  "/></text:p>
      <text:p text:style-name="Standard"/>
      <text:p text:style-name="P4"/>
      <text:p text:style-name="Standard"/>
      <text:p text:style-name="Standard"/>
      <text:p text:style-name="Standard"><text:bookmark-start text:name="Principes de base"/><text:span text:style-name="T15">Principes de base</text:span><text:bookmark-end text:name="Principes de base"/> : </text:p>
      <text:list text:style-name="L34">
        <text:list-item>
          <text:p text:style-name="P115">Modifier = Passer en modification (editrow).</text:p>
        </text:list-item>
        <text:list-item>
          <text:p text:style-name="P115">Inserer = Passer en insertion.</text:p>
        </text:list-item>
        <text:list-item>
          <text:p text:style-name="P115">Enregistrer = Enregistrer une insertion ou une modification en cours.</text:p>
        </text:list-item>
        <text:list-item>
          <text:p text:style-name="P115">Supprimer = supprimer un enregistrement.</text:p>
        </text:list-item>
        <text:list-item>
          <text:p text:style-name="P115">Quand on change d'enregistrement dans la grille (s'il y a une grille + formulaire), déclencher l'enregistrement des modifs en cours, puis récupérer l'enregistrement nouvellement sélectionné.</text:p>
        </text:list-item>
        <text:list-item>
          <text:p text:style-name="P115">Si echap ou fermer, pas de contrôle de sortie de champs(juste contrôles d'annulation ou de sortie de fenêtre)</text:p>
        </text:list-item>
        <text:list-item>
          <text:p text:style-name="P115">avant enregistrement complet, reverifier tous les champs 1 par 1.</text:p>
        </text:list-item>
        <text:list-item>
          <text:p text:style-name="P115">faire une fonction d'affichage pour tous les écrans afin de pouvoir piloter l'écran de l'exterieur et ainsi pouvoir :</text:p>
        </text:list-item>
      </text:list>
      <text:p text:style-name="Standard"><text:tab/>- choisir le type d'affichage (modal ou non),</text:p>
      <text:list text:style-name="L34">
        <text:list-header>
          <text:p text:style-name="P115">- choisir la taille de l'écran,</text:p>
          <text:p text:style-name="P115">- l'enregistrement courant (un filtrage particulier du dataset ou un simple positionnement),</text:p>
        </text:list-header>
        <text:list-item>
          <text:p text:style-name="P115"/>
          <text:p text:style-name="P115"/>
        </text:list-item>
      </text:list>
      <text:p text:style-name="P4"/>
      <text:p text:style-name="Standard"/>
      <text:p text:style-name="P8"><text:bookmark-start text:name="Ecrans faits"/>Ecrans faits<text:bookmark-end text:name="Ecrans fai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1" style:font-size-asian="14pt" style:font-name-complex="Tahoma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re_20_Table" style:display-name="Titre Table" style:family="paragraph"/>
    <style:style style:name="Table_20_Titre" style:display-name="Table Titre" style:family="paragraph" style:parent-style-name="Standard" style:auto-update="true" style:class="text">
      <style:text-properties fo:font-variant="normal" fo:text-transform="none" fo:font-weight="bold"/>
    </style:style>
    <style:style style:name="Footnote_20_Symbol" style:display-name="Footnote Symbol" style:family="text"/>
    <style:style style:name="Bullet_20_Symbols" style:display-name="Bullet Symbols" style:family="text">
      <style:text-properties fo:font-variant="normal" fo:text-transform="none" fo:color="#000000" style:font-name="StarSymbol" fo:font-size="9pt" style:text-underline-style="none"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ab-stops>
          <style:tab-stop style:position="6.985cm"/>
          <style:tab-stop style:position="16.999cm" style:type="right"/>
        </style:tab-stops>
      </style:paragraph-properties>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GESTION COMMERCIALE<text:tab/><text:a xlink:type="simple" xlink:href="#Sommaire">Sommaire</text:a></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ISA AYE</meta:initial-creator>
    <meta:creation-date>2005-08-18T09:39:33</meta:creation-date>
    <dc:creator>isa A</dc:creator>
    <dc:date>2006-01-27T12:49:44</dc:date>
    <meta:print-date>2005-10-12T12:44:36</meta:print-date>
    <dc:language>fr-FR</dc:language>
    <meta:editing-cycles>405</meta:editing-cycles>
    <meta:editing-duration>P4DT0H18M59S</meta:editing-duration>
    <meta:user-defined meta:name="Info 1"/>
    <meta:user-defined meta:name="Info 2"/>
    <meta:user-defined meta:name="Info 3"/>
    <meta:user-defined meta:name="Info 4"/>
    <meta:document-statistic meta:table-count="22" meta:image-count="0" meta:object-count="0" meta:page-count="22" meta:paragraph-count="1443" meta:word-count="5433" meta:character-count="32255"/>
  </office:meta>
</office:document-meta>
</file>